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ahoma" svg:font-family="Tahoma" style:font-family-generic="system" style:font-pitch="variable"/>
  </office:font-face-decls>
  <office:automatic-styles>
    <style:style style:name="Table1" style:family="table">
      <style:table-properties style:width="14.005cm" table:align="left"/>
    </style:style>
    <style:style style:name="Table1.A" style:family="table-column">
      <style:table-column-properties style:column-width="14.005cm"/>
    </style:style>
    <style:style style:name="Table1.A1" style:family="table-cell">
      <style:table-cell-properties style:vertical-align="middle" fo:padding-left="0.049cm" fo:padding-right="0cm" fo:padding-top="0.049cm" fo:padding-bottom="0.049cm" fo:border-left="0.05pt solid #dfdfdf" fo:border-right="none" fo:border-top="0.05pt solid #dfdfdf" fo:border-bottom="0.05pt solid #dfdfdf"/>
    </style:style>
    <style:style style:name="Table2" style:family="table">
      <style:table-properties style:width="14.005cm" table:align="left"/>
    </style:style>
    <style:style style:name="Table2.A" style:family="table-column">
      <style:table-column-properties style:column-width="14.005cm"/>
    </style:style>
    <style:style style:name="Table2.A1" style:family="table-cell">
      <style:table-cell-properties style:vertical-align="middle" fo:padding-left="0.049cm" fo:padding-right="0cm" fo:padding-top="0.049cm" fo:padding-bottom="0.049cm" fo:border-left="0.05pt solid #dfdfdf" fo:border-right="none" fo:border-top="0.05pt solid #dfdfdf" fo:border-bottom="0.05pt solid #dfdfdf"/>
    </style:style>
    <style:style style:name="Table3" style:family="table">
      <style:table-properties style:width="14.513cm" table:align="left"/>
    </style:style>
    <style:style style:name="Table3.A" style:family="table-column">
      <style:table-column-properties style:column-width="14.513cm"/>
    </style:style>
    <style:style style:name="Table3.A1" style:family="table-cell">
      <style:table-cell-properties style:vertical-align="middle" fo:padding-left="0.049cm" fo:padding-right="0cm" fo:padding-top="0.049cm" fo:padding-bottom="0.049cm" fo:border-left="0.05pt solid #dfdfdf" fo:border-right="none" fo:border-top="0.05pt solid #dfdfdf" fo:border-bottom="0.05pt solid #dfdfdf"/>
    </style:style>
    <style:style style:name="Table4" style:family="table">
      <style:table-properties style:width="15.275cm" table:align="left"/>
    </style:style>
    <style:style style:name="Table4.A" style:family="table-column">
      <style:table-column-properties style:column-width="15.275cm"/>
    </style:style>
    <style:style style:name="Table4.A1" style:family="table-cell">
      <style:table-cell-properties style:vertical-align="middle" fo:padding-left="0.049cm" fo:padding-right="0cm" fo:padding-top="0.049cm" fo:padding-bottom="0.049cm" fo:border-left="0.05pt solid #dfdfdf" fo:border-right="none" fo:border-top="0.05pt solid #dfdfdf" fo:border-bottom="0.05pt solid #dfdfdf"/>
    </style:style>
    <style:style style:name="P1" style:family="paragraph" style:parent-style-name="Heading_20_1">
      <style:paragraph-properties fo:margin-left="0cm" fo:margin-right="0cm" fo:text-indent="0cm" style:auto-text-indent="false" fo:padding="0cm" fo:border="none"/>
      <style:text-properties loext:padding="0cm" loext:border="none"/>
    </style:style>
    <style:style style:name="P2" style:family="paragraph" style:parent-style-name="Heading_20_2" style:list-style-name="L3">
      <style:paragraph-properties fo:margin-left="0cm" fo:margin-right="0cm" fo:text-indent="0cm" style:auto-text-indent="false" fo:padding="0cm" fo:border="none"/>
      <style:text-properties loext:padding-left="0cm" loext:padding-right="0cm" loext:padding-top="0cm" loext:padding-bottom="0.397cm" loext:border-left="none" loext:border-right="none" loext:border-top="none" loext:border-bottom="0.06pt solid #9e9e9e"/>
    </style:style>
    <style:style style:name="P3" style:family="paragraph" style:parent-style-name="Heading_20_2" style:list-style-name="L5">
      <style:paragraph-properties fo:margin-left="0cm" fo:margin-right="0cm" fo:text-indent="0cm" style:auto-text-indent="false" fo:padding-left="0cm" fo:padding-right="0cm" fo:padding-top="0cm" fo:padding-bottom="0.344cm" fo:border-left="none" fo:border-right="none" fo:border-top="none" fo:border-bottom="0.06pt solid #000000"/>
      <style:text-properties loext:padding="0cm" loext:border="none"/>
    </style:style>
    <style:style style:name="P4" style:family="paragraph" style:parent-style-name="Heading_20_2" style:list-style-name="L6">
      <style:paragraph-properties fo:margin-left="0cm" fo:margin-right="0cm" fo:text-indent="0cm" style:auto-text-indent="false" fo:padding-left="0cm" fo:padding-right="0cm" fo:padding-top="0cm" fo:padding-bottom="0.344cm" fo:border-left="none" fo:border-right="none" fo:border-top="none" fo:border-bottom="0.06pt solid #000000"/>
      <style:text-properties loext:padding="0cm" loext:border="none"/>
    </style:style>
    <style:style style:name="P5" style:family="paragraph" style:parent-style-name="Heading_20_2">
      <style:paragraph-properties fo:margin-left="0cm" fo:margin-right="0cm" fo:text-indent="0cm" style:auto-text-indent="false" fo:padding="0cm" fo:border="none"/>
      <style:text-properties loext:padding="0cm" loext:border="none"/>
    </style:style>
    <style:style style:name="P6" style:family="paragraph" style:parent-style-name="Heading_20_2">
      <style:paragraph-properties fo:margin-left="0cm" fo:margin-right="0cm" fo:text-indent="0cm" style:auto-text-indent="false" fo:padding="0cm" fo:border="none"/>
    </style:style>
    <style:style style:name="P7" style:family="paragraph" style:parent-style-name="Preformatted_20_Text">
      <style:paragraph-properties fo:margin-left="0cm" fo:margin-right="0cm" fo:text-indent="0cm" style:auto-text-indent="false" fo:padding="0cm" fo:border="none"/>
      <style:text-properties loext:padding="0cm" loext:border="none"/>
    </style:style>
    <style:style style:name="P8" style:family="paragraph" style:parent-style-name="Preformatted_20_Text">
      <style:paragraph-properties fo:margin-top="0cm" fo:margin-bottom="0.499cm" style:contextual-spacing="false" fo:padding="0cm" fo:border="none"/>
      <style:text-properties loext:padding="0cm" loext:border="none"/>
    </style:style>
    <style:style style:name="P9" style:family="paragraph" style:parent-style-name="Preformatted_20_Text">
      <style:paragraph-properties fo:padding="0cm" fo:border="none"/>
      <style:text-properties loext:padding="0cm" loext:border="none"/>
    </style:style>
    <style:style style:name="P10" style:family="paragraph" style:parent-style-name="Quotations">
      <style:paragraph-properties fo:margin-left="1cm" fo:margin-right="1cm" fo:text-indent="0cm" style:auto-text-indent="false" fo:padding="0cm" fo:border="none"/>
    </style:style>
    <style:style style:name="P11" style:family="paragraph" style:parent-style-name="Quotations">
      <style:paragraph-properties fo:margin-left="1cm" fo:margin-right="1cm" fo:text-indent="0cm" style:auto-text-indent="false" fo:padding="0cm" fo:border="none"/>
      <style:text-properties loext:padding="0cm" loext:border="none"/>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0cm" fo:margin-right="0cm" fo:margin-top="0cm" fo:margin-bottom="0.499cm" style:contextual-spacing="false" fo:text-indent="0cm" style:auto-text-indent="false"/>
      <style:text-properties loext:padding="0cm" loext:border="none"/>
    </style:style>
    <style:style style:name="P14" style:family="paragraph" style:parent-style-name="Table_20_Contents">
      <style:paragraph-properties fo:margin-left="0cm" fo:margin-right="0cm" fo:margin-top="0cm" fo:margin-bottom="0cm" style:contextual-spacing="false" fo:text-indent="0cm" style:auto-text-indent="false"/>
    </style:style>
    <style:style style:name="P15" style:family="paragraph" style:parent-style-name="Table_20_Contents">
      <style:paragraph-properties fo:margin-left="0cm" fo:margin-right="0cm" fo:margin-top="0cm" fo:margin-bottom="0cm" style:contextual-spacing="false" fo:text-indent="0cm" style:auto-text-indent="false"/>
      <style:text-properties loext:padding="0cm" loext:border="none"/>
    </style:style>
    <style:style style:name="P16" style:family="paragraph" style:parent-style-name="Text_20_body" style:list-style-name="L1">
      <style:paragraph-properties fo:margin-left="0cm" fo:margin-right="0cm" fo:margin-top="0cm" fo:margin-bottom="0cm" style:contextual-spacing="false" fo:text-indent="0cm" style:auto-text-indent="false" fo:padding="0cm" fo:border="none"/>
      <style:text-properties loext:padding="0cm" loext:border="none"/>
    </style:style>
    <style:style style:name="P17" style:family="paragraph" style:parent-style-name="Text_20_body" style:list-style-name="L1">
      <style:paragraph-properties fo:margin-left="1.191cm" fo:margin-right="0cm" fo:margin-top="0cm" fo:margin-bottom="0cm" style:contextual-spacing="false" fo:text-indent="0cm" style:auto-text-indent="false" fo:padding="0cm" fo:border="none"/>
      <style:text-properties loext:padding="0cm" loext:border="none"/>
    </style:style>
    <style:style style:name="P18" style:family="paragraph" style:parent-style-name="Text_20_body" style:list-style-name="L1">
      <style:paragraph-properties fo:margin-left="1.191cm" fo:margin-right="0cm" fo:text-indent="0cm" style:auto-text-indent="false" fo:padding="0cm" fo:border="none"/>
      <style:text-properties loext:padding="0cm" loext:border="none"/>
    </style:style>
    <style:style style:name="P19" style:family="paragraph" style:parent-style-name="Text_20_body">
      <style:paragraph-properties fo:margin-left="0cm" fo:margin-right="0cm" fo:margin-top="0cm" fo:margin-bottom="0cm" style:contextual-spacing="false" fo:text-indent="0cm" style:auto-text-indent="false"/>
      <style:text-properties loext:padding="0cm" loext:border="none"/>
    </style:style>
    <style:style style:name="P20" style:family="paragraph" style:parent-style-name="Text_20_body">
      <style:paragraph-properties fo:margin-left="0cm" fo:margin-right="0cm" fo:text-indent="0cm" style:auto-text-indent="false"/>
      <style:text-properties loext:padding="0cm" loext:border="none"/>
    </style:style>
    <style:style style:name="P21" style:family="paragraph" style:parent-style-name="Text_20_body">
      <style:paragraph-properties fo:margin-left="0cm" fo:margin-right="0cm" fo:text-indent="0cm" style:auto-text-indent="false" fo:padding="0cm" fo:border="none"/>
      <style:text-properties loext:padding="0cm" loext:border="none"/>
    </style:style>
    <style:style style:name="P22" style:family="paragraph" style:parent-style-name="Text_20_body">
      <style:paragraph-properties fo:margin-left="0.476cm" fo:margin-right="0cm" fo:margin-top="0cm" fo:margin-bottom="0cm" style:contextual-spacing="false" fo:text-indent="0cm" style:auto-text-indent="false"/>
      <style:text-properties loext:padding="0cm" loext:border="none"/>
    </style:style>
    <style:style style:name="P23" style:family="paragraph" style:parent-style-name="Text_20_body">
      <style:paragraph-properties fo:margin-left="0.265cm" fo:margin-right="0.397cm" fo:margin-top="0cm" fo:margin-bottom="0cm" style:contextual-spacing="false" fo:text-indent="0cm" style:auto-text-indent="false"/>
      <style:text-properties loext:padding="0cm" loext:border="none"/>
    </style:style>
    <style:style style:name="P24" style:family="paragraph" style:parent-style-name="Text_20_body">
      <style:paragraph-properties fo:margin-left="0.132cm" fo:margin-right="0cm" fo:text-indent="0cm" style:auto-text-indent="false"/>
      <style:text-properties loext:padding="0cm" loext:border="none"/>
    </style:style>
    <style:style style:name="P25" style:family="paragraph" style:parent-style-name="Text_20_body" style:list-style-name="L7">
      <style:paragraph-properties fo:margin-left="0cm" fo:margin-right="0.397cm" fo:text-indent="0cm" style:auto-text-indent="false" fo:padding="0cm" fo:border="none"/>
      <style:text-properties loext:padding="0cm" loext:border="none"/>
    </style:style>
    <style:style style:name="P26" style:family="paragraph" style:parent-style-name="Text_20_body" style:list-style-name="L8">
      <style:paragraph-properties fo:margin-left="0.635cm" fo:margin-right="0cm" fo:margin-top="0cm" fo:margin-bottom="0cm" style:contextual-spacing="false" fo:text-indent="0cm" style:auto-text-indent="false" fo:padding="0cm" fo:border="none"/>
      <style:text-properties loext:padding="0cm" loext:border="none"/>
    </style:style>
    <style:style style:name="P27" style:family="paragraph" style:parent-style-name="Text_20_body" style:list-style-name="L8">
      <style:paragraph-properties fo:margin-left="0.635cm" fo:margin-right="0cm" fo:text-indent="0cm" style:auto-text-indent="false" fo:padding="0cm" fo:border="none"/>
      <style:text-properties loext:padding="0cm" loext:border="none"/>
    </style:style>
    <style:style style:name="P28" style:family="paragraph" style:parent-style-name="Text_20_body" style:list-style-name="L8">
      <style:paragraph-properties fo:margin-left="1.27cm" fo:margin-right="0cm" fo:margin-top="0cm" fo:margin-bottom="0cm" style:contextual-spacing="false" fo:text-indent="0cm" style:auto-text-indent="false" fo:padding="0cm" fo:border="none"/>
      <style:text-properties loext:padding="0cm" loext:border="none"/>
    </style:style>
    <style:style style:name="P29" style:family="paragraph" style:parent-style-name="Text_20_body" style:list-style-name="L9">
      <style:paragraph-properties fo:margin-left="0cm" fo:margin-right="0.318cm" fo:margin-top="0cm" fo:margin-bottom="0cm" style:contextual-spacing="false" fo:text-indent="0cm" style:auto-text-indent="false" fo:padding-left="0cm" fo:padding-right="0.318cm" fo:padding-top="0.265cm" fo:padding-bottom="0cm" fo:border-left="none" fo:border-right="0.06pt solid #dddddd" fo:border-top="2.24pt solid #dddddd" fo:border-bottom="none"/>
      <style:text-properties loext:padding="0cm" loext:border="none"/>
    </style:style>
    <style:style style:name="P30" style:family="paragraph" style:parent-style-name="Text_20_body" style:list-style-name="L9">
      <style:paragraph-properties fo:margin-left="0cm" fo:margin-right="0.318cm" fo:margin-top="0cm" fo:margin-bottom="0cm" style:contextual-spacing="false" fo:text-indent="0cm" style:auto-text-indent="false" fo:padding-left="0cm" fo:padding-right="0.318cm" fo:padding-top="0.265cm" fo:padding-bottom="0cm" fo:border-left="none" fo:border-right="0.06pt solid #000000" fo:border-top="2.24pt solid #000000" fo:border-bottom="none"/>
      <style:text-properties loext:padding="0cm" loext:border="none"/>
    </style:style>
    <style:style style:name="P31" style:family="paragraph" style:parent-style-name="Text_20_body" style:list-style-name="L9">
      <style:paragraph-properties fo:margin-left="0cm" fo:margin-right="0.318cm" fo:text-indent="0cm" style:auto-text-indent="false" fo:padding-left="0cm" fo:padding-right="0.318cm" fo:padding-top="0.265cm" fo:padding-bottom="0cm" fo:border-left="none" fo:border-right="0.06pt solid #000000" fo:border-top="2.24pt solid #000000" fo:border-bottom="none"/>
      <style:text-properties loext:padding="0cm" loext:border="none"/>
    </style:style>
    <style:style style:name="P32" style:family="paragraph" style:parent-style-name="Text_20_body">
      <style:text-properties loext:padding="0cm" loext:border="none"/>
    </style:style>
    <style:style style:name="P33" style:family="paragraph" style:parent-style-name="Text_20_body" style:list-style-name="L10">
      <style:paragraph-properties fo:margin-left="0.635cm" fo:margin-right="0cm" fo:margin-top="0cm" fo:margin-bottom="0cm" style:contextual-spacing="false" fo:text-indent="0cm" style:auto-text-indent="false" fo:padding="0cm" fo:border="none"/>
      <style:text-properties loext:padding="0cm" loext:border="none"/>
    </style:style>
    <style:style style:name="P34" style:family="paragraph" style:parent-style-name="Text_20_body" style:list-style-name="L10">
      <style:paragraph-properties fo:margin-left="0.635cm" fo:margin-right="0cm" fo:text-indent="0cm" style:auto-text-indent="false" fo:padding="0cm" fo:border="none"/>
      <style:text-properties loext:padding="0cm" loext:border="none"/>
    </style:style>
    <style:style style:name="P35" style:family="paragraph" style:parent-style-name="Text_20_body" style:list-style-name="L10">
      <style:paragraph-properties fo:margin-left="1.27cm" fo:margin-right="0cm" fo:margin-top="0cm" fo:margin-bottom="0cm" style:contextual-spacing="false" fo:text-indent="0cm" style:auto-text-indent="false" fo:padding="0cm" fo:border="none"/>
      <style:text-properties loext:padding="0cm" loext:border="none"/>
    </style:style>
    <style:style style:name="P36" style:family="paragraph" style:parent-style-name="Text_20_body" style:list-style-name="L11">
      <style:paragraph-properties fo:margin-left="0cm" fo:margin-right="0.318cm" fo:margin-top="0cm" fo:margin-bottom="0cm" style:contextual-spacing="false" fo:text-indent="0cm" style:auto-text-indent="false" fo:padding-left="0cm" fo:padding-right="0.318cm" fo:padding-top="0.265cm" fo:padding-bottom="0cm" fo:border-left="none" fo:border-right="0.06pt solid #dddddd" fo:border-top="2.24pt solid #dddddd" fo:border-bottom="none"/>
      <style:text-properties loext:padding="0cm" loext:border="none"/>
    </style:style>
    <style:style style:name="P37" style:family="paragraph" style:parent-style-name="Text_20_body" style:list-style-name="L11">
      <style:paragraph-properties fo:margin-left="0cm" fo:margin-right="0.318cm" fo:margin-top="0cm" fo:margin-bottom="0cm" style:contextual-spacing="false" fo:text-indent="0cm" style:auto-text-indent="false" fo:padding-left="0cm" fo:padding-right="0.318cm" fo:padding-top="0.265cm" fo:padding-bottom="0cm" fo:border-left="none" fo:border-right="0.06pt solid #000000" fo:border-top="2.24pt solid #000000" fo:border-bottom="none"/>
      <style:text-properties loext:padding="0cm" loext:border="none"/>
    </style:style>
    <style:style style:name="P38" style:family="paragraph" style:parent-style-name="Text_20_body" style:list-style-name="L11">
      <style:paragraph-properties fo:margin-left="0cm" fo:margin-right="0.318cm" fo:text-indent="0cm" style:auto-text-indent="false" fo:padding-left="0cm" fo:padding-right="0.318cm" fo:padding-top="0.265cm" fo:padding-bottom="0cm" fo:border-left="none" fo:border-right="0.06pt solid #000000" fo:border-top="2.24pt solid #000000" fo:border-bottom="none"/>
      <style:text-properties loext:padding="0cm" loext:border="none"/>
    </style:style>
    <style:style style:name="P39" style:family="paragraph" style:parent-style-name="Text_20_body" style:list-style-name="L12">
      <style:paragraph-properties fo:margin-left="0.635cm" fo:margin-right="0cm" fo:margin-top="0cm" fo:margin-bottom="0cm" style:contextual-spacing="false" fo:text-indent="0cm" style:auto-text-indent="false" fo:padding="0cm" fo:border="none"/>
      <style:text-properties loext:padding="0cm" loext:border="none"/>
    </style:style>
    <style:style style:name="P40" style:family="paragraph" style:parent-style-name="Text_20_body" style:list-style-name="L13">
      <style:paragraph-properties fo:margin-left="0cm" fo:margin-right="0.318cm" fo:margin-top="0cm" fo:margin-bottom="0cm" style:contextual-spacing="false" fo:text-indent="0cm" style:auto-text-indent="false" fo:padding-left="0cm" fo:padding-right="0.318cm" fo:padding-top="0.265cm" fo:padding-bottom="0cm" fo:border-left="none" fo:border-right="0.06pt solid #dddddd" fo:border-top="2.24pt solid #dddddd" fo:border-bottom="none"/>
      <style:text-properties loext:padding="0cm" loext:border="none"/>
    </style:style>
    <style:style style:name="P41" style:family="paragraph" style:parent-style-name="Text_20_body" style:list-style-name="L13">
      <style:paragraph-properties fo:margin-left="0cm" fo:margin-right="0.318cm" fo:margin-top="0cm" fo:margin-bottom="0cm" style:contextual-spacing="false" fo:text-indent="0cm" style:auto-text-indent="false" fo:padding-left="0cm" fo:padding-right="0.318cm" fo:padding-top="0.265cm" fo:padding-bottom="0cm" fo:border-left="none" fo:border-right="0.06pt solid #000000" fo:border-top="2.24pt solid #000000" fo:border-bottom="none"/>
      <style:text-properties loext:padding="0cm" loext:border="none"/>
    </style:style>
    <style:style style:name="P42" style:family="paragraph" style:parent-style-name="Text_20_body" style:list-style-name="L13">
      <style:paragraph-properties fo:margin-left="0cm" fo:margin-right="0.318cm" fo:text-indent="0cm" style:auto-text-indent="false" fo:padding-left="0cm" fo:padding-right="0.318cm" fo:padding-top="0.265cm" fo:padding-bottom="0cm" fo:border-left="none" fo:border-right="0.06pt solid #000000" fo:border-top="2.24pt solid #000000" fo:border-bottom="none"/>
      <style:text-properties loext:padding="0cm" loext:border="none"/>
    </style:style>
    <style:style style:name="P43" style:family="paragraph" style:parent-style-name="Text_20_body" style:list-style-name="L14">
      <style:paragraph-properties fo:margin-left="0.635cm" fo:margin-right="0cm" fo:margin-top="0cm" fo:margin-bottom="0cm" style:contextual-spacing="false" fo:text-indent="0cm" style:auto-text-indent="false" fo:padding="0cm" fo:border="none"/>
      <style:text-properties loext:padding="0cm" loext:border="none"/>
    </style:style>
    <style:style style:name="P44" style:family="paragraph" style:parent-style-name="Text_20_body" style:list-style-name="L14">
      <style:paragraph-properties fo:margin-left="0.635cm" fo:margin-right="0cm" fo:text-indent="0cm" style:auto-text-indent="false" fo:padding="0cm" fo:border="none"/>
      <style:text-properties loext:padding="0cm" loext:border="none"/>
    </style:style>
    <style:style style:name="P45" style:family="paragraph" style:parent-style-name="Text_20_body" style:list-style-name="L15">
      <style:paragraph-properties fo:margin-left="0cm" fo:margin-right="0.318cm" fo:margin-top="0cm" fo:margin-bottom="0cm" style:contextual-spacing="false" fo:text-indent="0cm" style:auto-text-indent="false" fo:padding-left="0cm" fo:padding-right="0.318cm" fo:padding-top="0.265cm" fo:padding-bottom="0cm" fo:border-left="none" fo:border-right="0.06pt solid #dddddd" fo:border-top="2.24pt solid #dddddd" fo:border-bottom="none"/>
      <style:text-properties loext:padding="0cm" loext:border="none"/>
    </style:style>
    <style:style style:name="P46" style:family="paragraph" style:parent-style-name="Text_20_body" style:list-style-name="L15">
      <style:paragraph-properties fo:margin-left="0cm" fo:margin-right="0.318cm" fo:margin-top="0cm" fo:margin-bottom="0cm" style:contextual-spacing="false" fo:text-indent="0cm" style:auto-text-indent="false" fo:padding-left="0cm" fo:padding-right="0.318cm" fo:padding-top="0.265cm" fo:padding-bottom="0cm" fo:border-left="none" fo:border-right="0.06pt solid #000000" fo:border-top="2.24pt solid #000000" fo:border-bottom="none"/>
      <style:text-properties loext:padding="0cm" loext:border="none"/>
    </style:style>
    <style:style style:name="P47" style:family="paragraph" style:parent-style-name="Text_20_body" style:list-style-name="L15">
      <style:paragraph-properties fo:margin-left="0cm" fo:margin-right="0.318cm" fo:text-indent="0cm" style:auto-text-indent="false" fo:padding-left="0cm" fo:padding-right="0.318cm" fo:padding-top="0.265cm" fo:padding-bottom="0cm" fo:border-left="none" fo:border-right="0.06pt solid #000000" fo:border-top="2.24pt solid #000000" fo:border-bottom="none"/>
      <style:text-properties loext:padding="0cm" loext:border="none"/>
    </style:style>
    <style:style style:name="P48" style:family="paragraph" style:parent-style-name="Text_20_body" style:list-style-name="L20">
      <style:paragraph-properties fo:margin-left="0cm" fo:margin-right="0cm" fo:margin-top="0cm" fo:margin-bottom="0cm" style:contextual-spacing="false" fo:text-indent="0cm" style:auto-text-indent="false" fo:padding="0cm" fo:border="none"/>
      <style:text-properties loext:padding="0cm" loext:border="none"/>
    </style:style>
    <style:style style:name="P49" style:family="paragraph" style:parent-style-name="Text_20_body" style:list-style-name="L21">
      <style:paragraph-properties fo:margin-left="0cm" fo:margin-right="0cm" fo:margin-top="0cm" fo:margin-bottom="0cm" style:contextual-spacing="false" fo:text-indent="0cm" style:auto-text-indent="false" fo:padding="0cm" fo:border="none"/>
      <style:text-properties loext:padding="0cm" loext:border="none"/>
    </style:style>
    <style:style style:name="P50" style:family="paragraph" style:parent-style-name="Text_20_body" style:list-style-name="L24">
      <style:paragraph-properties fo:margin-left="0cm" fo:margin-right="0cm" fo:margin-top="0cm" fo:margin-bottom="0cm" style:contextual-spacing="false" fo:text-indent="0cm" style:auto-text-indent="false" fo:padding="0cm" fo:border="none"/>
      <style:text-properties loext:padding="0cm" loext:border="none"/>
    </style:style>
    <style:style style:name="P51" style:family="paragraph" style:parent-style-name="Text_20_body" style:list-style-name="L32">
      <style:paragraph-properties fo:margin-left="0cm" fo:margin-right="0cm" fo:margin-top="0cm" fo:margin-bottom="0cm" style:contextual-spacing="false" fo:text-indent="0cm" style:auto-text-indent="false" fo:padding="0cm" fo:border="none"/>
      <style:text-properties loext:padding="0cm" loext:border="none"/>
    </style:style>
    <style:style style:name="P52" style:family="paragraph" style:parent-style-name="Text_20_body" style:list-style-name="L33">
      <style:paragraph-properties fo:margin-left="0cm" fo:margin-right="0cm" fo:margin-top="0cm" fo:margin-bottom="0cm" style:contextual-spacing="false" fo:text-indent="0cm" style:auto-text-indent="false" fo:padding="0cm" fo:border="none"/>
      <style:text-properties loext:padding="0cm" loext:border="none"/>
    </style:style>
    <style:style style:name="P53" style:family="paragraph" style:parent-style-name="Text_20_body" style:list-style-name="L35">
      <style:paragraph-properties fo:margin-left="0cm" fo:margin-right="0cm" fo:margin-top="0cm" fo:margin-bottom="0cm" style:contextual-spacing="false" fo:text-indent="0cm" style:auto-text-indent="false" fo:padding="0cm" fo:border="none"/>
      <style:text-properties loext:padding="0cm" loext:border="none"/>
    </style:style>
    <style:style style:name="P54" style:family="paragraph" style:parent-style-name="Text_20_body" style:list-style-name="L36">
      <style:paragraph-properties fo:margin-left="0cm" fo:margin-right="0cm" fo:margin-top="0cm" fo:margin-bottom="0cm" style:contextual-spacing="false" fo:text-indent="0cm" style:auto-text-indent="false" fo:padding="0cm" fo:border="none"/>
      <style:text-properties loext:padding="0cm" loext:border="none"/>
    </style:style>
    <style:style style:name="P55" style:family="paragraph" style:parent-style-name="Text_20_body" style:list-style-name="L39">
      <style:paragraph-properties fo:margin-left="0cm" fo:margin-right="0cm" fo:margin-top="0cm" fo:margin-bottom="0cm" style:contextual-spacing="false" fo:text-indent="0cm" style:auto-text-indent="false" fo:padding="0cm" fo:border="none"/>
      <style:text-properties loext:padding="0cm" loext:border="none"/>
    </style:style>
    <style:style style:name="P56" style:family="paragraph" style:parent-style-name="Text_20_body" style:list-style-name="L40">
      <style:paragraph-properties fo:margin-left="0cm" fo:margin-right="0cm" fo:margin-top="0cm" fo:margin-bottom="0cm" style:contextual-spacing="false" fo:text-indent="0cm" style:auto-text-indent="false" fo:padding="0cm" fo:border="none"/>
      <style:text-properties loext:padding="0cm" loext:border="none"/>
    </style:style>
    <style:style style:name="P57" style:family="paragraph" style:parent-style-name="Text_20_body" style:list-style-name="L41">
      <style:paragraph-properties fo:margin-left="0cm" fo:margin-right="0cm" fo:margin-top="0cm" fo:margin-bottom="0cm" style:contextual-spacing="false" fo:text-indent="0cm" style:auto-text-indent="false" fo:padding="0cm" fo:border="none"/>
      <style:text-properties loext:padding="0cm" loext:border="none"/>
    </style:style>
    <style:style style:name="P58" style:family="paragraph" style:parent-style-name="Text_20_body" style:list-style-name="L42">
      <style:paragraph-properties fo:margin-left="0cm" fo:margin-right="0cm" fo:margin-top="0cm" fo:margin-bottom="0cm" style:contextual-spacing="false" fo:text-indent="0cm" style:auto-text-indent="false" fo:padding="0cm" fo:border="none"/>
      <style:text-properties loext:padding="0cm" loext:border="none"/>
    </style:style>
    <style:style style:name="P59" style:family="paragraph" style:parent-style-name="Text_20_body" style:list-style-name="L43">
      <style:paragraph-properties fo:margin-left="0cm" fo:margin-right="0cm" fo:margin-top="0cm" fo:margin-bottom="0cm" style:contextual-spacing="false" fo:text-indent="0cm" style:auto-text-indent="false" fo:padding="0cm" fo:border="none"/>
      <style:text-properties loext:padding="0cm" loext:border="none"/>
    </style:style>
    <style:style style:name="P60" style:family="paragraph" style:parent-style-name="Text_20_body">
      <style:paragraph-properties fo:margin-top="0cm" fo:margin-bottom="0cm" style:contextual-spacing="false"/>
    </style:style>
    <style:style style:name="P61" style:family="paragraph" style:parent-style-name="Text_20_body" style:list-style-name="L2">
      <style:paragraph-properties fo:margin-left="0cm" fo:margin-right="0cm" fo:text-indent="0cm" style:auto-text-indent="false"/>
    </style:style>
    <style:style style:name="P62" style:family="paragraph" style:parent-style-name="Text_20_body" style:list-style-name="L2">
      <style:paragraph-properties fo:margin-left="0.265cm" fo:margin-right="0.529cm" fo:text-indent="0cm" style:auto-text-indent="false" fo:padding="0cm" fo:border="none"/>
    </style:style>
    <style:style style:name="P63" style:family="paragraph" style:parent-style-name="Text_20_body" style:list-style-name="L3">
      <style:paragraph-properties fo:margin-left="1.058cm" fo:margin-right="0cm" fo:margin-top="0cm" fo:margin-bottom="0cm" style:contextual-spacing="false" fo:text-indent="0cm" style:auto-text-indent="false" fo:padding="0cm" fo:border="none"/>
    </style:style>
    <style:style style:name="P64" style:family="paragraph" style:parent-style-name="Text_20_body" style:list-style-name="L3">
      <style:paragraph-properties fo:margin-left="1.058cm" fo:margin-right="0cm" fo:text-indent="0cm" style:auto-text-indent="false" fo:padding="0cm" fo:border="none"/>
    </style:style>
    <style:style style:name="P65" style:family="paragraph" style:parent-style-name="Text_20_body">
      <style:paragraph-properties fo:margin-left="0cm" fo:margin-right="0cm" fo:margin-top="0cm" fo:margin-bottom="0cm" style:contextual-spacing="false" fo:text-indent="0cm" style:auto-text-indent="false"/>
    </style:style>
    <style:style style:name="P66" style:family="paragraph" style:parent-style-name="Text_20_body">
      <style:paragraph-properties fo:margin-left="0cm" fo:margin-right="0cm" fo:text-indent="0cm" style:auto-text-indent="false"/>
    </style:style>
    <style:style style:name="P67" style:family="paragraph" style:parent-style-name="Text_20_body">
      <style:paragraph-properties fo:margin-left="0cm" fo:margin-right="0cm" fo:text-indent="0cm" style:auto-text-indent="false" fo:padding="0cm" fo:border="none"/>
    </style:style>
    <style:style style:name="P68" style:family="paragraph" style:parent-style-name="Text_20_body">
      <style:paragraph-properties fo:margin-left="0cm" fo:margin-right="0.794cm" fo:margin-top="0cm" fo:margin-bottom="0cm" style:contextual-spacing="false" fo:text-indent="0cm" style:auto-text-indent="false"/>
    </style:style>
    <style:style style:name="P69" style:family="paragraph" style:parent-style-name="Text_20_body">
      <style:paragraph-properties fo:margin-left="0.132cm" fo:margin-right="0cm" fo:margin-top="0cm" fo:margin-bottom="0cm" style:contextual-spacing="false" fo:text-indent="0cm" style:auto-text-indent="false"/>
    </style:style>
    <style:style style:name="P70" style:family="paragraph" style:parent-style-name="Text_20_body" style:list-style-name="L4">
      <style:paragraph-properties fo:margin-left="0cm" fo:margin-right="0cm" fo:margin-top="0cm" fo:margin-bottom="0cm" style:contextual-spacing="false" fo:text-indent="0cm" style:auto-text-indent="false" fo:padding="0cm" fo:border="none"/>
    </style:style>
    <style:style style:name="P71" style:family="paragraph" style:parent-style-name="Text_20_body" style:list-style-name="L4">
      <style:paragraph-properties fo:margin-left="0cm" fo:margin-right="0cm" fo:text-indent="0cm" style:auto-text-indent="false" fo:padding="0cm" fo:border="none"/>
    </style:style>
    <style:style style:name="P72" style:family="paragraph" style:parent-style-name="Text_20_body" style:list-style-name="L5">
      <style:paragraph-properties fo:margin-left="0cm" fo:margin-right="0cm" fo:margin-top="0cm" fo:margin-bottom="0cm" style:contextual-spacing="false" fo:text-indent="0cm" style:auto-text-indent="false" fo:padding-left="0cm" fo:padding-right="0cm" fo:padding-top="0cm" fo:padding-bottom="0.049cm" fo:border-left="none" fo:border-right="none" fo:border-top="none" fo:border-bottom="0.06pt solid #000000"/>
    </style:style>
    <style:style style:name="P73" style:family="paragraph" style:parent-style-name="Text_20_body" style:list-style-name="L5">
      <style:paragraph-properties fo:margin-left="0cm" fo:margin-right="0cm" fo:text-indent="0cm" style:auto-text-indent="false" fo:padding-left="0cm" fo:padding-right="0cm" fo:padding-top="0cm" fo:padding-bottom="0.049cm" fo:border-left="none" fo:border-right="none" fo:border-top="none" fo:border-bottom="0.06pt solid #000000"/>
    </style:style>
    <style:style style:name="P74" style:family="paragraph" style:parent-style-name="Text_20_body" style:list-style-name="L6">
      <style:paragraph-properties fo:margin-left="0cm" fo:margin-right="0cm" fo:margin-top="0cm" fo:margin-bottom="0cm" style:contextual-spacing="false" fo:text-indent="0cm" style:auto-text-indent="false" fo:padding="0cm" fo:border="none"/>
    </style:style>
    <style:style style:name="P75" style:family="paragraph" style:parent-style-name="Text_20_body" style:list-style-name="L6">
      <style:paragraph-properties fo:margin-left="0cm" fo:margin-right="0cm" fo:text-indent="0cm" style:auto-text-indent="false" fo:padding="0cm" fo:border="none"/>
    </style:style>
    <style:style style:name="P76" style:family="paragraph" style:parent-style-name="Text_20_body">
      <style:paragraph-properties fo:margin-left="0cm" fo:margin-right="0cm" fo:margin-top="0cm" fo:margin-bottom="0cm" style:contextual-spacing="false" fo:text-indent="0cm" style:auto-text-indent="false"/>
      <style:text-properties loext:padding-left="0.476cm" loext:padding-right="0cm" loext:padding-top="0.049cm" loext:padding-bottom="0.049cm" loext:border-left="0.06pt solid #357960" loext:border-right="none" loext:border-top="0.06pt solid #357960" loext:border-bottom="0.06pt solid #357960"/>
    </style:style>
    <style:style style:name="P77" style:family="paragraph" style:parent-style-name="Text_20_body">
      <style:paragraph-properties fo:margin-left="0cm" fo:margin-right="0cm" fo:margin-top="0cm" fo:margin-bottom="0cm" style:contextual-spacing="false" fo:text-indent="0cm" style:auto-text-indent="false"/>
      <style:text-properties loext:padding-left="0.049cm" loext:padding-right="0cm" loext:padding-top="0.049cm" loext:padding-bottom="0.049cm" loext:border-left="0.06pt solid #ffffff" loext:border-right="none" loext:border-top="0.06pt solid #ffffff" loext:border-bottom="0.06pt solid #ffffff"/>
    </style:style>
    <style:style style:name="P78" style:family="paragraph" style:parent-style-name="Text_20_body">
      <style:paragraph-properties fo:margin-left="0cm" fo:margin-right="0cm" fo:text-indent="0cm" style:auto-text-indent="false"/>
      <style:text-properties loext:padding-left="0.476cm" loext:padding-right="0cm" loext:padding-top="0.049cm" loext:padding-bottom="0.049cm" loext:border-left="0.06pt solid #898484" loext:border-right="none" loext:border-top="0.06pt solid #898484" loext:border-bottom="0.06pt solid #898484"/>
    </style:style>
    <style:style style:name="P79" style:family="paragraph" style:parent-style-name="Text_20_body" style:list-style-name="L12">
      <style:paragraph-properties fo:margin-left="0.635cm" fo:margin-right="0cm" fo:margin-top="0cm" fo:margin-bottom="0cm" style:contextual-spacing="false" fo:text-indent="0cm" style:auto-text-indent="false" fo:padding="0cm" fo:border="none"/>
    </style:style>
    <style:style style:name="P80" style:family="paragraph" style:parent-style-name="Text_20_body" style:list-style-name="L12">
      <style:paragraph-properties fo:margin-left="0.635cm" fo:margin-right="0cm" fo:text-indent="0cm" style:auto-text-indent="false" fo:padding="0cm" fo:border="none"/>
    </style:style>
    <style:style style:name="P81" style:family="paragraph" style:parent-style-name="Text_20_body" style:list-style-name="L16">
      <style:paragraph-properties fo:margin-left="0.635cm" fo:margin-right="0cm" fo:margin-top="0cm" fo:margin-bottom="0cm" style:contextual-spacing="false" fo:text-indent="0cm" style:auto-text-indent="false" fo:padding="0cm" fo:border="none"/>
    </style:style>
    <style:style style:name="P82" style:family="paragraph" style:parent-style-name="Text_20_body" style:list-style-name="L16">
      <style:paragraph-properties fo:margin-left="0.635cm" fo:margin-right="0cm" fo:text-indent="0cm" style:auto-text-indent="false" fo:padding="0cm" fo:border="none"/>
    </style:style>
    <style:style style:name="P83" style:family="paragraph" style:parent-style-name="Text_20_body" style:list-style-name="L17">
      <style:paragraph-properties fo:margin-left="0cm" fo:margin-right="0cm" fo:margin-top="0cm" fo:margin-bottom="0cm" style:contextual-spacing="false" fo:text-indent="0cm" style:auto-text-indent="false" fo:padding="0cm" fo:border="none"/>
    </style:style>
    <style:style style:name="P84" style:family="paragraph" style:parent-style-name="Text_20_body" style:list-style-name="L17">
      <style:paragraph-properties fo:margin-left="0cm" fo:margin-right="0cm" fo:text-indent="0cm" style:auto-text-indent="false" fo:padding="0cm" fo:border="none"/>
    </style:style>
    <style:style style:name="P85" style:family="paragraph" style:parent-style-name="Text_20_body" style:list-style-name="L18">
      <style:paragraph-properties fo:margin-left="0cm" fo:margin-right="0cm" fo:margin-top="0cm" fo:margin-bottom="0cm" style:contextual-spacing="false" fo:text-indent="0cm" style:auto-text-indent="false" fo:padding="0cm" fo:border="none"/>
    </style:style>
    <style:style style:name="P86" style:family="paragraph" style:parent-style-name="Text_20_body" style:list-style-name="L18">
      <style:paragraph-properties fo:margin-left="0cm" fo:margin-right="0cm" fo:text-indent="0cm" style:auto-text-indent="false" fo:padding="0cm" fo:border="none"/>
    </style:style>
    <style:style style:name="P87" style:family="paragraph" style:parent-style-name="Text_20_body" style:list-style-name="L19">
      <style:paragraph-properties fo:margin-left="0cm" fo:margin-right="0cm" fo:margin-top="0cm" fo:margin-bottom="0cm" style:contextual-spacing="false" fo:text-indent="0cm" style:auto-text-indent="false" fo:padding="0cm" fo:border="none"/>
    </style:style>
    <style:style style:name="P88" style:family="paragraph" style:parent-style-name="Text_20_body" style:list-style-name="L19">
      <style:paragraph-properties fo:margin-left="0cm" fo:margin-right="0cm" fo:text-indent="0cm" style:auto-text-indent="false" fo:padding="0cm" fo:border="none"/>
    </style:style>
    <style:style style:name="P89" style:family="paragraph" style:parent-style-name="Text_20_body" style:list-style-name="L20">
      <style:paragraph-properties fo:margin-left="0cm" fo:margin-right="0cm" fo:margin-top="0cm" fo:margin-bottom="0cm" style:contextual-spacing="false" fo:text-indent="0cm" style:auto-text-indent="false" fo:padding="0cm" fo:border="none"/>
    </style:style>
    <style:style style:name="P90" style:family="paragraph" style:parent-style-name="Text_20_body" style:list-style-name="L20">
      <style:paragraph-properties fo:margin-left="0cm" fo:margin-right="0cm" fo:text-indent="0cm" style:auto-text-indent="false" fo:padding="0cm" fo:border="none"/>
    </style:style>
    <style:style style:name="P91" style:family="paragraph" style:parent-style-name="Text_20_body" style:list-style-name="L21">
      <style:paragraph-properties fo:margin-left="0cm" fo:margin-right="0cm" fo:margin-top="0cm" fo:margin-bottom="0cm" style:contextual-spacing="false" fo:text-indent="0cm" style:auto-text-indent="false" fo:padding="0cm" fo:border="none"/>
    </style:style>
    <style:style style:name="P92" style:family="paragraph" style:parent-style-name="Text_20_body" style:list-style-name="L21">
      <style:paragraph-properties fo:margin-left="0cm" fo:margin-right="0cm" fo:text-indent="0cm" style:auto-text-indent="false" fo:padding="0cm" fo:border="none"/>
    </style:style>
    <style:style style:name="P93" style:family="paragraph" style:parent-style-name="Text_20_body" style:list-style-name="L22">
      <style:paragraph-properties fo:margin-left="0cm" fo:margin-right="0cm" fo:margin-top="0cm" fo:margin-bottom="0cm" style:contextual-spacing="false" fo:text-indent="0cm" style:auto-text-indent="false" fo:padding="0cm" fo:border="none"/>
    </style:style>
    <style:style style:name="P94" style:family="paragraph" style:parent-style-name="Text_20_body" style:list-style-name="L22">
      <style:paragraph-properties fo:margin-left="0cm" fo:margin-right="0cm" fo:text-indent="0cm" style:auto-text-indent="false" fo:padding="0cm" fo:border="none"/>
    </style:style>
    <style:style style:name="P95" style:family="paragraph" style:parent-style-name="Text_20_body" style:list-style-name="L23">
      <style:paragraph-properties fo:margin-left="0cm" fo:margin-right="0cm" fo:margin-top="0cm" fo:margin-bottom="0cm" style:contextual-spacing="false" fo:text-indent="0cm" style:auto-text-indent="false" fo:padding="0cm" fo:border="none"/>
    </style:style>
    <style:style style:name="P96" style:family="paragraph" style:parent-style-name="Text_20_body" style:list-style-name="L23">
      <style:paragraph-properties fo:margin-left="0cm" fo:margin-right="0cm" fo:text-indent="0cm" style:auto-text-indent="false" fo:padding="0cm" fo:border="none"/>
    </style:style>
    <style:style style:name="P97" style:family="paragraph" style:parent-style-name="Text_20_body" style:list-style-name="L24">
      <style:paragraph-properties fo:margin-left="0cm" fo:margin-right="0cm" fo:margin-top="0cm" fo:margin-bottom="0cm" style:contextual-spacing="false" fo:text-indent="0cm" style:auto-text-indent="false" fo:padding="0cm" fo:border="none"/>
    </style:style>
    <style:style style:name="P98" style:family="paragraph" style:parent-style-name="Text_20_body" style:list-style-name="L24">
      <style:paragraph-properties fo:margin-left="0cm" fo:margin-right="0cm" fo:text-indent="0cm" style:auto-text-indent="false" fo:padding="0cm" fo:border="none"/>
    </style:style>
    <style:style style:name="P99" style:family="paragraph" style:parent-style-name="Text_20_body" style:list-style-name="L25">
      <style:paragraph-properties fo:margin-left="0cm" fo:margin-right="0cm" fo:margin-top="0cm" fo:margin-bottom="0cm" style:contextual-spacing="false" fo:text-indent="0cm" style:auto-text-indent="false" fo:padding="0cm" fo:border="none"/>
    </style:style>
    <style:style style:name="P100" style:family="paragraph" style:parent-style-name="Text_20_body" style:list-style-name="L25">
      <style:paragraph-properties fo:margin-left="0cm" fo:margin-right="0cm" fo:text-indent="0cm" style:auto-text-indent="false" fo:padding="0cm" fo:border="none"/>
    </style:style>
    <style:style style:name="P101" style:family="paragraph" style:parent-style-name="Text_20_body" style:list-style-name="L26">
      <style:paragraph-properties fo:margin-left="0cm" fo:margin-right="0cm" fo:margin-top="0cm" fo:margin-bottom="0cm" style:contextual-spacing="false" fo:text-indent="0cm" style:auto-text-indent="false" fo:padding="0cm" fo:border="none"/>
    </style:style>
    <style:style style:name="P102" style:family="paragraph" style:parent-style-name="Text_20_body" style:list-style-name="L26">
      <style:paragraph-properties fo:margin-left="0cm" fo:margin-right="0cm" fo:text-indent="0cm" style:auto-text-indent="false" fo:padding="0cm" fo:border="none"/>
    </style:style>
    <style:style style:name="P103" style:family="paragraph" style:parent-style-name="Text_20_body" style:list-style-name="L27">
      <style:paragraph-properties fo:margin-left="0cm" fo:margin-right="0cm" fo:margin-top="0cm" fo:margin-bottom="0cm" style:contextual-spacing="false" fo:text-indent="0cm" style:auto-text-indent="false" fo:padding="0cm" fo:border="none"/>
    </style:style>
    <style:style style:name="P104" style:family="paragraph" style:parent-style-name="Text_20_body" style:list-style-name="L27">
      <style:paragraph-properties fo:margin-left="0cm" fo:margin-right="0cm" fo:text-indent="0cm" style:auto-text-indent="false" fo:padding="0cm" fo:border="none"/>
    </style:style>
    <style:style style:name="P105" style:family="paragraph" style:parent-style-name="Text_20_body" style:list-style-name="L28">
      <style:paragraph-properties fo:margin-left="0cm" fo:margin-right="0cm" fo:margin-top="0cm" fo:margin-bottom="0cm" style:contextual-spacing="false" fo:text-indent="0cm" style:auto-text-indent="false" fo:padding="0cm" fo:border="none"/>
    </style:style>
    <style:style style:name="P106" style:family="paragraph" style:parent-style-name="Text_20_body" style:list-style-name="L28">
      <style:paragraph-properties fo:margin-left="0cm" fo:margin-right="0cm" fo:text-indent="0cm" style:auto-text-indent="false" fo:padding="0cm" fo:border="none"/>
    </style:style>
    <style:style style:name="P107" style:family="paragraph" style:parent-style-name="Text_20_body" style:list-style-name="L29">
      <style:paragraph-properties fo:margin-left="0cm" fo:margin-right="0cm" fo:margin-top="0cm" fo:margin-bottom="0cm" style:contextual-spacing="false" fo:text-indent="0cm" style:auto-text-indent="false" fo:padding="0cm" fo:border="none"/>
    </style:style>
    <style:style style:name="P108" style:family="paragraph" style:parent-style-name="Text_20_body" style:list-style-name="L29">
      <style:paragraph-properties fo:margin-left="0cm" fo:margin-right="0cm" fo:text-indent="0cm" style:auto-text-indent="false" fo:padding="0cm" fo:border="none"/>
    </style:style>
    <style:style style:name="P109" style:family="paragraph" style:parent-style-name="Text_20_body" style:list-style-name="L30">
      <style:paragraph-properties fo:margin-left="0cm" fo:margin-right="0cm" fo:margin-top="0cm" fo:margin-bottom="0cm" style:contextual-spacing="false" fo:text-indent="0cm" style:auto-text-indent="false" fo:padding="0cm" fo:border="none"/>
    </style:style>
    <style:style style:name="P110" style:family="paragraph" style:parent-style-name="Text_20_body" style:list-style-name="L30">
      <style:paragraph-properties fo:margin-left="0cm" fo:margin-right="0cm" fo:text-indent="0cm" style:auto-text-indent="false" fo:padding="0cm" fo:border="none"/>
    </style:style>
    <style:style style:name="P111" style:family="paragraph" style:parent-style-name="Text_20_body" style:list-style-name="L31">
      <style:paragraph-properties fo:margin-left="0cm" fo:margin-right="0cm" fo:margin-top="0cm" fo:margin-bottom="0cm" style:contextual-spacing="false" fo:text-indent="0cm" style:auto-text-indent="false" fo:padding="0cm" fo:border="none"/>
    </style:style>
    <style:style style:name="P112" style:family="paragraph" style:parent-style-name="Text_20_body" style:list-style-name="L31">
      <style:paragraph-properties fo:margin-left="0cm" fo:margin-right="0cm" fo:text-indent="0cm" style:auto-text-indent="false" fo:padding="0cm" fo:border="none"/>
    </style:style>
    <style:style style:name="P113" style:family="paragraph" style:parent-style-name="Text_20_body" style:list-style-name="L32">
      <style:paragraph-properties fo:margin-left="0cm" fo:margin-right="0cm" fo:margin-top="0cm" fo:margin-bottom="0cm" style:contextual-spacing="false" fo:text-indent="0cm" style:auto-text-indent="false" fo:padding="0cm" fo:border="none"/>
    </style:style>
    <style:style style:name="P114" style:family="paragraph" style:parent-style-name="Text_20_body" style:list-style-name="L32">
      <style:paragraph-properties fo:margin-left="0cm" fo:margin-right="0cm" fo:text-indent="0cm" style:auto-text-indent="false" fo:padding="0cm" fo:border="none"/>
    </style:style>
    <style:style style:name="P115" style:family="paragraph" style:parent-style-name="Text_20_body" style:list-style-name="L33">
      <style:paragraph-properties fo:margin-left="0cm" fo:margin-right="0cm" fo:margin-top="0cm" fo:margin-bottom="0cm" style:contextual-spacing="false" fo:text-indent="0cm" style:auto-text-indent="false" fo:padding="0cm" fo:border="none"/>
    </style:style>
    <style:style style:name="P116" style:family="paragraph" style:parent-style-name="Text_20_body" style:list-style-name="L33">
      <style:paragraph-properties fo:margin-left="0cm" fo:margin-right="0cm" fo:text-indent="0cm" style:auto-text-indent="false" fo:padding="0cm" fo:border="none"/>
    </style:style>
    <style:style style:name="P117" style:family="paragraph" style:parent-style-name="Text_20_body" style:list-style-name="L34">
      <style:paragraph-properties fo:margin-left="0cm" fo:margin-right="0cm" fo:margin-top="0cm" fo:margin-bottom="0cm" style:contextual-spacing="false" fo:text-indent="0cm" style:auto-text-indent="false" fo:padding="0cm" fo:border="none"/>
    </style:style>
    <style:style style:name="P118" style:family="paragraph" style:parent-style-name="Text_20_body" style:list-style-name="L34">
      <style:paragraph-properties fo:margin-left="0cm" fo:margin-right="0cm" fo:text-indent="0cm" style:auto-text-indent="false" fo:padding="0cm" fo:border="none"/>
    </style:style>
    <style:style style:name="P119" style:family="paragraph" style:parent-style-name="Text_20_body" style:list-style-name="L35">
      <style:paragraph-properties fo:margin-left="0cm" fo:margin-right="0cm" fo:margin-top="0cm" fo:margin-bottom="0cm" style:contextual-spacing="false" fo:text-indent="0cm" style:auto-text-indent="false" fo:padding="0cm" fo:border="none"/>
    </style:style>
    <style:style style:name="P120" style:family="paragraph" style:parent-style-name="Text_20_body" style:list-style-name="L35">
      <style:paragraph-properties fo:margin-left="0cm" fo:margin-right="0cm" fo:text-indent="0cm" style:auto-text-indent="false" fo:padding="0cm" fo:border="none"/>
    </style:style>
    <style:style style:name="P121" style:family="paragraph" style:parent-style-name="Text_20_body" style:list-style-name="L36">
      <style:paragraph-properties fo:margin-left="0cm" fo:margin-right="0cm" fo:margin-top="0cm" fo:margin-bottom="0cm" style:contextual-spacing="false" fo:text-indent="0cm" style:auto-text-indent="false" fo:padding="0cm" fo:border="none"/>
    </style:style>
    <style:style style:name="P122" style:family="paragraph" style:parent-style-name="Text_20_body" style:list-style-name="L36">
      <style:paragraph-properties fo:margin-left="0cm" fo:margin-right="0cm" fo:text-indent="0cm" style:auto-text-indent="false" fo:padding="0cm" fo:border="none"/>
    </style:style>
    <style:style style:name="P123" style:family="paragraph" style:parent-style-name="Text_20_body" style:list-style-name="L37">
      <style:paragraph-properties fo:margin-left="0cm" fo:margin-right="0cm" fo:margin-top="0cm" fo:margin-bottom="0cm" style:contextual-spacing="false" fo:text-indent="0cm" style:auto-text-indent="false" fo:padding="0cm" fo:border="none"/>
    </style:style>
    <style:style style:name="P124" style:family="paragraph" style:parent-style-name="Text_20_body" style:list-style-name="L37">
      <style:paragraph-properties fo:margin-left="0cm" fo:margin-right="0cm" fo:text-indent="0cm" style:auto-text-indent="false" fo:padding="0cm" fo:border="none"/>
    </style:style>
    <style:style style:name="P125" style:family="paragraph" style:parent-style-name="Text_20_body" style:list-style-name="L38">
      <style:paragraph-properties fo:margin-left="0cm" fo:margin-right="0cm" fo:margin-top="0cm" fo:margin-bottom="0cm" style:contextual-spacing="false" fo:text-indent="0cm" style:auto-text-indent="false" fo:padding="0cm" fo:border="none"/>
    </style:style>
    <style:style style:name="P126" style:family="paragraph" style:parent-style-name="Text_20_body" style:list-style-name="L38">
      <style:paragraph-properties fo:margin-left="0cm" fo:margin-right="0cm" fo:text-indent="0cm" style:auto-text-indent="false" fo:padding="0cm" fo:border="none"/>
    </style:style>
    <style:style style:name="P127" style:family="paragraph" style:parent-style-name="Text_20_body" style:list-style-name="L39">
      <style:paragraph-properties fo:margin-left="0cm" fo:margin-right="0cm" fo:margin-top="0cm" fo:margin-bottom="0cm" style:contextual-spacing="false" fo:text-indent="0cm" style:auto-text-indent="false" fo:padding="0cm" fo:border="none"/>
    </style:style>
    <style:style style:name="P128" style:family="paragraph" style:parent-style-name="Text_20_body" style:list-style-name="L39">
      <style:paragraph-properties fo:margin-left="0cm" fo:margin-right="0cm" fo:text-indent="0cm" style:auto-text-indent="false" fo:padding="0cm" fo:border="none"/>
    </style:style>
    <style:style style:name="P129" style:family="paragraph" style:parent-style-name="Text_20_body" style:list-style-name="L40">
      <style:paragraph-properties fo:margin-left="0cm" fo:margin-right="0cm" fo:margin-top="0cm" fo:margin-bottom="0cm" style:contextual-spacing="false" fo:text-indent="0cm" style:auto-text-indent="false" fo:padding="0cm" fo:border="none"/>
    </style:style>
    <style:style style:name="P130" style:family="paragraph" style:parent-style-name="Text_20_body" style:list-style-name="L40">
      <style:paragraph-properties fo:margin-left="0cm" fo:margin-right="0cm" fo:text-indent="0cm" style:auto-text-indent="false" fo:padding="0cm" fo:border="none"/>
    </style:style>
    <style:style style:name="P131" style:family="paragraph" style:parent-style-name="Text_20_body" style:list-style-name="L41">
      <style:paragraph-properties fo:margin-left="0cm" fo:margin-right="0cm" fo:margin-top="0cm" fo:margin-bottom="0cm" style:contextual-spacing="false" fo:text-indent="0cm" style:auto-text-indent="false" fo:padding="0cm" fo:border="none"/>
    </style:style>
    <style:style style:name="P132" style:family="paragraph" style:parent-style-name="Text_20_body" style:list-style-name="L41">
      <style:paragraph-properties fo:margin-left="0cm" fo:margin-right="0cm" fo:text-indent="0cm" style:auto-text-indent="false" fo:padding="0cm" fo:border="none"/>
    </style:style>
    <style:style style:name="P133" style:family="paragraph" style:parent-style-name="Text_20_body" style:list-style-name="L42">
      <style:paragraph-properties fo:margin-left="0cm" fo:margin-right="0cm" fo:margin-top="0cm" fo:margin-bottom="0cm" style:contextual-spacing="false" fo:text-indent="0cm" style:auto-text-indent="false" fo:padding="0cm" fo:border="none"/>
    </style:style>
    <style:style style:name="P134" style:family="paragraph" style:parent-style-name="Text_20_body" style:list-style-name="L42">
      <style:paragraph-properties fo:margin-left="0cm" fo:margin-right="0cm" fo:text-indent="0cm" style:auto-text-indent="false" fo:padding="0cm" fo:border="none"/>
    </style:style>
    <style:style style:name="P135" style:family="paragraph" style:parent-style-name="Text_20_body" style:list-style-name="L43">
      <style:paragraph-properties fo:margin-left="0cm" fo:margin-right="0cm" fo:margin-top="0cm" fo:margin-bottom="0cm" style:contextual-spacing="false" fo:text-indent="0cm" style:auto-text-indent="false" fo:padding="0cm" fo:border="none"/>
    </style:style>
    <style:style style:name="P136" style:family="paragraph" style:parent-style-name="Text_20_body" style:list-style-name="L43">
      <style:paragraph-properties fo:margin-left="0cm" fo:margin-right="0cm" fo:text-indent="0cm" style:auto-text-indent="false" fo:padding="0cm" fo:border="none"/>
    </style:style>
    <style:style style:name="T1" style:family="text">
      <style:text-properties loext:padding="0cm" loext:border="none"/>
    </style:style>
    <style:style style:name="T2" style:family="text">
      <style:text-properties loext:padding-left="0cm" loext:padding-right="0cm" loext:padding-top="0cm" loext:padding-bottom="0.344cm" loext:border-left="none" loext:border-right="none" loext:border-top="none" loext:border-bottom="0.06pt solid #000000"/>
    </style:style>
    <style:style style:name="T3" style:family="text">
      <style:text-properties loext:padding-left="0.049cm" loext:padding-right="0cm" loext:padding-top="0.049cm" loext:padding-bottom="0.049cm" loext:border-left="0.06pt solid #ffffff" loext:border-right="none" loext:border-top="0.06pt solid #ffffff" loext:border-bottom="0.06pt solid #ffffff"/>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3" style:family="graphic" style:parent-style-name="Graphics">
      <style:graphic-properties fo:margin-left="0cm" fo:margin-right="0cm" fo:margin-top="0cm" fo:margin-bottom="0cm" style:wrap="run-through" style:number-wrapped-paragraphs="no-limit" style:vertical-pos="top" style:vertical-rel="char" style:horizontal-pos="from-left" style:horizontal-rel="page" fo:padding="0.049cm" fo:border="2.24pt solid #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397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1.058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b2222" fo:margin-left="0cm" fo:margin-right="0cm"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style:style style:name="Sect3"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314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314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1" svg:x="0cm" svg:y="0cm" svg:width="11.642cm" draw:z-index="1">
        <draw:text-box fo:min-height="17.092cm">
          <text:p text:style-name="P20">Related Articles</text:p>
          <text:list text:style-name="L5">
            <text:list-item>
              <text:p text:style-name="P72"><text:a xlink:type="simple" xlink:href="https://www.geeksforgeeks.org/community/?ref=leftbar" text:style-name="Internet_20_link" text:visited-style-name="Visited_20_Internet_20_Link"><text:span text:style-name="T2">Explore Our Geeks Community</text:span></text:a></text:p>
            </text:list-item>
            <text:list-item>
              <text:p text:style-name="P72"><text:a xlink:type="simple" xlink:href="https://www.geeksforgeeks.org/backtracking-algorithms/?ref=lbp" text:style-name="Internet_20_link" text:visited-style-name="Visited_20_Internet_20_Link"><text:span text:style-name="T2">Backtracking Algorithms</text:span></text:a></text:p>
            </text:list-item>
            <text:list-item>
              <text:p text:style-name="P72"><text:a xlink:type="simple" xlink:href="https://www.geeksforgeeks.org/introduction-to-backtracking-data-structure-and-algorithm-tutorials/?ref=lbp" text:style-name="Internet_20_link" text:visited-style-name="Visited_20_Internet_20_Link"><text:span text:style-name="T2">Introduction to Backtracking - Data Structure and Algorithm Tutorials</text:span></text:a></text:p>
            </text:list-item>
            <text:list-item>
              <text:p text:style-name="P72"><text:a xlink:type="simple" xlink:href="https://www.geeksforgeeks.org/difference-between-backtracking-and-branch-n-bound-technique/?ref=lbp" text:style-name="Internet_20_link" text:visited-style-name="Visited_20_Internet_20_Link"><text:span text:style-name="T2">Difference between Backtracking and Branch-N-Bound technique</text:span></text:a></text:p>
            </text:list-item>
            <text:list-item>
              <text:p text:style-name="P73"><text:a xlink:type="simple" xlink:href="https://www.geeksforgeeks.org/what-is-the-difference-between-backtracking-and-recursion/?ref=lbp" text:style-name="Internet_20_link" text:visited-style-name="Visited_20_Internet_20_Link"><text:span text:style-name="T2">What is the difference between Backtracking and Recursion?</text:span></text:a></text:p>
              <text:list>
                <text:list-header>
                  <text:h text:style-name="P3" text:outline-level="2">Standard problems on backtracking</text:h>
                </text:list-header>
                <text:list-item>
                  <text:p text:style-name="P72"><text:a xlink:type="simple" xlink:href="https://www.geeksforgeeks.org/the-knights-tour-problem/?ref=lbp" text:style-name="Internet_20_link" text:visited-style-name="Visited_20_Internet_20_Link"><text:span text:style-name="T2">The Knight's tour problem</text:span></text:a></text:p>
                </text:list-item>
                <text:list-item>
                  <text:p text:style-name="P72"><text:a xlink:type="simple" xlink:href="https://www.geeksforgeeks.org/rat-in-a-maze/?ref=lbp" text:style-name="Internet_20_link" text:visited-style-name="Visited_20_Internet_20_Link"><text:span text:style-name="T2">Rat in a Maze</text:span></text:a></text:p>
                </text:list-item>
                <text:list-item>
                  <text:p text:style-name="P72"><text:a xlink:type="simple" xlink:href="https://www.geeksforgeeks.org/n-queen-problem-backtracking-3/?ref=lbp" text:style-name="Internet_20_link" text:visited-style-name="Visited_20_Internet_20_Link"><text:span text:style-name="T2">N Queen Problem</text:span></text:a></text:p>
                </text:list-item>
                <text:list-item>
                  <text:p text:style-name="P72"><text:a xlink:type="simple" xlink:href="https://www.geeksforgeeks.org/subset-sum-problem/?ref=lbp" text:style-name="Internet_20_link" text:visited-style-name="Visited_20_Internet_20_Link"><text:span text:style-name="T2">Subset Sum Problem using Backtracking</text:span></text:a></text:p>
                </text:list-item>
                <text:list-item>
                  <text:p text:style-name="P72"><text:a xlink:type="simple" xlink:href="https://www.geeksforgeeks.org/m-coloring-problem/?ref=lbp" text:style-name="Internet_20_link" text:visited-style-name="Visited_20_Internet_20_Link"><text:span text:style-name="T2">M-Coloring Problem</text:span></text:a></text:p>
                </text:list-item>
                <text:list-item>
                  <text:p text:style-name="P72"><text:a xlink:type="simple" xlink:href="https://www.geeksforgeeks.org/hamiltonian-cycle/?ref=lbp" text:style-name="Internet_20_link" text:visited-style-name="Visited_20_Internet_20_Link"><text:span text:style-name="T2">Hamiltonian Cycle</text:span></text:a></text:p>
                </text:list-item>
                <text:list-item>
                  <text:p text:style-name="P72"><text:a xlink:type="simple" xlink:href="https://www.geeksforgeeks.org/sudoku-backtracking-7/?ref=lbp" text:style-name="Internet_20_link" text:visited-style-name="Visited_20_Internet_20_Link"><text:span text:style-name="T2">Algorithm to Solve Sudoku | Sudoku Solver</text:span></text:a></text:p>
                </text:list-item>
                <text:list-item>
                  <text:p text:style-name="P72"><text:a xlink:type="simple" xlink:href="https://www.geeksforgeeks.org/magnet-puzzle/?ref=lbp" text:style-name="Internet_20_link" text:visited-style-name="Visited_20_Internet_20_Link"><text:span text:style-name="T2">Magnet Puzzle</text:span></text:a></text:p>
                </text:list-item>
                <text:list-item>
                  <text:p text:style-name="P72"><text:a xlink:type="simple" xlink:href="https://www.geeksforgeeks.org/remove-invalid-parentheses/?ref=lbp" text:style-name="Internet_20_link" text:visited-style-name="Visited_20_Internet_20_Link"><text:span text:style-name="T2">Remove Invalid Parentheses</text:span></text:a></text:p>
                </text:list-item>
                <text:list-item>
                  <text:p text:style-name="P72"><text:a xlink:type="simple" xlink:href="https://www.geeksforgeeks.org/backtracking-approach-generate-n-bit-gray-codes/?ref=lbp" text:style-name="Internet_20_link" text:visited-style-name="Visited_20_Internet_20_Link"><text:span text:style-name="T2">A backtracking approach to generate n bit Gray Codes</text:span></text:a></text:p>
                </text:list-item>
                <text:list-item>
                  <text:p text:style-name="P73"><text:a xlink:type="simple" xlink:href="https://www.geeksforgeeks.org/write-a-c-program-to-print-all-permutations-of-a-given-string/?ref=lbp" text:style-name="Internet_20_link" text:visited-style-name="Visited_20_Internet_20_Link"><text:span text:style-name="T2">Permutations of given String</text:span></text:a></text:p>
                  <text:h text:style-name="P3" text:outline-level="2">Easy Problems on Backtracking</text:h>
                  <text:h text:style-name="P3" text:outline-level="2">Medium prblems on Backtracking</text:h>
                  <text:h text:style-name="P3" text:outline-level="2">Hard problems on Backtracking</text:h>
                </text:list-item>
              </text:list>
            </text:list-item>
          </text:list>
        </draw:text-box>
      </draw:frame>
      <text:p text:style-name="P12"><text:a xlink:type="simple" xlink:href="https://www.geeksforgeeks.org/sudoku-backtracking-7/#main" text:style-name="Internet_20_link" text:visited-style-name="Visited_20_Internet_20_Link"><text:span text:style-name="T1">Skip to content</text:span></text:a></text:p>
      <text:p text:style-name="P13"><draw:a xlink:type="simple" xlink:href="https://www.geeksforgeeks.org/"><draw:frame draw:style-name="fr7" draw:name="Image1" text:anchor-type="as-char" svg:width="2.17cm" svg:height="0.847cm" draw:z-index="0"><draw:image xlink:href="https://media.geeksforgeeks.org/gfg-gg-logo.svg" xlink:type="simple" xlink:show="embed" xlink:actuate="onLoad"/><svg:title>geeksforgeeks</svg:title></draw:frame></draw:a></text:p>
      <text:list text:style-name="L1">
        <text:list-item>
          <text:p text:style-name="P16">DSA</text:p>
        </text:list-item>
        <text:list-item>
          <text:p text:style-name="P17">Tutorials</text:p>
        </text:list-item>
        <text:list-item>
          <text:p text:style-name="P17">Data Science</text:p>
        </text:list-item>
        <text:list-item>
          <text:p text:style-name="P18">Web Dev</text:p>
        </text:list-item>
      </text:list>
      <text:section text:style-name="Sect1" text:name="darkMode-wrap-red-dot">
        <text:list text:style-name="L2">
          <text:list-item>
            <text:p text:style-name="P61"/>
          </text:list-item>
        </text:list>
      </text:section>
      <text:section text:style-name="Sect2" text:name="g_translater">
        <text:list text:continue-numbering="true" text:style-name="L2">
          <text:list-item>
            <text:p text:style-name="P61"/>
          </text:list-item>
        </text:list>
      </text:section>
      <text:list text:continue-numbering="true" text:style-name="L2">
        <text:list-item>
          <text:p text:style-name="P62"><text:a xlink:type="simple" xlink:href="https://auth.geeksforgeeks.org/?to=https://www.geeksforgeeks.org/sudoku-backtracking-7/" text:style-name="Internet_20_link" text:visited-style-name="Visited_20_Internet_20_Link"><text:bookmark text:name="userProfileId"/><text:span text:style-name="T1">Sign In</text:span></text:a></text:p>
        </text:list-item>
      </text:list>
      <text:list text:style-name="L3">
        <text:list-item>
          <text:p text:style-name="P63"><text:a xlink:type="simple" xlink:href="https://auth.geeksforgeeks.org/?to=https://www.geeksforgeeks.org/sudoku-backtracking-7/" office:target-frame-name="_self" xlink:show="replace" text:style-name="Internet_20_link" text:visited-style-name="Visited_20_Internet_20_Link"><text:span text:style-name="T1">Sign In</text:span></text:a></text:p>
        </text:list-item>
        <text:list-item>
          <text:p text:style-name="P63"><text:a xlink:type="simple" xlink:href="https://www.geeksforgeeks.org/?ref=ghm" office:target-frame-name="_self" xlink:show="replace" text:style-name="Internet_20_link" text:visited-style-name="Visited_20_Internet_20_Link"><text:span text:style-name="T1">Home</text:span></text:a></text:p>
        </text:list-item>
        <text:list-item>
          <text:p text:style-name="P63"><text:a xlink:type="simple" xlink:href="https://www.geeksforgeeks.org/videos/watchlist/?ref=ghm" office:target-frame-name="_self" xlink:show="replace" text:style-name="Internet_20_link" text:visited-style-name="Visited_20_Internet_20_Link"><text:span text:style-name="T1">Saved Videos</text:span></text:a></text:p>
        </text:list-item>
        <text:list-item>
          <text:p text:style-name="P63"><text:a xlink:type="simple" xlink:href="https://practice.geeksforgeeks.org/courses?utm_source=geeksforgeeks&amp;utm_medium=main_header&amp;utm_campaign=courses" office:target-frame-name="_self" xlink:show="replace" text:style-name="Internet_20_link" text:visited-style-name="Visited_20_Internet_20_Link"><text:span text:style-name="T1">Courses</text:span></text:a></text:p>
          <text:list>
            <text:list-header>
              <text:h text:style-name="P2" text:outline-level="2"><text:bookmark text:name="sidebar-list"/>Data Structures and Algorithms</text:h>
              <text:h text:style-name="P2" text:outline-level="2">ML &amp; Data Science</text:h>
              <text:h text:style-name="P2" text:outline-level="2">Web Development</text:h>
              <text:h text:style-name="P2" text:outline-level="2">Languages</text:h>
              <text:h text:style-name="P2" text:outline-level="2">Interview Corner</text:h>
              <text:h text:style-name="P2" text:outline-level="2">CS Subjects</text:h>
              <text:h text:style-name="P2" text:outline-level="2">Jobs</text:h>
              <text:h text:style-name="P2" text:outline-level="2">Practice</text:h>
              <text:h text:style-name="P2" text:outline-level="2">Contests</text:h>
            </text:list-header>
          </text:list>
        </text:list-item>
        <text:list-item>
          <text:p text:style-name="P63"><text:a xlink:type="simple" xlink:href="https://www.geeksforgeeks.org/category/guestblogs/?ref=ghm" office:target-frame-name="_self" xlink:show="replace" text:style-name="Internet_20_link" text:visited-style-name="Visited_20_Internet_20_Link"><text:span text:style-name="T1">GBlog</text:span></text:a></text:p>
        </text:list-item>
        <text:list-item>
          <text:p text:style-name="P63"><text:a xlink:type="simple" xlink:href="https://www.geeksforgeeks.org/puzzles/?ref=ghm" office:target-frame-name="_self" xlink:show="replace" text:style-name="Internet_20_link" text:visited-style-name="Visited_20_Internet_20_Link"><text:span text:style-name="T1">Puzzles</text:span></text:a></text:p>
        </text:list-item>
        <text:list-item>
          <text:p text:style-name="P64"><text:a xlink:type="simple" xlink:href="https://www.geeksforgeeks.org/geeks-classes-geeksforgeeks/?ref=ghm" office:target-frame-name="_self" xlink:show="replace" text:style-name="Internet_20_link" text:visited-style-name="Visited_20_Internet_20_Link"><text:soft-page-break/><text:span text:style-name="T1">What's New ?</text:span></text:a></text:p>
        </text:list-item>
      </text:list>
      <text:p text:style-name="P20"> Change Language</text:p>
      <text:list text:style-name="L4">
        <text:list-item>
          <text:p text:style-name="P70"><text:a xlink:type="simple" xlink:href="https://www.geeksforgeeks.org/dsa-roadmap-for-beginner-to-advanced-by-sandeep-jain/?ref=shm" text:style-name="Internet_20_link" text:visited-style-name="Visited_20_Internet_20_Link"><text:bookmark text:name="hslider"/><text:span text:style-name="T1">DSA by Sandeep Jain</text:span></text:a></text:p>
        </text:list-item>
        <text:list-item>
          <text:p text:style-name="P70"><text:a xlink:type="simple" xlink:href="https://www.geeksforgeeks.org/complete-guide-to-dsa-for-beginners/?ref=shm" text:style-name="Internet_20_link" text:visited-style-name="Visited_20_Internet_20_Link"><text:span text:style-name="T1">DSA for Beginners</text:span></text:a></text:p>
        </text:list-item>
        <text:list-item>
          <text:p text:style-name="P70"><text:a xlink:type="simple" xlink:href="https://www.geeksforgeeks.org/learn-data-structures-and-algorithms-dsa-tutorial/?ref=shm" text:style-name="Internet_20_link" text:visited-style-name="Visited_20_Internet_20_Link"><text:span text:style-name="T1">DSA Tutorial</text:span></text:a></text:p>
        </text:list-item>
        <text:list-item>
          <text:p text:style-name="P70"><text:a xlink:type="simple" xlink:href="https://www.geeksforgeeks.org/data-structures/?ref=shm" text:style-name="Internet_20_link" text:visited-style-name="Visited_20_Internet_20_Link"><text:span text:style-name="T1">Data Structures</text:span></text:a></text:p>
        </text:list-item>
        <text:list-item>
          <text:p text:style-name="P70"><text:a xlink:type="simple" xlink:href="https://www.geeksforgeeks.org/fundamentals-of-algorithms/?ref=shm" text:style-name="Internet_20_link" text:visited-style-name="Visited_20_Internet_20_Link"><text:span text:style-name="T1">Algorithms</text:span></text:a></text:p>
        </text:list-item>
        <text:list-item>
          <text:p text:style-name="P70"><text:a xlink:type="simple" xlink:href="https://www.geeksforgeeks.org/complete-guide-to-arrays-data-structure/?ref=shm" text:style-name="Internet_20_link" text:visited-style-name="Visited_20_Internet_20_Link"><text:span text:style-name="T1">Array</text:span></text:a></text:p>
        </text:list-item>
        <text:list-item>
          <text:p text:style-name="P70"><text:a xlink:type="simple" xlink:href="https://www.geeksforgeeks.org/complete-guide-to-string-data-structure/?ref=shm" text:style-name="Internet_20_link" text:visited-style-name="Visited_20_Internet_20_Link"><text:span text:style-name="T1">Strings</text:span></text:a></text:p>
        </text:list-item>
        <text:list-item>
          <text:p text:style-name="P70"><text:a xlink:type="simple" xlink:href="https://www.geeksforgeeks.org/complete-guide-to-linked-list-data-structure/?ref=shm" text:style-name="Internet_20_link" text:visited-style-name="Visited_20_Internet_20_Link"><text:span text:style-name="T1">Linked List</text:span></text:a></text:p>
        </text:list-item>
        <text:list-item>
          <text:p text:style-name="P70"><text:a xlink:type="simple" xlink:href="https://www.geeksforgeeks.org/complete-guide-to-recursion-and-backtracking/?ref=shm" text:style-name="Internet_20_link" text:visited-style-name="Visited_20_Internet_20_Link"><text:span text:style-name="T1">Recursion &amp; Backtracking</text:span></text:a></text:p>
        </text:list-item>
        <text:list-item>
          <text:p text:style-name="P70"><text:a xlink:type="simple" xlink:href="https://www.geeksforgeeks.org/complete-guide-to-dynamic-programming/?ref=shm" text:style-name="Internet_20_link" text:visited-style-name="Visited_20_Internet_20_Link"><text:span text:style-name="T1">Dynamic Programming</text:span></text:a></text:p>
        </text:list-item>
        <text:list-item>
          <text:p text:style-name="P70"><text:a xlink:type="simple" xlink:href="https://www.geeksforgeeks.org/stack-data-structure/?ref=shm" text:style-name="Internet_20_link" text:visited-style-name="Visited_20_Internet_20_Link"><text:span text:style-name="T1">Stack</text:span></text:a></text:p>
        </text:list-item>
        <text:list-item>
          <text:p text:style-name="P70"><text:a xlink:type="simple" xlink:href="https://www.geeksforgeeks.org/queue-data-structure/?ref=shm" text:style-name="Internet_20_link" text:visited-style-name="Visited_20_Internet_20_Link"><text:span text:style-name="T1">Queue</text:span></text:a></text:p>
        </text:list-item>
        <text:list-item>
          <text:p text:style-name="P70"><text:a xlink:type="simple" xlink:href="https://www.geeksforgeeks.org/introduction-to-tree-data-structure-and-algorithm-tutorials/?ref=shm" text:style-name="Internet_20_link" text:visited-style-name="Visited_20_Internet_20_Link"><text:span text:style-name="T1">Tree</text:span></text:a></text:p>
        </text:list-item>
        <text:list-item>
          <text:p text:style-name="P70"><text:a xlink:type="simple" xlink:href="https://www.geeksforgeeks.org/graph-data-structure-and-algorithms/?ref=shm" text:style-name="Internet_20_link" text:visited-style-name="Visited_20_Internet_20_Link"><text:span text:style-name="T1">Graph</text:span></text:a></text:p>
        </text:list-item>
        <text:list-item>
          <text:p text:style-name="P70"><text:a xlink:type="simple" xlink:href="https://www.geeksforgeeks.org/searching-algorithms/?ref=shm" text:style-name="Internet_20_link" text:visited-style-name="Visited_20_Internet_20_Link"><text:span text:style-name="T1">Searching</text:span></text:a></text:p>
        </text:list-item>
        <text:list-item>
          <text:p text:style-name="P70"><text:a xlink:type="simple" xlink:href="https://www.geeksforgeeks.org/sorting-algorithms/?ref=shm" text:style-name="Internet_20_link" text:visited-style-name="Visited_20_Internet_20_Link"><text:span text:style-name="T1">Sorting</text:span></text:a></text:p>
        </text:list-item>
        <text:list-item>
          <text:p text:style-name="P70"><text:a xlink:type="simple" xlink:href="https://www.geeksforgeeks.org/introduction-to-recursion-data-structure-and-algorithm-tutorials/?ref=shm" text:style-name="Internet_20_link" text:visited-style-name="Visited_20_Internet_20_Link"><text:span text:style-name="T1">Recursion</text:span></text:a></text:p>
        </text:list-item>
        <text:list-item>
          <text:p text:style-name="P70"><text:a xlink:type="simple" xlink:href="https://www.geeksforgeeks.org/binary-tree-data-structure/?ref=shm" text:style-name="Internet_20_link" text:visited-style-name="Visited_20_Internet_20_Link"><text:span text:style-name="T1">Binary Tree</text:span></text:a></text:p>
        </text:list-item>
        <text:list-item>
          <text:p text:style-name="P70"><text:a xlink:type="simple" xlink:href="https://www.geeksforgeeks.org/binary-search-tree-data-structure/?ref=shm" text:style-name="Internet_20_link" text:visited-style-name="Visited_20_Internet_20_Link"><text:span text:style-name="T1">Binary Search Tree</text:span></text:a></text:p>
        </text:list-item>
        <text:list-item>
          <text:p text:style-name="P70"><text:a xlink:type="simple" xlink:href="https://www.geeksforgeeks.org/heap-data-structure/?ref=shm" text:style-name="Internet_20_link" text:visited-style-name="Visited_20_Internet_20_Link"><text:span text:style-name="T1">Heap</text:span></text:a></text:p>
        </text:list-item>
        <text:list-item>
          <text:p text:style-name="P70"><text:a xlink:type="simple" xlink:href="https://www.geeksforgeeks.org/hashing-data-structure/?ref=shm" text:style-name="Internet_20_link" text:visited-style-name="Visited_20_Internet_20_Link"><text:span text:style-name="T1">Hashing</text:span></text:a></text:p>
        </text:list-item>
        <text:list-item>
          <text:p text:style-name="P70"><text:a xlink:type="simple" xlink:href="https://www.geeksforgeeks.org/divide-and-conquer/?ref=shm" text:style-name="Internet_20_link" text:visited-style-name="Visited_20_Internet_20_Link"><text:span text:style-name="T1">Divide &amp; Conquer</text:span></text:a></text:p>
        </text:list-item>
        <text:list-item>
          <text:p text:style-name="P70"><text:a xlink:type="simple" xlink:href="https://www.geeksforgeeks.org/mathematical-algorithms/?ref=shm" text:style-name="Internet_20_link" text:visited-style-name="Visited_20_Internet_20_Link"><text:span text:style-name="T1">Mathematical</text:span></text:a></text:p>
        </text:list-item>
        <text:list-item>
          <text:p text:style-name="P70"><text:a xlink:type="simple" xlink:href="https://www.geeksforgeeks.org/geometric-algorithms/?ref=shm" text:style-name="Internet_20_link" text:visited-style-name="Visited_20_Internet_20_Link"><text:span text:style-name="T1">Geometric</text:span></text:a></text:p>
        </text:list-item>
        <text:list-item>
          <text:p text:style-name="P70"><text:a xlink:type="simple" xlink:href="https://www.geeksforgeeks.org/bitwise-algorithms/?ref=shm" text:style-name="Internet_20_link" text:visited-style-name="Visited_20_Internet_20_Link"><text:span text:style-name="T1">Bitwise</text:span></text:a></text:p>
        </text:list-item>
        <text:list-item>
          <text:p text:style-name="P70"><text:a xlink:type="simple" xlink:href="https://www.geeksforgeeks.org/greedy-algorithms/?ref=shm" text:style-name="Internet_20_link" text:visited-style-name="Visited_20_Internet_20_Link"><text:span text:style-name="T1">Greedy</text:span></text:a></text:p>
        </text:list-item>
        <text:list-item>
          <text:p text:style-name="P70"><text:a xlink:type="simple" xlink:href="https://www.geeksforgeeks.org/backtracking-algorithms/?ref=shm" text:style-name="Internet_20_link" text:visited-style-name="Visited_20_Internet_20_Link"><text:span text:style-name="T1">Backtracking</text:span></text:a></text:p>
        </text:list-item>
        <text:list-item>
          <text:p text:style-name="P70"><text:a xlink:type="simple" xlink:href="https://www.geeksforgeeks.org/branch-and-bound-algorithm/?ref=shm" text:style-name="Internet_20_link" text:visited-style-name="Visited_20_Internet_20_Link"><text:span text:style-name="T1">Branch and Bound</text:span></text:a></text:p>
        </text:list-item>
        <text:list-item>
          <text:p text:style-name="P70"><text:a xlink:type="simple" xlink:href="https://www.geeksforgeeks.org/matrix/?ref=shm" text:style-name="Internet_20_link" text:visited-style-name="Visited_20_Internet_20_Link"><text:span text:style-name="T1">Matrix</text:span></text:a></text:p>
        </text:list-item>
        <text:list-item>
          <text:p text:style-name="P70"><text:a xlink:type="simple" xlink:href="https://www.geeksforgeeks.org/algorithms-gq/pattern-searching/?ref=shm" text:style-name="Internet_20_link" text:visited-style-name="Visited_20_Internet_20_Link"><text:span text:style-name="T1">Pattern Searching</text:span></text:a></text:p>
        </text:list-item>
        <text:list-item>
          <text:p text:style-name="P71"><text:a xlink:type="simple" xlink:href="https://www.geeksforgeeks.org/randomized-algorithms/?ref=shm" text:style-name="Internet_20_link" text:visited-style-name="Visited_20_Internet_20_Link"><text:span text:style-name="T1">Randomized</text:span></text:a></text:p>
        </text:list-item>
      </text:list>
      <text:section text:style-name="Sect2" text:name="main">
        <text:p text:style-name="P66"/>
        <text:section text:style-name="Sect2" text:name="home-page">
          <text:list text:style-name="L6">
            <text:list-item>
              <text:p text:style-name="P74"><text:a xlink:type="simple" xlink:href="https://www.geeksforgeeks.org/community/?ref=leftbar" text:style-name="Internet_20_link" text:visited-style-name="Visited_20_Internet_20_Link"><text:span text:style-name="T1">Explore Our Geeks Community</text:span></text:a></text:p>
            </text:list-item>
            <text:list-item>
              <text:p text:style-name="P74"><text:a xlink:type="simple" xlink:href="https://www.geeksforgeeks.org/backtracking-algorithms/?ref=lbp" text:style-name="Internet_20_link" text:visited-style-name="Visited_20_Internet_20_Link"><text:span text:style-name="T1">Backtracking Algorithms</text:span></text:a></text:p>
            </text:list-item>
            <text:list-item>
              <text:p text:style-name="P74"><text:a xlink:type="simple" xlink:href="https://www.geeksforgeeks.org/introduction-to-backtracking-data-structure-and-algorithm-tutorials/?ref=lbp" text:style-name="Internet_20_link" text:visited-style-name="Visited_20_Internet_20_Link"><text:span text:style-name="T1">Introduction to Backtracking - Data Structure and Algorithm Tutorials</text:span></text:a></text:p>
            </text:list-item>
            <text:list-item>
              <text:p text:style-name="P74"><text:a xlink:type="simple" xlink:href="https://www.geeksforgeeks.org/difference-between-backtracking-and-branch-n-bound-technique/?ref=lbp" text:style-name="Internet_20_link" text:visited-style-name="Visited_20_Internet_20_Link"><text:span text:style-name="T1">Difference between Backtracking and Branch-N-Bound technique</text:span></text:a></text:p>
            </text:list-item>
            <text:list-item>
              <text:p text:style-name="P75"><text:a xlink:type="simple" xlink:href="https://www.geeksforgeeks.org/what-is-the-difference-between-backtracking-and-recursion/?ref=lbp" text:style-name="Internet_20_link" text:visited-style-name="Visited_20_Internet_20_Link"><text:span text:style-name="T1">What is the difference between Backtracking and Recursion?</text:span></text:a></text:p>
              <text:list>
                <text:list-header>
                  <text:h text:style-name="P4" text:outline-level="2">Standard problems on backtracking</text:h>
                </text:list-header>
                <text:list-item>
                  <text:p text:style-name="P74"><text:a xlink:type="simple" xlink:href="https://www.geeksforgeeks.org/the-knights-tour-problem/?ref=lbp" text:style-name="Internet_20_link" text:visited-style-name="Visited_20_Internet_20_Link"><text:span text:style-name="T1">The Knight's tour problem</text:span></text:a></text:p>
                </text:list-item>
                <text:list-item>
                  <text:p text:style-name="P74"><text:a xlink:type="simple" xlink:href="https://www.geeksforgeeks.org/rat-in-a-maze/?ref=lbp" text:style-name="Internet_20_link" text:visited-style-name="Visited_20_Internet_20_Link"><text:soft-page-break/><text:span text:style-name="T1">Rat in a Maze</text:span></text:a></text:p>
                </text:list-item>
                <text:list-item>
                  <text:p text:style-name="P74"><text:a xlink:type="simple" xlink:href="https://www.geeksforgeeks.org/n-queen-problem-backtracking-3/?ref=lbp" text:style-name="Internet_20_link" text:visited-style-name="Visited_20_Internet_20_Link"><text:span text:style-name="T1">N Queen Problem</text:span></text:a></text:p>
                </text:list-item>
                <text:list-item>
                  <text:p text:style-name="P74"><text:a xlink:type="simple" xlink:href="https://www.geeksforgeeks.org/subset-sum-problem/?ref=lbp" text:style-name="Internet_20_link" text:visited-style-name="Visited_20_Internet_20_Link"><text:span text:style-name="T1">Subset Sum Problem using Backtracking</text:span></text:a></text:p>
                </text:list-item>
                <text:list-item>
                  <text:p text:style-name="P74"><text:a xlink:type="simple" xlink:href="https://www.geeksforgeeks.org/m-coloring-problem/?ref=lbp" text:style-name="Internet_20_link" text:visited-style-name="Visited_20_Internet_20_Link"><text:span text:style-name="T1">M-Coloring Problem</text:span></text:a></text:p>
                </text:list-item>
                <text:list-item>
                  <text:p text:style-name="P74"><text:a xlink:type="simple" xlink:href="https://www.geeksforgeeks.org/hamiltonian-cycle/?ref=lbp" text:style-name="Internet_20_link" text:visited-style-name="Visited_20_Internet_20_Link"><text:span text:style-name="T1">Hamiltonian Cycle</text:span></text:a></text:p>
                </text:list-item>
                <text:list-item>
                  <text:p text:style-name="P74"><text:a xlink:type="simple" xlink:href="https://www.geeksforgeeks.org/sudoku-backtracking-7/?ref=lbp" text:style-name="Internet_20_link" text:visited-style-name="Visited_20_Internet_20_Link"><text:span text:style-name="T1">Algorithm to Solve Sudoku | Sudoku Solver</text:span></text:a></text:p>
                </text:list-item>
                <text:list-item>
                  <text:p text:style-name="P74"><text:a xlink:type="simple" xlink:href="https://www.geeksforgeeks.org/magnet-puzzle/?ref=lbp" text:style-name="Internet_20_link" text:visited-style-name="Visited_20_Internet_20_Link"><text:span text:style-name="T1">Magnet Puzzle</text:span></text:a></text:p>
                </text:list-item>
                <text:list-item>
                  <text:p text:style-name="P74"><text:a xlink:type="simple" xlink:href="https://www.geeksforgeeks.org/remove-invalid-parentheses/?ref=lbp" text:style-name="Internet_20_link" text:visited-style-name="Visited_20_Internet_20_Link"><text:span text:style-name="T1">Remove Invalid Parentheses</text:span></text:a></text:p>
                </text:list-item>
                <text:list-item>
                  <text:p text:style-name="P74"><text:a xlink:type="simple" xlink:href="https://www.geeksforgeeks.org/backtracking-approach-generate-n-bit-gray-codes/?ref=lbp" text:style-name="Internet_20_link" text:visited-style-name="Visited_20_Internet_20_Link"><text:span text:style-name="T1">A backtracking approach to generate n bit Gray Codes</text:span></text:a></text:p>
                </text:list-item>
                <text:list-item>
                  <text:p text:style-name="P75"><text:a xlink:type="simple" xlink:href="https://www.geeksforgeeks.org/write-a-c-program-to-print-all-permutations-of-a-given-string/?ref=lbp" text:style-name="Internet_20_link" text:visited-style-name="Visited_20_Internet_20_Link"><text:span text:style-name="T1">Permutations of given String</text:span></text:a></text:p>
                  <text:h text:style-name="P4" text:outline-level="2">Easy Problems on Backtracking</text:h>
                  <text:h text:style-name="P4" text:outline-level="2">Medium prblems on Backtracking</text:h>
                  <text:h text:style-name="P4" text:outline-level="2">Hard problems on Backtracking</text:h>
                </text:list-item>
              </text:list>
            </text:list-item>
          </text:list>
          <text:h text:style-name="P1" text:outline-level="1">Algorithm to Solve Sudoku | Sudoku Solver</text:h>
          <text:section text:style-name="Sect2" text:name="nav-tab-main">
            <text:p text:style-name="P66"/>
            <text:section text:style-name="Sect2" text:name="read-tab">
              <text:p text:style-name="P76">Read</text:p>
            </text:section>
            <text:section text:style-name="Sect2" text:name="courses-tab-main">
              <text:p text:style-name="P20"/>
              <text:section text:style-name="Sect2" text:name="nav_tab_courses">
                <text:p text:style-name="P78">Courses</text:p>
              </text:section>
            </text:section>
            <text:section text:style-name="Sect2" text:name="practice-tab-main">
              <text:p text:style-name="P19">Practice</text:p>
            </text:section>
            <text:section text:style-name="Sect2" text:name="video-tab-main">
              <text:p text:style-name="P20"/>
              <text:section text:style-name="Sect2" text:name="video_nav_tab">
                <text:p text:style-name="P78">Video<text:span text:style-name="T1"/></text:p>
              </text:section>
            </text:section>
          </text:section>
          <text:list text:style-name="L7">
            <text:list-item>
              <text:p text:style-name="P25"><draw:frame draw:style-name="fr1" draw:name="Frame2" text:anchor-type="char" svg:x="1.058cm" svg:width="1.852cm" draw:z-index="2"><draw:text-box fo:min-height="0.041cm"><text:p text:style-name="P66"/></draw:text-box></draw:frame></text:p>
            </text:list-item>
          </text:list>
          <text:p text:style-name="P21">Given a partially filled 9×9 2D array ‘grid[9][9]’, the goal is to assign digits (from 1 to 9) to the empty cells so that every row, column, and subgrid of size 3×3 contains exactly one instance of the digits from 1 to 9. </text:p>
          <text:p text:style-name="P21"><text:soft-page-break/><draw:frame draw:style-name="fr6" draw:name="Image2" text:anchor-type="as-char" svg:width="2cm" svg:height="7.938cm" draw:z-index="3"><draw:image xlink:href="https://media.geeksforgeeks.org/wp-content/uploads/sudoku.jpg" xlink:type="simple" xlink:show="embed" xlink:actuate="onLoad"/></draw:frame></text:p>
          <text:p text:style-name="P67"><text:span text:style-name="Strong_20_Emphasis"><text:span text:style-name="T1">Examples:</text:span></text:span><text:span text:style-name="T1"> </text:span></text:p>
          <text:p text:style-name="P10"><text:span text:style-name="Strong_20_Emphasis"><text:span text:style-name="T1">Input:</text:span></text:span><text:span text:style-name="T1"> grid<text:line-break/>{ {3, 0, 6, 5, 0, 8, 4, 0, 0},<text:line-break/>{5, 2, 0, 0, 0, 0, 0, 0, 0},<text:line-break/>{0, 8, 7, 0, 0, 0, 0, 3, 1},<text:line-break/>{0, 0, 3, 0, 1, 0, 0, 8, 0},<text:line-break/>{9, 0, 0, 8, 6, 3, 0, 0, 5},<text:line-break/>{0, 5, 0, 0, 9, 0, 6, 0, 0}, <text:line-break/>{1, 3, 0, 0, 0, 0, 2, 5, 0},<text:line-break/>{0, 0, 0, 0, 0, 0, 0, 7, 4},<text:line-break/>{0, 0, 5, 2, 0, 6, 3, 0, 0} }<text:line-break/></text:span><text:span text:style-name="Strong_20_Emphasis"><text:span text:style-name="T1">Output:</text:span></text:span><text:span text:style-name="T1"><text:line-break/>3 1 6 5 7 8 4 9 2<text:line-break/>5 2 9 1 3 4 7 6 8<text:line-break/>4 8 7 6 2 9 5 3 1<text:line-break/>2 6 3 4 1 5 9 8 7<text:line-break/>9 7 4 8 6 3 1 2 5<text:line-break/>8 5 1 7 9 2 6 4 3<text:line-break/>1 3 8 9 4 7 2 5 6<text:line-break/>6 9 2 3 5 1 8 7 4<text:line-break/>7 4 5 2 8 6 3 1 9<text:line-break/></text:span><text:span text:style-name="Strong_20_Emphasis"><text:span text:style-name="T1">Explanation:</text:span></text:span><text:span text:style-name="T1"> Each row, column and 3*3 box of the output matrix contains unique numbers.</text:span></text:p>
          <text:section text:style-name="Sect2" text:name="_GFG_ABP_Incontent_728x90">
            <text:p text:style-name="P10"/>
          </text:section>
          <text:p text:style-name="P10"><text:span text:style-name="Strong_20_Emphasis"><text:span text:style-name="T1">Input:</text:span></text:span><text:span text:style-name="T1"> grid<text:line-break/>{ { 3, 1, 6, 5, 7, 8, 4, 9, 2 },<text:line-break/>{ 5, 2, 9, 1, 3, 4, 7, 6, 8 },<text:line-break/>{ 4, 8, 7, 6, 2, 9, 5, 3, 1 },<text:line-break/>{ 2, 6, 3, 0, 1, 5, 9, 8, 7 },<text:line-break/>{ 9, 7, 4, 8, 6, 0, 1, 2, 5 },<text:line-break/>{ 8, 5, 1, 7, 9, 2, 6, 4, 3 },<text:line-break/>{ 1, 3, 8, 0, 4, 7, 2, 0, 6 },<text:line-break/></text:span><text:soft-page-break/><text:span text:style-name="T1">{ 6, 9, 2, 3, 5, 1, 8, 7, 4 },<text:line-break/>{ 7, 4, 5, 0, 8, 6, 3, 1, 0 } };<text:line-break/></text:span><text:span text:style-name="Strong_20_Emphasis"><text:span text:style-name="T1">Output:</text:span></text:span><text:span text:style-name="T1"><text:line-break/>3 1 6 5 7 8 4 9 2 <text:line-break/>5 2 9 1 3 4 7 6 8 <text:line-break/>4 8 7 6 2 9 5 3 1 <text:line-break/>2 6 3 4 1 5 9 8 7<text:line-break/>9 7 4 8 6 3 1 2 5<text:line-break/>8 5 1 7 9 2 6 4 3<text:line-break/>1 3 8 9 4 7 2 5 6<text:line-break/>6 9 2 3 5 1 8 7 4<text:line-break/>7 4 5 2 8 6 3 1 9 <text:line-break/></text:span><text:span text:style-name="Strong_20_Emphasis"><text:span text:style-name="T1">Explanation:</text:span></text:span><text:span text:style-name="T1"> Each row, column and 3*3 box of the output matrix contains unique numbers.</text:span></text:p>
          <text:p text:style-name="P67"><text:span text:style-name="Strong_20_Emphasis"><text:span text:style-name="T1">Naive Approach:</text:span></text:span></text:p>
          <text:p text:style-name="P11">The naive approach is to generate all possible configurations of numbers from 1 to 9 to fill the empty cells. Try every configuration one by one until the correct configuration is found, i.e. for every unassigned position fill the position with a number from 1 to 9. After filling all the unassigned positions check if the matrix is safe or not. If safe print else recurs for other cases.</text:p>
          <text:p text:style-name="P21">Follow the steps below to solve the problem:</text:p>
          <text:list text:style-name="L8">
            <text:list-item>
              <text:p text:style-name="P26">Create a function that checks if the given matrix is valid sudoku or not. Keep Hashmap for the row, column and boxes. If any number has a frequency greater than 1 in the hashMap return false else return true;</text:p>
            </text:list-item>
            <text:list-item>
              <text:p text:style-name="P26">Create a recursive function that takes a grid and the current row and column index.</text:p>
            </text:list-item>
            <text:list-item>
              <text:p text:style-name="P26">Check some base cases. </text:p>
              <text:list>
                <text:list-item>
                  <text:p text:style-name="P28">If the index is at the end of the matrix, i.e. i=N-1 and j=N then check if the grid is safe or not, if safe print the grid and return true else return false. </text:p>
                </text:list-item>
                <text:list-item>
                  <text:p text:style-name="P28">The other base case is when the value of column is N, i.e j = N, then move to next row, i.e. i++ and j = 0.</text:p>
                </text:list-item>
              </text:list>
            </text:list-item>
            <text:list-item>
              <text:p text:style-name="P26">If the current index is not assigned then fill the element from 1 to 9 and recur for all 9 cases with the index of next element, i.e. i, j+1. if the recursive call returns true then break the loop and return true.</text:p>
            </text:list-item>
            <text:list-item>
              <text:p text:style-name="P27">If the current index is assigned then call the recursive function with the index of the next element, i.e. i, j+1</text:p>
            </text:list-item>
          </text:list>
          <text:p text:style-name="P21">Below is the implementation of the above approach:</text:p>
          <text:list text:style-name="L9">
            <text:list-item>
              <text:p text:style-name="P29"><text:bookmark text:name="tablist1-tab1"/>C++</text:p>
            </text:list-item>
            <text:list-item>
              <text:p text:style-name="P30"><text:bookmark text:name="tablist1-tab2"/>C</text:p>
            </text:list-item>
            <text:list-item>
              <text:p text:style-name="P30"><text:bookmark text:name="tablist1-tab3"/>Java</text:p>
            </text:list-item>
            <text:list-item>
              <text:p text:style-name="P30"><text:bookmark text:name="tablist1-tab4"/>Python3</text:p>
            </text:list-item>
            <text:list-item>
              <text:p text:style-name="P30"><text:bookmark text:name="tablist1-tab5"/>C#</text:p>
            </text:list-item>
            <text:list-item>
              <text:p text:style-name="P31"><text:bookmark text:name="tablist1-tab6"/>Javascript</text:p>
            </text:list-item>
          </text:list>
          <text:section text:style-name="Sect2" text:name="tablist1-panel1">
            <text:p text:style-name="P66"><text:bookmark text:name="copy-code-button"/><text:bookmark text:name="run-and-edit-button"/><text:bookmark text:name="run-code-button"/></text:p>
            <text:section text:style-name="Sect3" text:name="highlighter_102962">
              <table:table table:name="Table1" table:style-name="Table1">
                <table:table-column table:style-name="Table1.A"/>
                <table:table-row>
                  <table:table-cell table:style-name="Table1.A1" office:value-type="string">
                    <text:p text:style-name="P14"><text:span text:style-name="Source_20_Text"><text:span text:style-name="T1">#include &lt;iostream&gt;</text:span></text:span></text:p>
                    <text:p text:style-name="P15"> </text:p>
                    <text:p text:style-name="P14"><text:span text:style-name="Source_20_Text"><text:span text:style-name="T1">using</text:span></text:span><text:span text:style-name="T1"> </text:span><text:span text:style-name="Source_20_Text"><text:span text:style-name="T1">namespace</text:span></text:span><text:span text:style-name="T1"> </text:span><text:span text:style-name="Source_20_Text"><text:span text:style-name="T1">std;</text:span></text:span></text:p>
                    <text:p text:style-name="P15"> </text:p>
                    <text:p text:style-name="P14"><text:span text:style-name="Source_20_Text"><text:span text:style-name="T1">// N is the size of the 2D matrix   N*N</text:span></text:span></text:p>
                    <text:p text:style-name="P14"><text:span text:style-name="Source_20_Text"><text:span text:style-name="T1">#define N 9</text:span></text:span></text:p>
                    <text:p text:style-name="P15"> </text:p>
                    <text:p text:style-name="P14"><text:span text:style-name="Source_20_Text"><text:span text:style-name="T1">/* A utility function to print grid */</text:span></text:span></text:p>
                    <text:p text:style-name="P14"><text:span text:style-name="Source_20_Text"><text:span text:style-name="T1">void</text:span></text:span><text:span text:style-name="T1"> </text:span><text:span text:style-name="Source_20_Text"><text:span text:style-name="T1">print(int</text:span></text:span><text:span text:style-name="T1"> </text:span><text:span text:style-name="Source_20_Text"><text:span text:style-name="T1">arr[N][N])</text:span></text:span></text:p>
                    <text:p text:style-name="P14"><text:span text:style-name="Source_20_Text"><text:span text:style-name="T1">{</text:span></text:span></text:p>
                    <text:p text:style-name="P14"><text:span text:style-name="Source_20_Text"><text:span text:style-name="T1">    for</text:span></text:span><text:span text:style-name="T1"> </text:span><text:span text:style-name="Source_20_Text"><text:span text:style-name="T1">(int</text:span></text:span><text:span text:style-name="T1"> </text:span><text:span text:style-name="Source_20_Text"><text:span text:style-name="T1">i = 0; i &lt; N; i++) </text:span></text:span></text:p>
                    <text:p text:style-name="P14"><text:span text:style-name="Source_20_Text"><text:span text:style-name="T1">    {</text:span></text:span></text:p>
                    <text:p text:style-name="P14"><text:span text:style-name="Source_20_Text"><text:span text:style-name="T1">        for</text:span></text:span><text:span text:style-name="T1"> </text:span><text:span text:style-name="Source_20_Text"><text:span text:style-name="T1">(int</text:span></text:span><text:span text:style-name="T1"> </text:span><text:span text:style-name="Source_20_Text"><text:span text:style-name="T1">j = 0; j &lt; N; j++)</text:span></text:span></text:p>
                    <text:p text:style-name="P14"><text:span text:style-name="Source_20_Text"><text:span text:style-name="T1">            cout &lt;&lt; arr[i][j] &lt;&lt; " ";</text:span></text:span></text:p>
                    <text:p text:style-name="P14"><text:span text:style-name="Source_20_Text"><text:span text:style-name="T1">        cout &lt;&lt; endl;</text:span></text:span></text:p>
                    <text:p text:style-name="P14"><text:span text:style-name="Source_20_Text"><text:span text:style-name="T1">    }</text:span></text:span></text:p>
                    <text:p text:style-name="P14"><text:span text:style-name="Source_20_Text"><text:span text:style-name="T1">}</text:span></text:span></text:p>
                    <text:p text:style-name="P15"> </text:p>
                    <text:p text:style-name="P14"><text:span text:style-name="Source_20_Text"><text:span text:style-name="T1">// Checks whether it will be </text:span></text:span></text:p>
                    <text:p text:style-name="P14"><text:span text:style-name="Source_20_Text"><text:span text:style-name="T1">// legal to assign num to the</text:span></text:span></text:p>
                    <text:p text:style-name="P14"><text:span text:style-name="Source_20_Text"><text:span text:style-name="T1">// given row, col</text:span></text:span></text:p>
                    <text:p text:style-name="P14"><text:span text:style-name="Source_20_Text"><text:span text:style-name="T1">bool</text:span></text:span><text:span text:style-name="T1"> </text:span><text:span text:style-name="Source_20_Text"><text:span text:style-name="T1">isSafe(int</text:span></text:span><text:span text:style-name="T1"> </text:span><text:span text:style-name="Source_20_Text"><text:span text:style-name="T1">grid[N][N], int</text:span></text:span><text:span text:style-name="T1"> </text:span><text:span text:style-name="Source_20_Text"><text:span text:style-name="T1">row, </text:span></text:span></text:p>
                    <text:p text:style-name="P14"><text:span text:style-name="Source_20_Text"><text:span text:style-name="T1">                       int</text:span></text:span><text:span text:style-name="T1"> </text:span><text:span text:style-name="Source_20_Text"><text:span text:style-name="T1">col, int</text:span></text:span><text:span text:style-name="T1"> </text:span><text:span text:style-name="Source_20_Text"><text:span text:style-name="T1">num)</text:span></text:span></text:p>
                    <text:p text:style-name="P14"><text:span text:style-name="Source_20_Text"><text:span text:style-name="T1">{</text:span></text:span></text:p>
                    <text:p text:style-name="P14"><text:span text:style-name="Source_20_Text"><text:span text:style-name="T1">    </text:span></text:span><text:span text:style-name="T1"> </text:span></text:p>
                    <text:p text:style-name="P14"><text:span text:style-name="Source_20_Text"><text:span text:style-name="T1">    // Check if we find the same num </text:span></text:span></text:p>
                    <text:p text:style-name="P14"><text:span text:style-name="Source_20_Text"><text:span text:style-name="T1">    // in the similar row , we</text:span></text:span></text:p>
                    <text:p text:style-name="P14"><text:span text:style-name="Source_20_Text"><text:span text:style-name="T1">    // return false</text:span></text:span></text:p>
                    <text:p text:style-name="P14"><text:span text:style-name="Source_20_Text"><text:span text:style-name="T1">    for</text:span></text:span><text:span text:style-name="T1"> </text:span><text:span text:style-name="Source_20_Text"><text:span text:style-name="T1">(int</text:span></text:span><text:span text:style-name="T1"> </text:span><text:span text:style-name="Source_20_Text"><text:span text:style-name="T1">x = 0; x &lt;= 8; x++)</text:span></text:span></text:p>
                    <text:p text:style-name="P14"><text:span text:style-name="Source_20_Text"><text:span text:style-name="T1">        if</text:span></text:span><text:span text:style-name="T1"> </text:span><text:span text:style-name="Source_20_Text"><text:span text:style-name="T1">(grid[row][x] == num)</text:span></text:span></text:p>
                    <text:p text:style-name="P14"><text:span text:style-name="Source_20_Text"><text:span text:style-name="T1">            return</text:span></text:span><text:span text:style-name="T1"> </text:span><text:span text:style-name="Source_20_Text"><text:span text:style-name="T1">false;</text:span></text:span></text:p>
                    <text:p text:style-name="P15"> </text:p>
                    <text:p text:style-name="P14"><text:span text:style-name="Source_20_Text"><text:span text:style-name="T1">    // Check if we find the same num in </text:span></text:span></text:p>
                    <text:p text:style-name="P14"><text:span text:style-name="Source_20_Text"><text:span text:style-name="T1">    // the similar column , we</text:span></text:span></text:p>
                    <text:p text:style-name="P14"><text:span text:style-name="Source_20_Text"><text:span text:style-name="T1">    // return false</text:span></text:span></text:p>
                    <text:p text:style-name="P14"><text:span text:style-name="Source_20_Text"><text:span text:style-name="T1">    for</text:span></text:span><text:span text:style-name="T1"> </text:span><text:span text:style-name="Source_20_Text"><text:span text:style-name="T1">(int</text:span></text:span><text:span text:style-name="T1"> </text:span><text:span text:style-name="Source_20_Text"><text:span text:style-name="T1">x = 0; x &lt;= 8; x++)</text:span></text:span></text:p>
                    <text:p text:style-name="P14"><text:span text:style-name="Source_20_Text"><text:span text:style-name="T1">        if</text:span></text:span><text:span text:style-name="T1"> </text:span><text:span text:style-name="Source_20_Text"><text:span text:style-name="T1">(grid[x][col] == num)</text:span></text:span></text:p>
                    <text:p text:style-name="P14"><text:span text:style-name="Source_20_Text"><text:span text:style-name="T1">            return</text:span></text:span><text:span text:style-name="T1"> </text:span><text:span text:style-name="Source_20_Text"><text:span text:style-name="T1">false;</text:span></text:span></text:p>
                    <text:p text:style-name="P15"> </text:p>
                    <text:p text:style-name="P14"><text:span text:style-name="Source_20_Text"><text:span text:style-name="T1">    // Check if we find the same num in </text:span></text:span></text:p>
                    <text:p text:style-name="P14"><text:span text:style-name="Source_20_Text"><text:span text:style-name="T1">    // the particular 3*3 matrix,</text:span></text:span></text:p>
                    <text:p text:style-name="P14"><text:span text:style-name="Source_20_Text"><text:span text:style-name="T1">    // we return false</text:span></text:span></text:p>
                    <text:p text:style-name="P14"><text:span text:style-name="Source_20_Text"><text:span text:style-name="T1">    int</text:span></text:span><text:span text:style-name="T1"> </text:span><text:span text:style-name="Source_20_Text"><text:span text:style-name="T1">startRow = row - row % 3, </text:span></text:span></text:p>
                    <text:p text:style-name="P14"><text:span text:style-name="Source_20_Text"><text:span text:style-name="T1">            startCol = col - col % 3;</text:span></text:span></text:p>
                    <text:p text:style-name="P14"><text:span text:style-name="Source_20_Text"><text:span text:style-name="T1">  </text:span></text:span><text:span text:style-name="T1"> </text:span></text:p>
                    <text:p text:style-name="P14"><text:span text:style-name="Source_20_Text"><text:span text:style-name="T1">    for</text:span></text:span><text:span text:style-name="T1"> </text:span><text:span text:style-name="Source_20_Text"><text:span text:style-name="T1">(int</text:span></text:span><text:span text:style-name="T1"> </text:span><text:span text:style-name="Source_20_Text"><text:span text:style-name="T1">i = 0; i &lt; 3; i++)</text:span></text:span></text:p>
                    <text:p text:style-name="P14"><text:span text:style-name="Source_20_Text"><text:span text:style-name="T1">        for</text:span></text:span><text:span text:style-name="T1"> </text:span><text:span text:style-name="Source_20_Text"><text:span text:style-name="T1">(int</text:span></text:span><text:span text:style-name="T1"> </text:span><text:span text:style-name="Source_20_Text"><text:span text:style-name="T1">j = 0; j &lt; 3; j++)</text:span></text:span></text:p>
                    <text:p text:style-name="P14"><text:span text:style-name="Source_20_Text"><text:span text:style-name="T1">            if</text:span></text:span><text:span text:style-name="T1"> </text:span><text:span text:style-name="Source_20_Text"><text:span text:style-name="T1">(grid[i + startRow][j + </text:span></text:span></text:p>
                    <text:p text:style-name="P14"><text:span text:style-name="Source_20_Text"><text:span text:style-name="T1">                            startCol] == num)</text:span></text:span></text:p>
                    <text:p text:style-name="P14"><text:span text:style-name="Source_20_Text"><text:span text:style-name="T1">                return</text:span></text:span><text:span text:style-name="T1"> </text:span><text:span text:style-name="Source_20_Text"><text:span text:style-name="T1">false;</text:span></text:span></text:p>
                    <text:p text:style-name="P15"> </text:p>
                    <text:p text:style-name="P14"><text:soft-page-break/><text:span text:style-name="Source_20_Text"><text:span text:style-name="T1">    return</text:span></text:span><text:span text:style-name="T1"> </text:span><text:span text:style-name="Source_20_Text"><text:span text:style-name="T1">true;</text:span></text:span></text:p>
                    <text:p text:style-name="P14"><text:span text:style-name="Source_20_Text"><text:span text:style-name="T1">}</text:span></text:span></text:p>
                    <text:p text:style-name="P15"> </text:p>
                    <text:p text:style-name="P14"><text:span text:style-name="Source_20_Text"><text:span text:style-name="T1">/* Takes a partially filled-in grid and attempts</text:span></text:span></text:p>
                    <text:p text:style-name="P14"><text:span text:style-name="Source_20_Text"><text:span text:style-name="T1">to assign values to all unassigned locations in</text:span></text:span></text:p>
                    <text:p text:style-name="P14"><text:span text:style-name="Source_20_Text"><text:span text:style-name="T1">such a way to meet the requirements for</text:span></text:span></text:p>
                    <text:p text:style-name="P14"><text:span text:style-name="Source_20_Text"><text:span text:style-name="T1">Sudoku solution (non-duplication across rows,</text:span></text:span></text:p>
                    <text:p text:style-name="P14"><text:span text:style-name="Source_20_Text"><text:span text:style-name="T1">columns, and boxes) */</text:span></text:span></text:p>
                    <text:p text:style-name="P14"><text:span text:style-name="Source_20_Text"><text:span text:style-name="T1">bool</text:span></text:span><text:span text:style-name="T1"> </text:span><text:span text:style-name="Source_20_Text"><text:span text:style-name="T1">solveSudoku(int</text:span></text:span><text:span text:style-name="T1"> </text:span><text:span text:style-name="Source_20_Text"><text:span text:style-name="T1">grid[N][N], int</text:span></text:span><text:span text:style-name="T1"> </text:span><text:span text:style-name="Source_20_Text"><text:span text:style-name="T1">row, int</text:span></text:span><text:span text:style-name="T1"> </text:span><text:span text:style-name="Source_20_Text"><text:span text:style-name="T1">col)</text:span></text:span></text:p>
                    <text:p text:style-name="P14"><text:span text:style-name="Source_20_Text"><text:span text:style-name="T1">{</text:span></text:span></text:p>
                    <text:p text:style-name="P14"><text:span text:style-name="Source_20_Text"><text:span text:style-name="T1">    // Check if we have reached the 8th </text:span></text:span></text:p>
                    <text:p text:style-name="P14"><text:span text:style-name="Source_20_Text"><text:span text:style-name="T1">    // row and 9th column (0</text:span></text:span></text:p>
                    <text:p text:style-name="P14"><text:span text:style-name="Source_20_Text"><text:span text:style-name="T1">    // indexed matrix) , we are </text:span></text:span></text:p>
                    <text:p text:style-name="P14"><text:span text:style-name="Source_20_Text"><text:span text:style-name="T1">    // returning true to avoid</text:span></text:span></text:p>
                    <text:p text:style-name="P14"><text:span text:style-name="Source_20_Text"><text:span text:style-name="T1">    // further backtracking</text:span></text:span></text:p>
                    <text:p text:style-name="P14"><text:span text:style-name="Source_20_Text"><text:span text:style-name="T1">    if</text:span></text:span><text:span text:style-name="T1"> </text:span><text:span text:style-name="Source_20_Text"><text:span text:style-name="T1">(row == N - 1 &amp;&amp; col == N)</text:span></text:span></text:p>
                    <text:p text:style-name="P14"><text:span text:style-name="Source_20_Text"><text:span text:style-name="T1">        return</text:span></text:span><text:span text:style-name="T1"> </text:span><text:span text:style-name="Source_20_Text"><text:span text:style-name="T1">true;</text:span></text:span></text:p>
                    <text:p text:style-name="P15"> </text:p>
                    <text:p text:style-name="P14"><text:span text:style-name="Source_20_Text"><text:span text:style-name="T1">    // Check if column value  becomes 9 , </text:span></text:span></text:p>
                    <text:p text:style-name="P14"><text:span text:style-name="Source_20_Text"><text:span text:style-name="T1">    // we move to next row and</text:span></text:span></text:p>
                    <text:p text:style-name="P14"><text:span text:style-name="Source_20_Text"><text:span text:style-name="T1">    //  column start from 0</text:span></text:span></text:p>
                    <text:p text:style-name="P14"><text:span text:style-name="Source_20_Text"><text:span text:style-name="T1">    if</text:span></text:span><text:span text:style-name="T1"> </text:span><text:span text:style-name="Source_20_Text"><text:span text:style-name="T1">(col == N) {</text:span></text:span></text:p>
                    <text:p text:style-name="P14"><text:span text:style-name="Source_20_Text"><text:span text:style-name="T1">        row++;</text:span></text:span></text:p>
                    <text:p text:style-name="P14"><text:span text:style-name="Source_20_Text"><text:span text:style-name="T1">        col = 0;</text:span></text:span></text:p>
                    <text:p text:style-name="P14"><text:span text:style-name="Source_20_Text"><text:span text:style-name="T1">    }</text:span></text:span></text:p>
                    <text:p text:style-name="P14"><text:span text:style-name="Source_20_Text"><text:span text:style-name="T1">  </text:span></text:span><text:span text:style-name="T1"> </text:span></text:p>
                    <text:p text:style-name="P14"><text:span text:style-name="Source_20_Text"><text:span text:style-name="T1">    // Check if the current position of </text:span></text:span></text:p>
                    <text:p text:style-name="P14"><text:span text:style-name="Source_20_Text"><text:span text:style-name="T1">    // the grid already contains</text:span></text:span></text:p>
                    <text:p text:style-name="P14"><text:span text:style-name="Source_20_Text"><text:span text:style-name="T1">    // value &gt;0, we iterate for next column</text:span></text:span></text:p>
                    <text:p text:style-name="P14"><text:span text:style-name="Source_20_Text"><text:span text:style-name="T1">    if</text:span></text:span><text:span text:style-name="T1"> </text:span><text:span text:style-name="Source_20_Text"><text:span text:style-name="T1">(grid[row][col] &gt; 0)</text:span></text:span></text:p>
                    <text:p text:style-name="P14"><text:span text:style-name="Source_20_Text"><text:span text:style-name="T1">        return</text:span></text:span><text:span text:style-name="T1"> </text:span><text:span text:style-name="Source_20_Text"><text:span text:style-name="T1">solveSudoku(grid, row, col + 1);</text:span></text:span></text:p>
                    <text:p text:style-name="P15"> </text:p>
                    <text:p text:style-name="P14"><text:span text:style-name="Source_20_Text"><text:span text:style-name="T1">    for</text:span></text:span><text:span text:style-name="T1"> </text:span><text:span text:style-name="Source_20_Text"><text:span text:style-name="T1">(int</text:span></text:span><text:span text:style-name="T1"> </text:span><text:span text:style-name="Source_20_Text"><text:span text:style-name="T1">num = 1; num &lt;= N; num++) </text:span></text:span></text:p>
                    <text:p text:style-name="P14"><text:span text:style-name="Source_20_Text"><text:span text:style-name="T1">    {</text:span></text:span></text:p>
                    <text:p text:style-name="P14"><text:span text:style-name="Source_20_Text"><text:span text:style-name="T1">        </text:span></text:span><text:span text:style-name="T1"> </text:span></text:p>
                    <text:p text:style-name="P14"><text:span text:style-name="Source_20_Text"><text:span text:style-name="T1">        // Check if it is safe to place </text:span></text:span></text:p>
                    <text:p text:style-name="P14"><text:span text:style-name="Source_20_Text"><text:span text:style-name="T1">        // the num (1-9)  in the</text:span></text:span></text:p>
                    <text:p text:style-name="P14"><text:span text:style-name="Source_20_Text"><text:span text:style-name="T1">        // given row ,col  -&gt;we </text:span></text:span></text:p>
                    <text:p text:style-name="P14"><text:span text:style-name="Source_20_Text"><text:span text:style-name="T1">        // move to next column</text:span></text:span></text:p>
                    <text:p text:style-name="P14"><text:span text:style-name="Source_20_Text"><text:span text:style-name="T1">        if</text:span></text:span><text:span text:style-name="T1"> </text:span><text:span text:style-name="Source_20_Text"><text:span text:style-name="T1">(isSafe(grid, row, col, num)) </text:span></text:span></text:p>
                    <text:p text:style-name="P14"><text:span text:style-name="Source_20_Text"><text:span text:style-name="T1">        {</text:span></text:span></text:p>
                    <text:p text:style-name="P14"><text:span text:style-name="Source_20_Text"><text:span text:style-name="T1">            </text:span></text:span><text:span text:style-name="T1"> </text:span></text:p>
                    <text:p text:style-name="P14"><text:span text:style-name="Source_20_Text"><text:span text:style-name="T1">           /* Assigning the num in </text:span></text:span></text:p>
                    <text:p text:style-name="P14"><text:span text:style-name="Source_20_Text"><text:span text:style-name="T1">              the current (row,col)</text:span></text:span></text:p>
                    <text:p text:style-name="P14"><text:span text:style-name="Source_20_Text"><text:span text:style-name="T1">              position of the grid</text:span></text:span></text:p>
                    <text:p text:style-name="P14"><text:span text:style-name="Source_20_Text"><text:span text:style-name="T1">              and assuming our assigned </text:span></text:span></text:p>
                    <text:p text:style-name="P14"><text:span text:style-name="Source_20_Text"><text:span text:style-name="T1">              num in the position</text:span></text:span></text:p>
                    <text:p text:style-name="P14"><text:span text:style-name="Source_20_Text"><text:span text:style-name="T1">              is correct     */</text:span></text:span></text:p>
                    <text:p text:style-name="P14"><text:span text:style-name="Source_20_Text"><text:span text:style-name="T1">            grid[row][col] = num;</text:span></text:span></text:p>
                    <text:p text:style-name="P14"><text:span text:style-name="Source_20_Text"><text:span text:style-name="T1">          </text:span></text:span><text:span text:style-name="T1"> </text:span></text:p>
                    <text:p text:style-name="P14"><text:span text:style-name="Source_20_Text"><text:span text:style-name="T1">            //  Checking for next possibility with next</text:span></text:span></text:p>
                    <text:p text:style-name="P14"><text:soft-page-break/><text:span text:style-name="Source_20_Text"><text:span text:style-name="T1">            //  column</text:span></text:span></text:p>
                    <text:p text:style-name="P14"><text:span text:style-name="Source_20_Text"><text:span text:style-name="T1">            if</text:span></text:span><text:span text:style-name="T1"> </text:span><text:span text:style-name="Source_20_Text"><text:span text:style-name="T1">(solveSudoku(grid, row, col + 1))</text:span></text:span></text:p>
                    <text:p text:style-name="P14"><text:span text:style-name="Source_20_Text"><text:span text:style-name="T1">                return</text:span></text:span><text:span text:style-name="T1"> </text:span><text:span text:style-name="Source_20_Text"><text:span text:style-name="T1">true;</text:span></text:span></text:p>
                    <text:p text:style-name="P14"><text:span text:style-name="Source_20_Text"><text:span text:style-name="T1">        }</text:span></text:span></text:p>
                    <text:p text:style-name="P14"><text:span text:style-name="Source_20_Text"><text:span text:style-name="T1">      </text:span></text:span><text:span text:style-name="T1"> </text:span></text:p>
                    <text:p text:style-name="P14"><text:span text:style-name="Source_20_Text"><text:span text:style-name="T1">        // Removing the assigned num , </text:span></text:span></text:p>
                    <text:p text:style-name="P14"><text:span text:style-name="Source_20_Text"><text:span text:style-name="T1">        // since our assumption</text:span></text:span></text:p>
                    <text:p text:style-name="P14"><text:span text:style-name="Source_20_Text"><text:span text:style-name="T1">        // was wrong , and we go for </text:span></text:span></text:p>
                    <text:p text:style-name="P14"><text:span text:style-name="Source_20_Text"><text:span text:style-name="T1">        // next assumption with</text:span></text:span></text:p>
                    <text:p text:style-name="P14"><text:span text:style-name="Source_20_Text"><text:span text:style-name="T1">        // diff num value</text:span></text:span></text:p>
                    <text:p text:style-name="P14"><text:span text:style-name="Source_20_Text"><text:span text:style-name="T1">        grid[row][col] = 0;</text:span></text:span></text:p>
                    <text:p text:style-name="P14"><text:span text:style-name="Source_20_Text"><text:span text:style-name="T1">    }</text:span></text:span></text:p>
                    <text:p text:style-name="P14"><text:span text:style-name="Source_20_Text"><text:span text:style-name="T1">    return</text:span></text:span><text:span text:style-name="T1"> </text:span><text:span text:style-name="Source_20_Text"><text:span text:style-name="T1">false;</text:span></text:span></text:p>
                    <text:p text:style-name="P14"><text:span text:style-name="Source_20_Text"><text:span text:style-name="T1">}</text:span></text:span></text:p>
                    <text:p text:style-name="P15"> </text:p>
                    <text:p text:style-name="P14"><text:span text:style-name="Source_20_Text"><text:span text:style-name="T1">// Driver Code</text:span></text:span></text:p>
                    <text:p text:style-name="P14"><text:span text:style-name="Source_20_Text"><text:span text:style-name="T1">int</text:span></text:span><text:span text:style-name="T1"> </text:span><text:span text:style-name="Source_20_Text"><text:span text:style-name="T1">main()</text:span></text:span></text:p>
                    <text:p text:style-name="P14"><text:span text:style-name="Source_20_Text"><text:span text:style-name="T1">{</text:span></text:span></text:p>
                    <text:p text:style-name="P14"><text:span text:style-name="Source_20_Text"><text:span text:style-name="T1">    // 0 means unassigned cells</text:span></text:span></text:p>
                    <text:p text:style-name="P14"><text:span text:style-name="Source_20_Text"><text:span text:style-name="T1">    int</text:span></text:span><text:span text:style-name="T1"> </text:span><text:span text:style-name="Source_20_Text"><text:span text:style-name="T1">grid[N][N] = { { 3, 0, 6, 5, 0, 8, 4, 0, 0 },</text:span></text:span></text:p>
                    <text:p text:style-name="P14"><text:span text:style-name="Source_20_Text"><text:span text:style-name="T1">                       { 5, 2, 0, 0, 0, 0, 0, 0, 0 },</text:span></text:span></text:p>
                    <text:p text:style-name="P14"><text:span text:style-name="Source_20_Text"><text:span text:style-name="T1">                       { 0, 8, 7, 0, 0, 0, 0, 3, 1 },</text:span></text:span></text:p>
                    <text:p text:style-name="P14"><text:span text:style-name="Source_20_Text"><text:span text:style-name="T1">                       { 0, 0, 3, 0, 1, 0, 0, 8, 0 },</text:span></text:span></text:p>
                    <text:p text:style-name="P14"><text:span text:style-name="Source_20_Text"><text:span text:style-name="T1">                       { 9, 0, 0, 8, 6, 3, 0, 0, 5 },</text:span></text:span></text:p>
                    <text:p text:style-name="P14"><text:span text:style-name="Source_20_Text"><text:span text:style-name="T1">                       { 0, 5, 0, 0, 9, 0, 6, 0, 0 },</text:span></text:span></text:p>
                    <text:p text:style-name="P14"><text:span text:style-name="Source_20_Text"><text:span text:style-name="T1">                       { 1, 3, 0, 0, 0, 0, 2, 5, 0 },</text:span></text:span></text:p>
                    <text:p text:style-name="P14"><text:span text:style-name="Source_20_Text"><text:span text:style-name="T1">                       { 0, 0, 0, 0, 0, 0, 0, 7, 4 },</text:span></text:span></text:p>
                    <text:p text:style-name="P14"><text:span text:style-name="Source_20_Text"><text:span text:style-name="T1">                       { 0, 0, 5, 2, 0, 6, 3, 0, 0 } };</text:span></text:span></text:p>
                    <text:p text:style-name="P15"> </text:p>
                    <text:p text:style-name="P14"><text:span text:style-name="Source_20_Text"><text:span text:style-name="T1">    if</text:span></text:span><text:span text:style-name="T1"> </text:span><text:span text:style-name="Source_20_Text"><text:span text:style-name="T1">(solveSudoku(grid, 0, 0))</text:span></text:span></text:p>
                    <text:p text:style-name="P14"><text:span text:style-name="Source_20_Text"><text:span text:style-name="T1">        print(grid);</text:span></text:span></text:p>
                    <text:p text:style-name="P14"><text:span text:style-name="Source_20_Text"><text:span text:style-name="T1">    else</text:span></text:span></text:p>
                    <text:p text:style-name="P14"><text:span text:style-name="Source_20_Text"><text:span text:style-name="T1">        cout &lt;&lt; "no solution  exists "</text:span></text:span><text:span text:style-name="T1"> </text:span><text:span text:style-name="Source_20_Text"><text:span text:style-name="T1">&lt;&lt; endl;</text:span></text:span></text:p>
                    <text:p text:style-name="P15"> </text:p>
                    <text:p text:style-name="P14"><text:span text:style-name="Source_20_Text"><text:span text:style-name="T1">    return</text:span></text:span><text:span text:style-name="T1"> </text:span><text:span text:style-name="Source_20_Text"><text:span text:style-name="T1">0;</text:span></text:span></text:p>
                    <text:p text:style-name="P14"><text:span text:style-name="Source_20_Text"><text:span text:style-name="T1">    // This is code is contributed by Pradeep Mondal P</text:span></text:span></text:p>
                    <text:p text:style-name="P14"><text:span text:style-name="Source_20_Text"><text:span text:style-name="T1">}</text:span></text:span></text:p>
                  </table:table-cell>
                </table:table-row>
              </table:table>
              <text:p text:style-name="P32"/>
            </text:section>
          </text:section>
          <text:p text:style-name="P66"><text:span text:style-name="Strong_20_Emphasis"><text:span text:style-name="T1">Output</text:span></text:span></text:p>
          <text:p text:style-name="P7">3 1 6 5 7 8 4 9 2 </text:p>
          <text:p text:style-name="P9">5 2 9 1 3 4 7 6 8 </text:p>
          <text:p text:style-name="P9">4 8 7 6 2 9 5 3 1 </text:p>
          <text:p text:style-name="P9">2 6 3 4 1 5 9 8 7 </text:p>
          <text:p text:style-name="P9">9 7 4 8 6 3 1 2 5 </text:p>
          <text:p text:style-name="P9">8 5 1 7 9 2 6 4 3 </text:p>
          <text:p text:style-name="P9">1 3 8 9 4 7 2 5 6 </text:p>
          <text:p text:style-name="P9">6 9 2 3 5 1 8 7 4 </text:p>
          <text:p text:style-name="P8">7 4 5 2 8 6 3 1 9</text:p>
          <text:p text:style-name="P67"><text:span text:style-name="Strong_20_Emphasis"><text:span text:style-name="T1">Time complexity:</text:span></text:span><text:span text:style-name="T1"> O(9(N*N)), For every unassigned index, there are 9 possible options so the time complexity is O(9^(n*n)).<text:line-break/></text:span><text:soft-page-break/><text:span text:style-name="Strong_20_Emphasis"><text:span text:style-name="T1">Space Complexity:</text:span></text:span><text:span text:style-name="T1"> O(N*N), To store the output array a matrix is needed.</text:span></text:p>
          <text:h text:style-name="P5" text:outline-level="2">Sudoku using Backtracking:</text:h>
          <text:p text:style-name="P10"><text:span text:style-name="T1">Like all other </text:span><text:a xlink:type="simple" xlink:href="https://www.geeksforgeeks.org/archives/tag/backtracking" text:style-name="Internet_20_link" text:visited-style-name="Visited_20_Internet_20_Link"><text:span text:style-name="T1">Backtracking problems</text:span></text:a><text:span text:style-name="T1">, Sudoku can be solved by assigning numbers one by one to empty cells. Before assigning a number, check whether it is safe to assign. </text:span></text:p>
          <text:p text:style-name="P11">Check that the same number is not present in the current row, current column and current 3X3 subgrid. After checking for safety, assign the number, and recursively check whether this assignment leads to a solution or not. If the assignment doesn’t lead to a solution, then try the next number for the current empty cell. And if none of the number (1 to 9) leads to a solution, return false and print no solution exists.</text:p>
          <text:p text:style-name="P21">Follow the steps below to solve the problem:</text:p>
          <text:list text:style-name="L10">
            <text:list-item>
              <text:p text:style-name="P33">Create a function that checks after assigning the current index the grid becomes unsafe or not. Keep Hashmap for a row, column and boxes. If any number has a frequency greater than 1 in the hashMap return false else return true; hashMap can be avoided by using loops.</text:p>
            </text:list-item>
            <text:list-item>
              <text:p text:style-name="P33">Create a recursive function that takes a grid.</text:p>
            </text:list-item>
            <text:list-item>
              <text:p text:style-name="P33">Check for any unassigned location. </text:p>
              <text:list>
                <text:list-item>
                  <text:p text:style-name="P35">If present then assigns a number from 1 to 9.</text:p>
                </text:list-item>
                <text:list-item>
                  <text:p text:style-name="P35">Check if assigning the number to current index makes the grid unsafe or not. </text:p>
                </text:list-item>
                <text:list-item>
                  <text:p text:style-name="P35">If safe then recursively call the function for all safe cases from 0 to 9.</text:p>
                </text:list-item>
                <text:list-item>
                  <text:p text:style-name="P35">If any recursive call returns true, end the loop and return true. If no recursive call returns true then return false.</text:p>
                </text:list-item>
              </text:list>
            </text:list-item>
            <text:list-item>
              <text:p text:style-name="P34">If there is no unassigned location then return true.</text:p>
            </text:list-item>
          </text:list>
          <text:p text:style-name="P21">Below is the implementation of the above approach:</text:p>
          <text:list text:style-name="L11">
            <text:list-item>
              <text:p text:style-name="P36"><text:bookmark text:name="tablist2-tab1"/>C++</text:p>
            </text:list-item>
            <text:list-item>
              <text:p text:style-name="P37"><text:bookmark text:name="tablist2-tab2"/>Java</text:p>
            </text:list-item>
            <text:list-item>
              <text:p text:style-name="P37"><text:bookmark text:name="tablist2-tab3"/>Python3</text:p>
            </text:list-item>
            <text:list-item>
              <text:p text:style-name="P37"><text:bookmark text:name="tablist2-tab4"/>C#</text:p>
            </text:list-item>
            <text:list-item>
              <text:p text:style-name="P38"><text:bookmark text:name="tablist2-tab5"/>Javascript</text:p>
            </text:list-item>
          </text:list>
          <text:section text:style-name="Sect2" text:name="tablist2-panel1">
            <text:p text:style-name="P66"><text:bookmark text:name="copy-code-button Copy 1"/><text:bookmark text:name="run-and-edit-button Copy 1"/><text:bookmark text:name="run-code-button Copy 1"/></text:p>
            <text:section text:style-name="Sect3" text:name="highlighter_992468">
              <table:table table:name="Table2" table:style-name="Table2">
                <table:table-column table:style-name="Table2.A"/>
                <table:table-row>
                  <table:table-cell table:style-name="Table2.A1" office:value-type="string">
                    <text:p text:style-name="P14"><text:span text:style-name="Source_20_Text"><text:span text:style-name="T1">// A Backtracking program in</text:span></text:span></text:p>
                    <text:p text:style-name="P14"><text:span text:style-name="Source_20_Text"><text:span text:style-name="T1">// C++ to solve Sudoku problem</text:span></text:span></text:p>
                    <text:p text:style-name="P14"><text:span text:style-name="Source_20_Text"><text:span text:style-name="T1">#include &lt;bits/stdc++.h&gt;</text:span></text:span></text:p>
                    <text:p text:style-name="P14"><text:span text:style-name="Source_20_Text"><text:span text:style-name="T1">using</text:span></text:span><text:span text:style-name="T1"> </text:span><text:span text:style-name="Source_20_Text"><text:span text:style-name="T1">namespace</text:span></text:span><text:span text:style-name="T1"> </text:span><text:span text:style-name="Source_20_Text"><text:span text:style-name="T1">std;</text:span></text:span></text:p>
                    <text:p text:style-name="P15"> </text:p>
                    <text:p text:style-name="P14"><text:span text:style-name="Source_20_Text"><text:span text:style-name="T1">// UNASSIGNED is used for empty</text:span></text:span></text:p>
                    <text:p text:style-name="P14"><text:span text:style-name="Source_20_Text"><text:span text:style-name="T1">// cells in sudoku grid</text:span></text:span></text:p>
                    <text:p text:style-name="P14"><text:span text:style-name="Source_20_Text"><text:span text:style-name="T1">#define UNASSIGNED 0</text:span></text:span></text:p>
                    <text:p text:style-name="P15"> </text:p>
                    <text:p text:style-name="P14"><text:span text:style-name="Source_20_Text"><text:span text:style-name="T1">// N is used for the size of Sudoku grid.</text:span></text:span></text:p>
                    <text:p text:style-name="P14"><text:span text:style-name="Source_20_Text"><text:span text:style-name="T1">// Size will be NxN</text:span></text:span></text:p>
                    <text:p text:style-name="P14"><text:span text:style-name="Source_20_Text"><text:span text:style-name="T1">#define N 9</text:span></text:span></text:p>
                    <text:p text:style-name="P15"> </text:p>
                    <text:p text:style-name="P14"><text:soft-page-break/><text:span text:style-name="Source_20_Text"><text:span text:style-name="T1">// This function finds an entry in grid</text:span></text:span></text:p>
                    <text:p text:style-name="P14"><text:span text:style-name="Source_20_Text"><text:span text:style-name="T1">// that is still unassigned</text:span></text:span></text:p>
                    <text:p text:style-name="P14"><text:span text:style-name="Source_20_Text"><text:span text:style-name="T1">bool</text:span></text:span><text:span text:style-name="T1"> </text:span><text:span text:style-name="Source_20_Text"><text:span text:style-name="T1">FindUnassignedLocation(int</text:span></text:span><text:span text:style-name="T1"> </text:span><text:span text:style-name="Source_20_Text"><text:span text:style-name="T1">grid[N][N],</text:span></text:span></text:p>
                    <text:p text:style-name="P14"><text:span text:style-name="Source_20_Text"><text:span text:style-name="T1">                            int&amp; row, int&amp; col);</text:span></text:span></text:p>
                    <text:p text:style-name="P15"> </text:p>
                    <text:p text:style-name="P14"><text:span text:style-name="Source_20_Text"><text:span text:style-name="T1">// Checks whether it will be legal</text:span></text:span></text:p>
                    <text:p text:style-name="P14"><text:span text:style-name="Source_20_Text"><text:span text:style-name="T1">// to assign num to the given row, col</text:span></text:span></text:p>
                    <text:p text:style-name="P14"><text:span text:style-name="Source_20_Text"><text:span text:style-name="T1">bool</text:span></text:span><text:span text:style-name="T1"> </text:span><text:span text:style-name="Source_20_Text"><text:span text:style-name="T1">isSafe(int</text:span></text:span><text:span text:style-name="T1"> </text:span><text:span text:style-name="Source_20_Text"><text:span text:style-name="T1">grid[N][N], int</text:span></text:span><text:span text:style-name="T1"> </text:span><text:span text:style-name="Source_20_Text"><text:span text:style-name="T1">row,</text:span></text:span></text:p>
                    <text:p text:style-name="P14"><text:span text:style-name="Source_20_Text"><text:span text:style-name="T1">            int</text:span></text:span><text:span text:style-name="T1"> </text:span><text:span text:style-name="Source_20_Text"><text:span text:style-name="T1">col, int</text:span></text:span><text:span text:style-name="T1"> </text:span><text:span text:style-name="Source_20_Text"><text:span text:style-name="T1">num);</text:span></text:span></text:p>
                    <text:p text:style-name="P15"> </text:p>
                    <text:p text:style-name="P14"><text:span text:style-name="Source_20_Text"><text:span text:style-name="T1">/* Takes a partially filled-in grid and attempts </text:span></text:span></text:p>
                    <text:p text:style-name="P14"><text:span text:style-name="Source_20_Text"><text:span text:style-name="T1">to assign values to all unassigned locations in </text:span></text:span></text:p>
                    <text:p text:style-name="P14"><text:span text:style-name="Source_20_Text"><text:span text:style-name="T1">such a way to meet the requirements for</text:span></text:span></text:p>
                    <text:p text:style-name="P14"><text:span text:style-name="Source_20_Text"><text:span text:style-name="T1">Sudoku solution (non-duplication across rows,</text:span></text:span></text:p>
                    <text:p text:style-name="P14"><text:span text:style-name="Source_20_Text"><text:span text:style-name="T1">columns, and boxes) */</text:span></text:span></text:p>
                    <text:p text:style-name="P14"><text:span text:style-name="Source_20_Text"><text:span text:style-name="T1">bool</text:span></text:span><text:span text:style-name="T1"> </text:span><text:span text:style-name="Source_20_Text"><text:span text:style-name="T1">SolveSudoku(int</text:span></text:span><text:span text:style-name="T1"> </text:span><text:span text:style-name="Source_20_Text"><text:span text:style-name="T1">grid[N][N])</text:span></text:span></text:p>
                    <text:p text:style-name="P14"><text:span text:style-name="Source_20_Text"><text:span text:style-name="T1">{</text:span></text:span></text:p>
                    <text:p text:style-name="P14"><text:span text:style-name="Source_20_Text"><text:span text:style-name="T1">    int</text:span></text:span><text:span text:style-name="T1"> </text:span><text:span text:style-name="Source_20_Text"><text:span text:style-name="T1">row, col;</text:span></text:span></text:p>
                    <text:p text:style-name="P15"> </text:p>
                    <text:p text:style-name="P14"><text:span text:style-name="Source_20_Text"><text:span text:style-name="T1">    // If there is no unassigned location,</text:span></text:span></text:p>
                    <text:p text:style-name="P14"><text:span text:style-name="Source_20_Text"><text:span text:style-name="T1">    // we are done</text:span></text:span></text:p>
                    <text:p text:style-name="P14"><text:span text:style-name="Source_20_Text"><text:span text:style-name="T1">    if</text:span></text:span><text:span text:style-name="T1"> </text:span><text:span text:style-name="Source_20_Text"><text:span text:style-name="T1">(!FindUnassignedLocation(grid, row, col))</text:span></text:span></text:p>
                    <text:p text:style-name="P14"><text:span text:style-name="Source_20_Text"><text:span text:style-name="T1">        // success!</text:span></text:span></text:p>
                    <text:p text:style-name="P14"><text:span text:style-name="Source_20_Text"><text:span text:style-name="T1">        return</text:span></text:span><text:span text:style-name="T1"> </text:span><text:span text:style-name="Source_20_Text"><text:span text:style-name="T1">true;</text:span></text:span></text:p>
                    <text:p text:style-name="P15"> </text:p>
                    <text:p text:style-name="P14"><text:span text:style-name="Source_20_Text"><text:span text:style-name="T1">    // Consider digits 1 to 9</text:span></text:span></text:p>
                    <text:p text:style-name="P14"><text:span text:style-name="Source_20_Text"><text:span text:style-name="T1">    for</text:span></text:span><text:span text:style-name="T1"> </text:span><text:span text:style-name="Source_20_Text"><text:span text:style-name="T1">(int</text:span></text:span><text:span text:style-name="T1"> </text:span><text:span text:style-name="Source_20_Text"><text:span text:style-name="T1">num = 1; num &lt;= 9; num++) </text:span></text:span></text:p>
                    <text:p text:style-name="P14"><text:span text:style-name="Source_20_Text"><text:span text:style-name="T1">    {</text:span></text:span></text:p>
                    <text:p text:style-name="P14"><text:span text:style-name="Source_20_Text"><text:span text:style-name="T1">        </text:span></text:span><text:span text:style-name="T1"> </text:span></text:p>
                    <text:p text:style-name="P14"><text:span text:style-name="Source_20_Text"><text:span text:style-name="T1">        // Check if looks promising</text:span></text:span></text:p>
                    <text:p text:style-name="P14"><text:span text:style-name="Source_20_Text"><text:span text:style-name="T1">        if</text:span></text:span><text:span text:style-name="T1"> </text:span><text:span text:style-name="Source_20_Text"><text:span text:style-name="T1">(isSafe(grid, row, col, num)) </text:span></text:span></text:p>
                    <text:p text:style-name="P14"><text:span text:style-name="Source_20_Text"><text:span text:style-name="T1">        {</text:span></text:span></text:p>
                    <text:p text:style-name="P14"><text:span text:style-name="Source_20_Text"><text:span text:style-name="T1">            </text:span></text:span><text:span text:style-name="T1"> </text:span></text:p>
                    <text:p text:style-name="P14"><text:span text:style-name="Source_20_Text"><text:span text:style-name="T1">            // Make tentative assignment</text:span></text:span></text:p>
                    <text:p text:style-name="P14"><text:span text:style-name="Source_20_Text"><text:span text:style-name="T1">            grid[row][col] = num;</text:span></text:span></text:p>
                    <text:p text:style-name="P15"> </text:p>
                    <text:p text:style-name="P14"><text:span text:style-name="Source_20_Text"><text:span text:style-name="T1">            // Return, if success</text:span></text:span></text:p>
                    <text:p text:style-name="P14"><text:span text:style-name="Source_20_Text"><text:span text:style-name="T1">            if</text:span></text:span><text:span text:style-name="T1"> </text:span><text:span text:style-name="Source_20_Text"><text:span text:style-name="T1">(SolveSudoku(grid))</text:span></text:span></text:p>
                    <text:p text:style-name="P14"><text:span text:style-name="Source_20_Text"><text:span text:style-name="T1">                return</text:span></text:span><text:span text:style-name="T1"> </text:span><text:span text:style-name="Source_20_Text"><text:span text:style-name="T1">true;</text:span></text:span></text:p>
                    <text:p text:style-name="P15"> </text:p>
                    <text:p text:style-name="P14"><text:span text:style-name="Source_20_Text"><text:span text:style-name="T1">            // Failure, unmake &amp; try again</text:span></text:span></text:p>
                    <text:p text:style-name="P14"><text:span text:style-name="Source_20_Text"><text:span text:style-name="T1">            grid[row][col] = UNASSIGNED;</text:span></text:span></text:p>
                    <text:p text:style-name="P14"><text:span text:style-name="Source_20_Text"><text:span text:style-name="T1">        }</text:span></text:span></text:p>
                    <text:p text:style-name="P14"><text:span text:style-name="Source_20_Text"><text:span text:style-name="T1">    }</text:span></text:span></text:p>
                    <text:p text:style-name="P14"><text:span text:style-name="Source_20_Text"><text:span text:style-name="T1">   </text:span></text:span><text:span text:style-name="T1"> </text:span></text:p>
                    <text:p text:style-name="P14"><text:span text:style-name="Source_20_Text"><text:span text:style-name="T1">    // This triggers backtracking</text:span></text:span></text:p>
                    <text:p text:style-name="P14"><text:span text:style-name="Source_20_Text"><text:span text:style-name="T1">    return</text:span></text:span><text:span text:style-name="T1"> </text:span><text:span text:style-name="Source_20_Text"><text:span text:style-name="T1">false;</text:span></text:span></text:p>
                    <text:p text:style-name="P14"><text:span text:style-name="Source_20_Text"><text:span text:style-name="T1">}</text:span></text:span></text:p>
                    <text:p text:style-name="P15"> </text:p>
                    <text:p text:style-name="P14"><text:span text:style-name="Source_20_Text"><text:span text:style-name="T1">/* Searches the grid to find an entry that is </text:span></text:span></text:p>
                    <text:p text:style-name="P14"><text:span text:style-name="Source_20_Text"><text:span text:style-name="T1">still unassigned. If found, the reference </text:span></text:span></text:p>
                    <text:p text:style-name="P14"><text:soft-page-break/><text:span text:style-name="Source_20_Text"><text:span text:style-name="T1">parameters row, col will be set the location </text:span></text:span></text:p>
                    <text:p text:style-name="P14"><text:span text:style-name="Source_20_Text"><text:span text:style-name="T1">that is unassigned, and true is returned. </text:span></text:span></text:p>
                    <text:p text:style-name="P14"><text:span text:style-name="Source_20_Text"><text:span text:style-name="T1">If no unassigned entries remain, false is returned. */</text:span></text:span></text:p>
                    <text:p text:style-name="P14"><text:span text:style-name="Source_20_Text"><text:span text:style-name="T1">bool</text:span></text:span><text:span text:style-name="T1"> </text:span><text:span text:style-name="Source_20_Text"><text:span text:style-name="T1">FindUnassignedLocation(int</text:span></text:span><text:span text:style-name="T1"> </text:span><text:span text:style-name="Source_20_Text"><text:span text:style-name="T1">grid[N][N],</text:span></text:span></text:p>
                    <text:p text:style-name="P14"><text:span text:style-name="Source_20_Text"><text:span text:style-name="T1">                            int&amp; row, int&amp; col)</text:span></text:span></text:p>
                    <text:p text:style-name="P14"><text:span text:style-name="Source_20_Text"><text:span text:style-name="T1">{</text:span></text:span></text:p>
                    <text:p text:style-name="P14"><text:span text:style-name="Source_20_Text"><text:span text:style-name="T1">    for</text:span></text:span><text:span text:style-name="T1"> </text:span><text:span text:style-name="Source_20_Text"><text:span text:style-name="T1">(row = 0; row &lt; N; row++)</text:span></text:span></text:p>
                    <text:p text:style-name="P14"><text:span text:style-name="Source_20_Text"><text:span text:style-name="T1">        for</text:span></text:span><text:span text:style-name="T1"> </text:span><text:span text:style-name="Source_20_Text"><text:span text:style-name="T1">(col = 0; col &lt; N; col++)</text:span></text:span></text:p>
                    <text:p text:style-name="P14"><text:span text:style-name="Source_20_Text"><text:span text:style-name="T1">            if</text:span></text:span><text:span text:style-name="T1"> </text:span><text:span text:style-name="Source_20_Text"><text:span text:style-name="T1">(grid[row][col] == UNASSIGNED)</text:span></text:span></text:p>
                    <text:p text:style-name="P14"><text:span text:style-name="Source_20_Text"><text:span text:style-name="T1">                return</text:span></text:span><text:span text:style-name="T1"> </text:span><text:span text:style-name="Source_20_Text"><text:span text:style-name="T1">true;</text:span></text:span></text:p>
                    <text:p text:style-name="P14"><text:span text:style-name="Source_20_Text"><text:span text:style-name="T1">    return</text:span></text:span><text:span text:style-name="T1"> </text:span><text:span text:style-name="Source_20_Text"><text:span text:style-name="T1">false;</text:span></text:span></text:p>
                    <text:p text:style-name="P14"><text:span text:style-name="Source_20_Text"><text:span text:style-name="T1">}</text:span></text:span></text:p>
                    <text:p text:style-name="P15"> </text:p>
                    <text:p text:style-name="P14"><text:span text:style-name="Source_20_Text"><text:span text:style-name="T1">/* Returns a boolean which indicates whether </text:span></text:span></text:p>
                    <text:p text:style-name="P14"><text:span text:style-name="Source_20_Text"><text:span text:style-name="T1">an assigned entry in the specified row matches</text:span></text:span></text:p>
                    <text:p text:style-name="P14"><text:span text:style-name="Source_20_Text"><text:span text:style-name="T1">the given number. */</text:span></text:span></text:p>
                    <text:p text:style-name="P14"><text:span text:style-name="Source_20_Text"><text:span text:style-name="T1">bool</text:span></text:span><text:span text:style-name="T1"> </text:span><text:span text:style-name="Source_20_Text"><text:span text:style-name="T1">UsedInRow(int</text:span></text:span><text:span text:style-name="T1"> </text:span><text:span text:style-name="Source_20_Text"><text:span text:style-name="T1">grid[N][N], int</text:span></text:span><text:span text:style-name="T1"> </text:span><text:span text:style-name="Source_20_Text"><text:span text:style-name="T1">row, int</text:span></text:span><text:span text:style-name="T1"> </text:span><text:span text:style-name="Source_20_Text"><text:span text:style-name="T1">num)</text:span></text:span></text:p>
                    <text:p text:style-name="P14"><text:span text:style-name="Source_20_Text"><text:span text:style-name="T1">{</text:span></text:span></text:p>
                    <text:p text:style-name="P14"><text:span text:style-name="Source_20_Text"><text:span text:style-name="T1">    for</text:span></text:span><text:span text:style-name="T1"> </text:span><text:span text:style-name="Source_20_Text"><text:span text:style-name="T1">(int</text:span></text:span><text:span text:style-name="T1"> </text:span><text:span text:style-name="Source_20_Text"><text:span text:style-name="T1">col = 0; col &lt; N; col++)</text:span></text:span></text:p>
                    <text:p text:style-name="P14"><text:span text:style-name="Source_20_Text"><text:span text:style-name="T1">        if</text:span></text:span><text:span text:style-name="T1"> </text:span><text:span text:style-name="Source_20_Text"><text:span text:style-name="T1">(grid[row][col] == num)</text:span></text:span></text:p>
                    <text:p text:style-name="P14"><text:span text:style-name="Source_20_Text"><text:span text:style-name="T1">            return</text:span></text:span><text:span text:style-name="T1"> </text:span><text:span text:style-name="Source_20_Text"><text:span text:style-name="T1">true;</text:span></text:span></text:p>
                    <text:p text:style-name="P14"><text:span text:style-name="Source_20_Text"><text:span text:style-name="T1">    return</text:span></text:span><text:span text:style-name="T1"> </text:span><text:span text:style-name="Source_20_Text"><text:span text:style-name="T1">false;</text:span></text:span></text:p>
                    <text:p text:style-name="P14"><text:span text:style-name="Source_20_Text"><text:span text:style-name="T1">}</text:span></text:span></text:p>
                    <text:p text:style-name="P15"> </text:p>
                    <text:p text:style-name="P14"><text:span text:style-name="Source_20_Text"><text:span text:style-name="T1">/* Returns a boolean which indicates whether </text:span></text:span></text:p>
                    <text:p text:style-name="P14"><text:span text:style-name="Source_20_Text"><text:span text:style-name="T1">an assigned entry in the specified column</text:span></text:span></text:p>
                    <text:p text:style-name="P14"><text:span text:style-name="Source_20_Text"><text:span text:style-name="T1">matches the given number. */</text:span></text:span></text:p>
                    <text:p text:style-name="P14"><text:span text:style-name="Source_20_Text"><text:span text:style-name="T1">bool</text:span></text:span><text:span text:style-name="T1"> </text:span><text:span text:style-name="Source_20_Text"><text:span text:style-name="T1">UsedInCol(int</text:span></text:span><text:span text:style-name="T1"> </text:span><text:span text:style-name="Source_20_Text"><text:span text:style-name="T1">grid[N][N], int</text:span></text:span><text:span text:style-name="T1"> </text:span><text:span text:style-name="Source_20_Text"><text:span text:style-name="T1">col, int</text:span></text:span><text:span text:style-name="T1"> </text:span><text:span text:style-name="Source_20_Text"><text:span text:style-name="T1">num)</text:span></text:span></text:p>
                    <text:p text:style-name="P14"><text:span text:style-name="Source_20_Text"><text:span text:style-name="T1">{</text:span></text:span></text:p>
                    <text:p text:style-name="P14"><text:span text:style-name="Source_20_Text"><text:span text:style-name="T1">    for</text:span></text:span><text:span text:style-name="T1"> </text:span><text:span text:style-name="Source_20_Text"><text:span text:style-name="T1">(int</text:span></text:span><text:span text:style-name="T1"> </text:span><text:span text:style-name="Source_20_Text"><text:span text:style-name="T1">row = 0; row &lt; N; row++)</text:span></text:span></text:p>
                    <text:p text:style-name="P14"><text:span text:style-name="Source_20_Text"><text:span text:style-name="T1">        if</text:span></text:span><text:span text:style-name="T1"> </text:span><text:span text:style-name="Source_20_Text"><text:span text:style-name="T1">(grid[row][col] == num)</text:span></text:span></text:p>
                    <text:p text:style-name="P14"><text:span text:style-name="Source_20_Text"><text:span text:style-name="T1">            return</text:span></text:span><text:span text:style-name="T1"> </text:span><text:span text:style-name="Source_20_Text"><text:span text:style-name="T1">true;</text:span></text:span></text:p>
                    <text:p text:style-name="P14"><text:span text:style-name="Source_20_Text"><text:span text:style-name="T1">    return</text:span></text:span><text:span text:style-name="T1"> </text:span><text:span text:style-name="Source_20_Text"><text:span text:style-name="T1">false;</text:span></text:span></text:p>
                    <text:p text:style-name="P14"><text:span text:style-name="Source_20_Text"><text:span text:style-name="T1">}</text:span></text:span></text:p>
                    <text:p text:style-name="P15"> </text:p>
                    <text:p text:style-name="P14"><text:span text:style-name="Source_20_Text"><text:span text:style-name="T1">/* Returns a boolean which indicates whether </text:span></text:span></text:p>
                    <text:p text:style-name="P14"><text:span text:style-name="Source_20_Text"><text:span text:style-name="T1">an assigned entry within the specified 3x3 box </text:span></text:span></text:p>
                    <text:p text:style-name="P14"><text:span text:style-name="Source_20_Text"><text:span text:style-name="T1">matches the given number. */</text:span></text:span></text:p>
                    <text:p text:style-name="P14"><text:span text:style-name="Source_20_Text"><text:span text:style-name="T1">bool</text:span></text:span><text:span text:style-name="T1"> </text:span><text:span text:style-name="Source_20_Text"><text:span text:style-name="T1">UsedInBox(int</text:span></text:span><text:span text:style-name="T1"> </text:span><text:span text:style-name="Source_20_Text"><text:span text:style-name="T1">grid[N][N], int</text:span></text:span><text:span text:style-name="T1"> </text:span><text:span text:style-name="Source_20_Text"><text:span text:style-name="T1">boxStartRow,</text:span></text:span></text:p>
                    <text:p text:style-name="P14"><text:span text:style-name="Source_20_Text"><text:span text:style-name="T1">               int</text:span></text:span><text:span text:style-name="T1"> </text:span><text:span text:style-name="Source_20_Text"><text:span text:style-name="T1">boxStartCol, int</text:span></text:span><text:span text:style-name="T1"> </text:span><text:span text:style-name="Source_20_Text"><text:span text:style-name="T1">num)</text:span></text:span></text:p>
                    <text:p text:style-name="P14"><text:span text:style-name="Source_20_Text"><text:span text:style-name="T1">{</text:span></text:span></text:p>
                    <text:p text:style-name="P14"><text:span text:style-name="Source_20_Text"><text:span text:style-name="T1">    for</text:span></text:span><text:span text:style-name="T1"> </text:span><text:span text:style-name="Source_20_Text"><text:span text:style-name="T1">(int</text:span></text:span><text:span text:style-name="T1"> </text:span><text:span text:style-name="Source_20_Text"><text:span text:style-name="T1">row = 0; row &lt; 3; row++)</text:span></text:span></text:p>
                    <text:p text:style-name="P14"><text:span text:style-name="Source_20_Text"><text:span text:style-name="T1">        for</text:span></text:span><text:span text:style-name="T1"> </text:span><text:span text:style-name="Source_20_Text"><text:span text:style-name="T1">(int</text:span></text:span><text:span text:style-name="T1"> </text:span><text:span text:style-name="Source_20_Text"><text:span text:style-name="T1">col = 0; col &lt; 3; col++)</text:span></text:span></text:p>
                    <text:p text:style-name="P14"><text:span text:style-name="Source_20_Text"><text:span text:style-name="T1">            if</text:span></text:span><text:span text:style-name="T1"> </text:span><text:span text:style-name="Source_20_Text"><text:span text:style-name="T1">(grid[row + boxStartRow]</text:span></text:span></text:p>
                    <text:p text:style-name="P14"><text:span text:style-name="Source_20_Text"><text:span text:style-name="T1">                    [col + boxStartCol] ==</text:span></text:span></text:p>
                    <text:p text:style-name="P14"><text:span text:style-name="Source_20_Text"><text:span text:style-name="T1">                                       num)</text:span></text:span></text:p>
                    <text:p text:style-name="P14"><text:span text:style-name="Source_20_Text"><text:span text:style-name="T1">                return</text:span></text:span><text:span text:style-name="T1"> </text:span><text:span text:style-name="Source_20_Text"><text:span text:style-name="T1">true;</text:span></text:span></text:p>
                    <text:p text:style-name="P14"><text:span text:style-name="Source_20_Text"><text:span text:style-name="T1">    return</text:span></text:span><text:span text:style-name="T1"> </text:span><text:span text:style-name="Source_20_Text"><text:span text:style-name="T1">false;</text:span></text:span></text:p>
                    <text:p text:style-name="P14"><text:span text:style-name="Source_20_Text"><text:span text:style-name="T1">}</text:span></text:span></text:p>
                    <text:p text:style-name="P15"> </text:p>
                    <text:p text:style-name="P14"><text:span text:style-name="Source_20_Text"><text:span text:style-name="T1">/* Returns a boolean which indicates whether </text:span></text:span></text:p>
                    <text:p text:style-name="P14"><text:soft-page-break/><text:span text:style-name="Source_20_Text"><text:span text:style-name="T1">it will be legal to assign num to the given </text:span></text:span></text:p>
                    <text:p text:style-name="P14"><text:span text:style-name="Source_20_Text"><text:span text:style-name="T1">row, col location. */</text:span></text:span></text:p>
                    <text:p text:style-name="P14"><text:span text:style-name="Source_20_Text"><text:span text:style-name="T1">bool</text:span></text:span><text:span text:style-name="T1"> </text:span><text:span text:style-name="Source_20_Text"><text:span text:style-name="T1">isSafe(int</text:span></text:span><text:span text:style-name="T1"> </text:span><text:span text:style-name="Source_20_Text"><text:span text:style-name="T1">grid[N][N], int</text:span></text:span><text:span text:style-name="T1"> </text:span><text:span text:style-name="Source_20_Text"><text:span text:style-name="T1">row,</text:span></text:span></text:p>
                    <text:p text:style-name="P14"><text:span text:style-name="Source_20_Text"><text:span text:style-name="T1">            int</text:span></text:span><text:span text:style-name="T1"> </text:span><text:span text:style-name="Source_20_Text"><text:span text:style-name="T1">col, int</text:span></text:span><text:span text:style-name="T1"> </text:span><text:span text:style-name="Source_20_Text"><text:span text:style-name="T1">num)</text:span></text:span></text:p>
                    <text:p text:style-name="P14"><text:span text:style-name="Source_20_Text"><text:span text:style-name="T1">{</text:span></text:span></text:p>
                    <text:p text:style-name="P14"><text:span text:style-name="Source_20_Text"><text:span text:style-name="T1">    /* Check if 'num' is not already placed in </text:span></text:span></text:p>
                    <text:p text:style-name="P14"><text:span text:style-name="Source_20_Text"><text:span text:style-name="T1">    current row, current column </text:span></text:span></text:p>
                    <text:p text:style-name="P14"><text:span text:style-name="Source_20_Text"><text:span text:style-name="T1">    and current 3x3 box */</text:span></text:span></text:p>
                    <text:p text:style-name="P14"><text:span text:style-name="Source_20_Text"><text:span text:style-name="T1">    return</text:span></text:span><text:span text:style-name="T1"> </text:span><text:span text:style-name="Source_20_Text"><text:span text:style-name="T1">!UsedInRow(grid, row, num)</text:span></text:span></text:p>
                    <text:p text:style-name="P14"><text:span text:style-name="Source_20_Text"><text:span text:style-name="T1">           &amp;&amp; !UsedInCol(grid, col, num)</text:span></text:span></text:p>
                    <text:p text:style-name="P14"><text:span text:style-name="Source_20_Text"><text:span text:style-name="T1">           &amp;&amp; !UsedInBox(grid, row - row % 3,</text:span></text:span></text:p>
                    <text:p text:style-name="P14"><text:span text:style-name="Source_20_Text"><text:span text:style-name="T1">                         col - col % 3, num)</text:span></text:span></text:p>
                    <text:p text:style-name="P14"><text:span text:style-name="Source_20_Text"><text:span text:style-name="T1">           &amp;&amp; grid[row][col] == UNASSIGNED;</text:span></text:span></text:p>
                    <text:p text:style-name="P14"><text:span text:style-name="Source_20_Text"><text:span text:style-name="T1">}</text:span></text:span></text:p>
                    <text:p text:style-name="P15"> </text:p>
                    <text:p text:style-name="P14"><text:span text:style-name="Source_20_Text"><text:span text:style-name="T1">/* A utility function to print grid */</text:span></text:span></text:p>
                    <text:p text:style-name="P14"><text:span text:style-name="Source_20_Text"><text:span text:style-name="T1">void</text:span></text:span><text:span text:style-name="T1"> </text:span><text:span text:style-name="Source_20_Text"><text:span text:style-name="T1">printGrid(int</text:span></text:span><text:span text:style-name="T1"> </text:span><text:span text:style-name="Source_20_Text"><text:span text:style-name="T1">grid[N][N])</text:span></text:span></text:p>
                    <text:p text:style-name="P14"><text:span text:style-name="Source_20_Text"><text:span text:style-name="T1">{</text:span></text:span></text:p>
                    <text:p text:style-name="P14"><text:span text:style-name="Source_20_Text"><text:span text:style-name="T1">    for</text:span></text:span><text:span text:style-name="T1"> </text:span><text:span text:style-name="Source_20_Text"><text:span text:style-name="T1">(int</text:span></text:span><text:span text:style-name="T1"> </text:span><text:span text:style-name="Source_20_Text"><text:span text:style-name="T1">row = 0; row &lt; N; row++) </text:span></text:span></text:p>
                    <text:p text:style-name="P14"><text:span text:style-name="Source_20_Text"><text:span text:style-name="T1">    {</text:span></text:span></text:p>
                    <text:p text:style-name="P14"><text:span text:style-name="Source_20_Text"><text:span text:style-name="T1">        for</text:span></text:span><text:span text:style-name="T1"> </text:span><text:span text:style-name="Source_20_Text"><text:span text:style-name="T1">(int</text:span></text:span><text:span text:style-name="T1"> </text:span><text:span text:style-name="Source_20_Text"><text:span text:style-name="T1">col = 0; col &lt; N; col++)</text:span></text:span></text:p>
                    <text:p text:style-name="P14"><text:span text:style-name="Source_20_Text"><text:span text:style-name="T1">            cout &lt;&lt; grid[row][col] &lt;&lt; " ";</text:span></text:span></text:p>
                    <text:p text:style-name="P14"><text:span text:style-name="Source_20_Text"><text:span text:style-name="T1">        cout &lt;&lt; endl;</text:span></text:span></text:p>
                    <text:p text:style-name="P14"><text:span text:style-name="Source_20_Text"><text:span text:style-name="T1">    }</text:span></text:span></text:p>
                    <text:p text:style-name="P14"><text:span text:style-name="Source_20_Text"><text:span text:style-name="T1">}</text:span></text:span></text:p>
                    <text:p text:style-name="P15"> </text:p>
                    <text:p text:style-name="P14"><text:span text:style-name="Source_20_Text"><text:span text:style-name="T1">// Driver Code</text:span></text:span></text:p>
                    <text:p text:style-name="P14"><text:span text:style-name="Source_20_Text"><text:span text:style-name="T1">int</text:span></text:span><text:span text:style-name="T1"> </text:span><text:span text:style-name="Source_20_Text"><text:span text:style-name="T1">main()</text:span></text:span></text:p>
                    <text:p text:style-name="P14"><text:span text:style-name="Source_20_Text"><text:span text:style-name="T1">{</text:span></text:span></text:p>
                    <text:p text:style-name="P14"><text:span text:style-name="Source_20_Text"><text:span text:style-name="T1">    // 0 means unassigned cells</text:span></text:span></text:p>
                    <text:p text:style-name="P14"><text:span text:style-name="Source_20_Text"><text:span text:style-name="T1">    int</text:span></text:span><text:span text:style-name="T1"> </text:span><text:span text:style-name="Source_20_Text"><text:span text:style-name="T1">grid[N][N] = { { 3, 0, 6, 5, 0, 8, 4, 0, 0 },</text:span></text:span></text:p>
                    <text:p text:style-name="P14"><text:span text:style-name="Source_20_Text"><text:span text:style-name="T1">                       { 5, 2, 0, 0, 0, 0, 0, 0, 0 },</text:span></text:span></text:p>
                    <text:p text:style-name="P14"><text:span text:style-name="Source_20_Text"><text:span text:style-name="T1">                       { 0, 8, 7, 0, 0, 0, 0, 3, 1 },</text:span></text:span></text:p>
                    <text:p text:style-name="P14"><text:span text:style-name="Source_20_Text"><text:span text:style-name="T1">                       { 0, 0, 3, 0, 1, 0, 0, 8, 0 },</text:span></text:span></text:p>
                    <text:p text:style-name="P14"><text:span text:style-name="Source_20_Text"><text:span text:style-name="T1">                       { 9, 0, 0, 8, 6, 3, 0, 0, 5 },</text:span></text:span></text:p>
                    <text:p text:style-name="P14"><text:span text:style-name="Source_20_Text"><text:span text:style-name="T1">                       { 0, 5, 0, 0, 9, 0, 6, 0, 0 },</text:span></text:span></text:p>
                    <text:p text:style-name="P14"><text:span text:style-name="Source_20_Text"><text:span text:style-name="T1">                       { 1, 3, 0, 0, 0, 0, 2, 5, 0 },</text:span></text:span></text:p>
                    <text:p text:style-name="P14"><text:span text:style-name="Source_20_Text"><text:span text:style-name="T1">                       { 0, 0, 0, 0, 0, 0, 0, 7, 4 },</text:span></text:span></text:p>
                    <text:p text:style-name="P14"><text:span text:style-name="Source_20_Text"><text:span text:style-name="T1">                       { 0, 0, 5, 2, 0, 6, 3, 0, 0 } };</text:span></text:span></text:p>
                    <text:p text:style-name="P14"><text:span text:style-name="Source_20_Text"><text:span text:style-name="T1">    if</text:span></text:span><text:span text:style-name="T1"> </text:span><text:span text:style-name="Source_20_Text"><text:span text:style-name="T1">(SolveSudoku(grid) == true)</text:span></text:span></text:p>
                    <text:p text:style-name="P14"><text:span text:style-name="Source_20_Text"><text:span text:style-name="T1">        printGrid(grid);</text:span></text:span></text:p>
                    <text:p text:style-name="P14"><text:span text:style-name="Source_20_Text"><text:span text:style-name="T1">    else</text:span></text:span></text:p>
                    <text:p text:style-name="P14"><text:span text:style-name="Source_20_Text"><text:span text:style-name="T1">        cout &lt;&lt; "No solution exists";</text:span></text:span></text:p>
                    <text:p text:style-name="P15"> </text:p>
                    <text:p text:style-name="P14"><text:span text:style-name="Source_20_Text"><text:span text:style-name="T1">    return</text:span></text:span><text:span text:style-name="T1"> </text:span><text:span text:style-name="Source_20_Text"><text:span text:style-name="T1">0;</text:span></text:span></text:p>
                    <text:p text:style-name="P14"><text:span text:style-name="Source_20_Text"><text:span text:style-name="T1">}</text:span></text:span></text:p>
                    <text:p text:style-name="P15"> </text:p>
                    <text:p text:style-name="P14"><text:span text:style-name="Source_20_Text"><text:span text:style-name="T1">// This is code is contributed by rathbhupendra</text:span></text:span></text:p>
                  </table:table-cell>
                </table:table-row>
              </table:table>
              <text:p text:style-name="P32"/>
            </text:section>
          </text:section>
          <text:p text:style-name="P66"><text:span text:style-name="Strong_20_Emphasis"><text:span text:style-name="T1">Output</text:span></text:span></text:p>
          <text:p text:style-name="P7"><text:soft-page-break/>3 1 6 5 7 8 4 9 2 </text:p>
          <text:p text:style-name="P9">5 2 9 1 3 4 7 6 8 </text:p>
          <text:p text:style-name="P9">4 8 7 6 2 9 5 3 1 </text:p>
          <text:p text:style-name="P9">2 6 3 4 1 5 9 8 7 </text:p>
          <text:p text:style-name="P9">9 7 4 8 6 3 1 2 5 </text:p>
          <text:p text:style-name="P9">8 5 1 7 9 2 6 4 3 </text:p>
          <text:p text:style-name="P9">1 3 8 9 4 7 2 5 6 </text:p>
          <text:p text:style-name="P9">6 9 2 3 5 1 8 7 4 </text:p>
          <text:p text:style-name="P8">7 4 5 2 8 6 3 1 9</text:p>
          <text:p text:style-name="P67"><text:span text:style-name="Strong_20_Emphasis"><text:span text:style-name="T1">Time complexity:</text:span></text:span><text:span text:style-name="T1"> O(9(N*N)), For every unassigned index, there are 9 possible options so the time complexity is O(9^(n*n)). The time complexity remains the same but there will be some early pruning so the time taken will be much less than the naive algorithm but the upper bound time complexity remains the same.<text:line-break/></text:span><text:span text:style-name="Strong_20_Emphasis"><text:span text:style-name="T1">Space Complexity: </text:span></text:span><text:span text:style-name="T1">O(N*N), To store the output array a matrix is needed.</text:span></text:p>
          <text:h text:style-name="P5" text:outline-level="2">Sudoku using Bit Masks:</text:h>
          <text:p text:style-name="P11">This method is a slight optimization to the above 2 methods.  For each row/column/box create a bitmask and for each element in the grid set the bit at position ‘value’ to 1 in the corresponding bitmasks, for O(1) checks.</text:p>
          <text:p text:style-name="P21">Follow the steps below to solve the problem:</text:p>
          <text:list text:style-name="L12">
            <text:list-item>
              <text:p text:style-name="P39">Create 3 arrays of size N (one for rows, columns, and boxes).</text:p>
            </text:list-item>
            <text:list-item>
              <text:p text:style-name="P79"><text:span text:style-name="T1">The boxes are indexed from 0 to 8. (in order to find the box index of an element we use the following formula: </text:span><text:span text:style-name="Strong_20_Emphasis"><text:span text:style-name="T1">row / 3 * 3 + column / 3</text:span></text:span><text:span text:style-name="T1">).</text:span></text:p>
            </text:list-item>
            <text:list-item>
              <text:p text:style-name="P39">Map the initial values of the grid first.</text:p>
            </text:list-item>
            <text:list-item>
              <text:p text:style-name="P80"><text:span text:style-name="T1">Each time we </text:span><text:span text:style-name="Strong_20_Emphasis"><text:span text:style-name="T1">add/remove</text:span></text:span><text:span text:style-name="T1"> an element to/from the grid </text:span><text:span text:style-name="Strong_20_Emphasis"><text:span text:style-name="T1">set the bit to 1/0</text:span></text:span><text:span text:style-name="T1"> to the corresponding bitmasks.</text:span></text:p>
            </text:list-item>
          </text:list>
          <text:p text:style-name="P21">Below is the implementation of the above approach:</text:p>
          <text:list text:style-name="L13">
            <text:list-item>
              <text:p text:style-name="P40"><text:bookmark text:name="tablist3-tab1"/>C++</text:p>
            </text:list-item>
            <text:list-item>
              <text:p text:style-name="P41"><text:bookmark text:name="tablist3-tab2"/>Java</text:p>
            </text:list-item>
            <text:list-item>
              <text:p text:style-name="P41"><text:bookmark text:name="tablist3-tab3"/>Python3</text:p>
            </text:list-item>
            <text:list-item>
              <text:p text:style-name="P41"><text:bookmark text:name="tablist3-tab4"/>C#</text:p>
            </text:list-item>
            <text:list-item>
              <text:p text:style-name="P42"><text:bookmark text:name="tablist3-tab5"/>Javascript</text:p>
            </text:list-item>
          </text:list>
          <text:section text:style-name="Sect2" text:name="tablist3-panel1">
            <text:p text:style-name="P66"><text:bookmark text:name="copy-code-button Copy 2"/><text:bookmark text:name="run-and-edit-button Copy 2"/><text:bookmark text:name="run-code-button Copy 2"/></text:p>
            <text:section text:style-name="Sect3" text:name="highlighter_132812">
              <table:table table:name="Table3" table:style-name="Table3">
                <table:table-column table:style-name="Table3.A"/>
                <table:table-row>
                  <table:table-cell table:style-name="Table3.A1" office:value-type="string">
                    <text:p text:style-name="P14"><text:span text:style-name="Source_20_Text"><text:span text:style-name="T1">#include &lt;bits/stdc++.h&gt;</text:span></text:span></text:p>
                    <text:p text:style-name="P14"><text:span text:style-name="Source_20_Text"><text:span text:style-name="T1">using</text:span></text:span><text:span text:style-name="T1"> </text:span><text:span text:style-name="Source_20_Text"><text:span text:style-name="T1">namespace</text:span></text:span><text:span text:style-name="T1"> </text:span><text:span text:style-name="Source_20_Text"><text:span text:style-name="T1">std;</text:span></text:span></text:p>
                    <text:p text:style-name="P15"> </text:p>
                    <text:p text:style-name="P14"><text:span text:style-name="Source_20_Text"><text:span text:style-name="T1">#define N 9</text:span></text:span></text:p>
                    <text:p text:style-name="P15"> </text:p>
                    <text:p text:style-name="P14"><text:span text:style-name="Source_20_Text"><text:span text:style-name="T1">// Bitmasks for each row/column/box</text:span></text:span></text:p>
                    <text:p text:style-name="P14"><text:span text:style-name="Source_20_Text"><text:span text:style-name="T1">int</text:span></text:span><text:span text:style-name="T1"> </text:span><text:span text:style-name="Source_20_Text"><text:span text:style-name="T1">row[N], col[N], box[N];</text:span></text:span></text:p>
                    <text:p text:style-name="P14"><text:span text:style-name="Source_20_Text"><text:span text:style-name="T1">bool</text:span></text:span><text:span text:style-name="T1"> </text:span><text:span text:style-name="Source_20_Text"><text:span text:style-name="T1">seted = false;</text:span></text:span></text:p>
                    <text:p text:style-name="P15"> </text:p>
                    <text:p text:style-name="P14"><text:span text:style-name="Source_20_Text"><text:span text:style-name="T1">// Utility function to find the box index</text:span></text:span></text:p>
                    <text:p text:style-name="P14"><text:span text:style-name="Source_20_Text"><text:span text:style-name="T1">// of an element at position [i][j] in the grid</text:span></text:span></text:p>
                    <text:p text:style-name="P14"><text:soft-page-break/><text:span text:style-name="Source_20_Text"><text:span text:style-name="T1">int</text:span></text:span><text:span text:style-name="T1"> </text:span><text:span text:style-name="Source_20_Text"><text:span text:style-name="T1">getBox(int</text:span></text:span><text:span text:style-name="T1"> </text:span><text:span text:style-name="Source_20_Text"><text:span text:style-name="T1">i, int</text:span></text:span><text:span text:style-name="T1"> </text:span><text:span text:style-name="Source_20_Text"><text:span text:style-name="T1">j) { return</text:span></text:span><text:span text:style-name="T1"> </text:span><text:span text:style-name="Source_20_Text"><text:span text:style-name="T1">i / 3 * 3 + j / 3; }</text:span></text:span></text:p>
                    <text:p text:style-name="P15"> </text:p>
                    <text:p text:style-name="P14"><text:span text:style-name="Source_20_Text"><text:span text:style-name="T1">// Utility function to check if a number</text:span></text:span></text:p>
                    <text:p text:style-name="P14"><text:span text:style-name="Source_20_Text"><text:span text:style-name="T1">// is present in the corresponding row/column/box</text:span></text:span></text:p>
                    <text:p text:style-name="P14"><text:span text:style-name="Source_20_Text"><text:span text:style-name="T1">bool</text:span></text:span><text:span text:style-name="T1"> </text:span><text:span text:style-name="Source_20_Text"><text:span text:style-name="T1">isSafe(int</text:span></text:span><text:span text:style-name="T1"> </text:span><text:span text:style-name="Source_20_Text"><text:span text:style-name="T1">i, int</text:span></text:span><text:span text:style-name="T1"> </text:span><text:span text:style-name="Source_20_Text"><text:span text:style-name="T1">j, int</text:span></text:span><text:span text:style-name="T1"> </text:span><text:span text:style-name="Source_20_Text"><text:span text:style-name="T1">number)</text:span></text:span></text:p>
                    <text:p text:style-name="P14"><text:span text:style-name="Source_20_Text"><text:span text:style-name="T1">{</text:span></text:span></text:p>
                    <text:p text:style-name="P14"><text:span text:style-name="Source_20_Text"><text:span text:style-name="T1">    return</text:span></text:span><text:span text:style-name="T1"> </text:span><text:span text:style-name="Source_20_Text"><text:span text:style-name="T1">!((row[i] &gt;&gt; number) &amp; 1)</text:span></text:span></text:p>
                    <text:p text:style-name="P14"><text:span text:style-name="Source_20_Text"><text:span text:style-name="T1">           &amp;&amp; !((col[j] &gt;&gt; number) &amp; 1)</text:span></text:span></text:p>
                    <text:p text:style-name="P14"><text:span text:style-name="Source_20_Text"><text:span text:style-name="T1">           &amp;&amp; !((box[getBox(i, j)] &gt;&gt; number) &amp; 1);</text:span></text:span></text:p>
                    <text:p text:style-name="P14"><text:span text:style-name="Source_20_Text"><text:span text:style-name="T1">}</text:span></text:span></text:p>
                    <text:p text:style-name="P15"> </text:p>
                    <text:p text:style-name="P14"><text:span text:style-name="Source_20_Text"><text:span text:style-name="T1">// Utility function to set the initial values of a Sudoku</text:span></text:span></text:p>
                    <text:p text:style-name="P14"><text:span text:style-name="Source_20_Text"><text:span text:style-name="T1">// board (map the values in the bitmasks)</text:span></text:span></text:p>
                    <text:p text:style-name="P14"><text:span text:style-name="Source_20_Text"><text:span text:style-name="T1">void</text:span></text:span><text:span text:style-name="T1"> </text:span><text:span text:style-name="Source_20_Text"><text:span text:style-name="T1">setInitialValues(int</text:span></text:span><text:span text:style-name="T1"> </text:span><text:span text:style-name="Source_20_Text"><text:span text:style-name="T1">grid[N][N])</text:span></text:span></text:p>
                    <text:p text:style-name="P14"><text:span text:style-name="Source_20_Text"><text:span text:style-name="T1">{</text:span></text:span></text:p>
                    <text:p text:style-name="P14"><text:span text:style-name="Source_20_Text"><text:span text:style-name="T1">    for</text:span></text:span><text:span text:style-name="T1"> </text:span><text:span text:style-name="Source_20_Text"><text:span text:style-name="T1">(int</text:span></text:span><text:span text:style-name="T1"> </text:span><text:span text:style-name="Source_20_Text"><text:span text:style-name="T1">i = 0; i &lt; N; i++)</text:span></text:span></text:p>
                    <text:p text:style-name="P14"><text:span text:style-name="Source_20_Text"><text:span text:style-name="T1">        for</text:span></text:span><text:span text:style-name="T1"> </text:span><text:span text:style-name="Source_20_Text"><text:span text:style-name="T1">(int</text:span></text:span><text:span text:style-name="T1"> </text:span><text:span text:style-name="Source_20_Text"><text:span text:style-name="T1">j = 0; j &lt; N; j++)</text:span></text:span></text:p>
                    <text:p text:style-name="P14"><text:span text:style-name="Source_20_Text"><text:span text:style-name="T1">            row[i] |= 1 &lt;&lt; grid[i][j],</text:span></text:span></text:p>
                    <text:p text:style-name="P14"><text:span text:style-name="Source_20_Text"><text:span text:style-name="T1">                col[j] |= 1 &lt;&lt; grid[i][j],</text:span></text:span></text:p>
                    <text:p text:style-name="P14"><text:span text:style-name="Source_20_Text"><text:span text:style-name="T1">                box[getBox(i, j)] |= 1 &lt;&lt; grid[i][j];</text:span></text:span></text:p>
                    <text:p text:style-name="P14"><text:span text:style-name="Source_20_Text"><text:span text:style-name="T1">}</text:span></text:span></text:p>
                    <text:p text:style-name="P15"> </text:p>
                    <text:p text:style-name="P14"><text:span text:style-name="Source_20_Text"><text:span text:style-name="T1">/* Takes a partially filled-in grid and attempts</text:span></text:span></text:p>
                    <text:p text:style-name="P14"><text:span text:style-name="Source_20_Text"><text:span text:style-name="T1">to assign values to all unassigned locations in</text:span></text:span></text:p>
                    <text:p text:style-name="P14"><text:span text:style-name="Source_20_Text"><text:span text:style-name="T1">such a way to meet the requirements for</text:span></text:span></text:p>
                    <text:p text:style-name="P14"><text:span text:style-name="Source_20_Text"><text:span text:style-name="T1">Sudoku solution (non-duplication across rows,</text:span></text:span></text:p>
                    <text:p text:style-name="P14"><text:span text:style-name="Source_20_Text"><text:span text:style-name="T1">columns, and boxes) */</text:span></text:span></text:p>
                    <text:p text:style-name="P14"><text:span text:style-name="Source_20_Text"><text:span text:style-name="T1">bool</text:span></text:span><text:span text:style-name="T1"> </text:span><text:span text:style-name="Source_20_Text"><text:span text:style-name="T1">SolveSudoku(int</text:span></text:span><text:span text:style-name="T1"> </text:span><text:span text:style-name="Source_20_Text"><text:span text:style-name="T1">grid[N][N], int</text:span></text:span><text:span text:style-name="T1"> </text:span><text:span text:style-name="Source_20_Text"><text:span text:style-name="T1">i, int</text:span></text:span><text:span text:style-name="T1"> </text:span><text:span text:style-name="Source_20_Text"><text:span text:style-name="T1">j)</text:span></text:span></text:p>
                    <text:p text:style-name="P14"><text:span text:style-name="Source_20_Text"><text:span text:style-name="T1">{</text:span></text:span></text:p>
                    <text:p text:style-name="P14"><text:span text:style-name="Source_20_Text"><text:span text:style-name="T1">    // Set the initial values</text:span></text:span></text:p>
                    <text:p text:style-name="P14"><text:span text:style-name="Source_20_Text"><text:span text:style-name="T1">    if</text:span></text:span><text:span text:style-name="T1"> </text:span><text:span text:style-name="Source_20_Text"><text:span text:style-name="T1">(!seted)</text:span></text:span></text:p>
                    <text:p text:style-name="P14"><text:span text:style-name="Source_20_Text"><text:span text:style-name="T1">        seted = true, setInitialValues(grid);</text:span></text:span></text:p>
                    <text:p text:style-name="P15"> </text:p>
                    <text:p text:style-name="P14"><text:span text:style-name="Source_20_Text"><text:span text:style-name="T1">    if</text:span></text:span><text:span text:style-name="T1"> </text:span><text:span text:style-name="Source_20_Text"><text:span text:style-name="T1">(i == N - 1 &amp;&amp; j == N)</text:span></text:span></text:p>
                    <text:p text:style-name="P14"><text:span text:style-name="Source_20_Text"><text:span text:style-name="T1">        return</text:span></text:span><text:span text:style-name="T1"> </text:span><text:span text:style-name="Source_20_Text"><text:span text:style-name="T1">true;</text:span></text:span></text:p>
                    <text:p text:style-name="P14"><text:span text:style-name="Source_20_Text"><text:span text:style-name="T1">    if</text:span></text:span><text:span text:style-name="T1"> </text:span><text:span text:style-name="Source_20_Text"><text:span text:style-name="T1">(j == N)</text:span></text:span></text:p>
                    <text:p text:style-name="P14"><text:span text:style-name="Source_20_Text"><text:span text:style-name="T1">        j = 0, i++;</text:span></text:span></text:p>
                    <text:p text:style-name="P15"> </text:p>
                    <text:p text:style-name="P14"><text:span text:style-name="Source_20_Text"><text:span text:style-name="T1">    if</text:span></text:span><text:span text:style-name="T1"> </text:span><text:span text:style-name="Source_20_Text"><text:span text:style-name="T1">(grid[i][j])</text:span></text:span></text:p>
                    <text:p text:style-name="P14"><text:span text:style-name="Source_20_Text"><text:span text:style-name="T1">        return</text:span></text:span><text:span text:style-name="T1"> </text:span><text:span text:style-name="Source_20_Text"><text:span text:style-name="T1">SolveSudoku(grid, i, j + 1);</text:span></text:span></text:p>
                    <text:p text:style-name="P15"> </text:p>
                    <text:p text:style-name="P14"><text:span text:style-name="Source_20_Text"><text:span text:style-name="T1">    for</text:span></text:span><text:span text:style-name="T1"> </text:span><text:span text:style-name="Source_20_Text"><text:span text:style-name="T1">(int</text:span></text:span><text:span text:style-name="T1"> </text:span><text:span text:style-name="Source_20_Text"><text:span text:style-name="T1">nr = 1; nr &lt;= N; nr++) {</text:span></text:span></text:p>
                    <text:p text:style-name="P14"><text:span text:style-name="Source_20_Text"><text:span text:style-name="T1">        if</text:span></text:span><text:span text:style-name="T1"> </text:span><text:span text:style-name="Source_20_Text"><text:span text:style-name="T1">(isSafe(i, j, nr)) {</text:span></text:span></text:p>
                    <text:p text:style-name="P14"><text:span text:style-name="Source_20_Text"><text:span text:style-name="T1">            /*  Assign nr in the</text:span></text:span></text:p>
                    <text:p text:style-name="P14"><text:span text:style-name="Source_20_Text"><text:span text:style-name="T1">                current (i, j)</text:span></text:span></text:p>
                    <text:p text:style-name="P14"><text:span text:style-name="Source_20_Text"><text:span text:style-name="T1">                position and</text:span></text:span></text:p>
                    <text:p text:style-name="P14"><text:span text:style-name="Source_20_Text"><text:span text:style-name="T1">                add nr to each bitmask</text:span></text:span></text:p>
                    <text:p text:style-name="P14"><text:span text:style-name="Source_20_Text"><text:span text:style-name="T1">            */</text:span></text:span></text:p>
                    <text:p text:style-name="P14"><text:span text:style-name="Source_20_Text"><text:span text:style-name="T1">            grid[i][j] = nr;</text:span></text:span></text:p>
                    <text:p text:style-name="P14"><text:span text:style-name="Source_20_Text"><text:span text:style-name="T1">            row[i] |= 1 &lt;&lt; nr;</text:span></text:span></text:p>
                    <text:p text:style-name="P14"><text:soft-page-break/><text:span text:style-name="Source_20_Text"><text:span text:style-name="T1">            col[j] |= 1 &lt;&lt; nr;</text:span></text:span></text:p>
                    <text:p text:style-name="P14"><text:span text:style-name="Source_20_Text"><text:span text:style-name="T1">            box[getBox(i, j)] |= 1 &lt;&lt; nr;</text:span></text:span></text:p>
                    <text:p text:style-name="P15"> </text:p>
                    <text:p text:style-name="P14"><text:span text:style-name="Source_20_Text"><text:span text:style-name="T1">            if</text:span></text:span><text:span text:style-name="T1"> </text:span><text:span text:style-name="Source_20_Text"><text:span text:style-name="T1">(SolveSudoku(grid, i, j + 1))</text:span></text:span></text:p>
                    <text:p text:style-name="P14"><text:span text:style-name="Source_20_Text"><text:span text:style-name="T1">                return</text:span></text:span><text:span text:style-name="T1"> </text:span><text:span text:style-name="Source_20_Text"><text:span text:style-name="T1">true;</text:span></text:span></text:p>
                    <text:p text:style-name="P15"> </text:p>
                    <text:p text:style-name="P14"><text:span text:style-name="Source_20_Text"><text:span text:style-name="T1">            // Remove nr from each bitmask</text:span></text:span></text:p>
                    <text:p text:style-name="P14"><text:span text:style-name="Source_20_Text"><text:span text:style-name="T1">            // and search for another possibility</text:span></text:span></text:p>
                    <text:p text:style-name="P14"><text:span text:style-name="Source_20_Text"><text:span text:style-name="T1">            row[i] &amp;= ~(1 &lt;&lt; nr);</text:span></text:span></text:p>
                    <text:p text:style-name="P14"><text:span text:style-name="Source_20_Text"><text:span text:style-name="T1">            col[j] &amp;= ~(1 &lt;&lt; nr);</text:span></text:span></text:p>
                    <text:p text:style-name="P14"><text:span text:style-name="Source_20_Text"><text:span text:style-name="T1">            box[getBox(i, j)] &amp;= ~(1 &lt;&lt; nr);</text:span></text:span></text:p>
                    <text:p text:style-name="P14"><text:span text:style-name="Source_20_Text"><text:span text:style-name="T1">        }</text:span></text:span></text:p>
                    <text:p text:style-name="P15"> </text:p>
                    <text:p text:style-name="P14"><text:span text:style-name="Source_20_Text"><text:span text:style-name="T1">        grid[i][j] = 0;</text:span></text:span></text:p>
                    <text:p text:style-name="P14"><text:span text:style-name="Source_20_Text"><text:span text:style-name="T1">    }</text:span></text:span></text:p>
                    <text:p text:style-name="P15"> </text:p>
                    <text:p text:style-name="P14"><text:span text:style-name="Source_20_Text"><text:span text:style-name="T1">    return</text:span></text:span><text:span text:style-name="T1"> </text:span><text:span text:style-name="Source_20_Text"><text:span text:style-name="T1">false;</text:span></text:span></text:p>
                    <text:p text:style-name="P14"><text:span text:style-name="Source_20_Text"><text:span text:style-name="T1">}</text:span></text:span></text:p>
                    <text:p text:style-name="P15"> </text:p>
                    <text:p text:style-name="P14"><text:span text:style-name="Source_20_Text"><text:span text:style-name="T1">// Utility function to print the solved grid</text:span></text:span></text:p>
                    <text:p text:style-name="P14"><text:span text:style-name="Source_20_Text"><text:span text:style-name="T1">void</text:span></text:span><text:span text:style-name="T1"> </text:span><text:span text:style-name="Source_20_Text"><text:span text:style-name="T1">print(int</text:span></text:span><text:span text:style-name="T1"> </text:span><text:span text:style-name="Source_20_Text"><text:span text:style-name="T1">grid[N][N])</text:span></text:span></text:p>
                    <text:p text:style-name="P14"><text:span text:style-name="Source_20_Text"><text:span text:style-name="T1">{</text:span></text:span></text:p>
                    <text:p text:style-name="P14"><text:span text:style-name="Source_20_Text"><text:span text:style-name="T1">    for</text:span></text:span><text:span text:style-name="T1"> </text:span><text:span text:style-name="Source_20_Text"><text:span text:style-name="T1">(int</text:span></text:span><text:span text:style-name="T1"> </text:span><text:span text:style-name="Source_20_Text"><text:span text:style-name="T1">i = 0; i &lt; N; i++, cout &lt;&lt; '\n')</text:span></text:span></text:p>
                    <text:p text:style-name="P14"><text:span text:style-name="Source_20_Text"><text:span text:style-name="T1">        for</text:span></text:span><text:span text:style-name="T1"> </text:span><text:span text:style-name="Source_20_Text"><text:span text:style-name="T1">(int</text:span></text:span><text:span text:style-name="T1"> </text:span><text:span text:style-name="Source_20_Text"><text:span text:style-name="T1">j = 0; j &lt; N; j++)</text:span></text:span></text:p>
                    <text:p text:style-name="P14"><text:span text:style-name="Source_20_Text"><text:span text:style-name="T1">            cout &lt;&lt; grid[i][j] &lt;&lt; ' ';</text:span></text:span></text:p>
                    <text:p text:style-name="P14"><text:span text:style-name="Source_20_Text"><text:span text:style-name="T1">}</text:span></text:span></text:p>
                    <text:p text:style-name="P15"> </text:p>
                    <text:p text:style-name="P14"><text:span text:style-name="Source_20_Text"><text:span text:style-name="T1">// Driver Code</text:span></text:span></text:p>
                    <text:p text:style-name="P14"><text:span text:style-name="Source_20_Text"><text:span text:style-name="T1">int</text:span></text:span><text:span text:style-name="T1"> </text:span><text:span text:style-name="Source_20_Text"><text:span text:style-name="T1">main()</text:span></text:span></text:p>
                    <text:p text:style-name="P14"><text:span text:style-name="Source_20_Text"><text:span text:style-name="T1">{</text:span></text:span></text:p>
                    <text:p text:style-name="P14"><text:span text:style-name="Source_20_Text"><text:span text:style-name="T1">    // 0 means unassigned cells</text:span></text:span></text:p>
                    <text:p text:style-name="P14"><text:span text:style-name="Source_20_Text"><text:span text:style-name="T1">    int</text:span></text:span><text:span text:style-name="T1"> </text:span><text:span text:style-name="Source_20_Text"><text:span text:style-name="T1">grid[N][N] = { { 3, 0, 6, 5, 0, 8, 4, 0, 0 },</text:span></text:span></text:p>
                    <text:p text:style-name="P14"><text:span text:style-name="Source_20_Text"><text:span text:style-name="T1">                       { 5, 2, 0, 0, 0, 0, 0, 0, 0 },</text:span></text:span></text:p>
                    <text:p text:style-name="P14"><text:span text:style-name="Source_20_Text"><text:span text:style-name="T1">                       { 0, 8, 7, 0, 0, 0, 0, 3, 1 },</text:span></text:span></text:p>
                    <text:p text:style-name="P14"><text:span text:style-name="Source_20_Text"><text:span text:style-name="T1">                       { 0, 0, 3, 0, 1, 0, 0, 8, 0 },</text:span></text:span></text:p>
                    <text:p text:style-name="P14"><text:span text:style-name="Source_20_Text"><text:span text:style-name="T1">                       { 9, 0, 0, 8, 6, 3, 0, 0, 5 },</text:span></text:span></text:p>
                    <text:p text:style-name="P14"><text:span text:style-name="Source_20_Text"><text:span text:style-name="T1">                       { 0, 5, 0, 0, 9, 0, 6, 0, 0 },</text:span></text:span></text:p>
                    <text:p text:style-name="P14"><text:span text:style-name="Source_20_Text"><text:span text:style-name="T1">                       { 1, 3, 0, 0, 0, 0, 2, 5, 0 },</text:span></text:span></text:p>
                    <text:p text:style-name="P14"><text:span text:style-name="Source_20_Text"><text:span text:style-name="T1">                       { 0, 0, 0, 0, 0, 0, 0, 7, 4 },</text:span></text:span></text:p>
                    <text:p text:style-name="P14"><text:span text:style-name="Source_20_Text"><text:span text:style-name="T1">                       { 0, 0, 5, 2, 0, 6, 3, 0, 0 } };</text:span></text:span></text:p>
                    <text:p text:style-name="P15"> </text:p>
                    <text:p text:style-name="P14"><text:span text:style-name="Source_20_Text"><text:span text:style-name="T1">    if</text:span></text:span><text:span text:style-name="T1"> </text:span><text:span text:style-name="Source_20_Text"><text:span text:style-name="T1">(SolveSudoku(grid, 0, 0))</text:span></text:span></text:p>
                    <text:p text:style-name="P14"><text:span text:style-name="Source_20_Text"><text:span text:style-name="T1">        print(grid);</text:span></text:span></text:p>
                    <text:p text:style-name="P14"><text:span text:style-name="Source_20_Text"><text:span text:style-name="T1">    else</text:span></text:span></text:p>
                    <text:p text:style-name="P14"><text:span text:style-name="Source_20_Text"><text:span text:style-name="T1">        cout &lt;&lt; "No solution exists\n";</text:span></text:span></text:p>
                    <text:p text:style-name="P15"> </text:p>
                    <text:p text:style-name="P14"><text:span text:style-name="Source_20_Text"><text:span text:style-name="T1">    return</text:span></text:span><text:span text:style-name="T1"> </text:span><text:span text:style-name="Source_20_Text"><text:span text:style-name="T1">0;</text:span></text:span></text:p>
                    <text:p text:style-name="P14"><text:span text:style-name="Source_20_Text"><text:span text:style-name="T1">}</text:span></text:span></text:p>
                    <text:p text:style-name="P14"><text:span text:style-name="Source_20_Text"><text:span text:style-name="T1">// This code is contributed</text:span></text:span></text:p>
                    <text:p text:style-name="P14"><text:span text:style-name="Source_20_Text"><text:span text:style-name="T1">// by Gatea David</text:span></text:span></text:p>
                  </table:table-cell>
                </table:table-row>
              </table:table>
              <text:p text:style-name="P32"/>
            </text:section>
          </text:section>
          <text:p text:style-name="P66"><text:soft-page-break/><text:span text:style-name="Strong_20_Emphasis"><text:span text:style-name="T1">Output</text:span></text:span></text:p>
          <text:p text:style-name="P7">3 1 6 5 7 8 4 9 2 </text:p>
          <text:p text:style-name="P9">5 2 9 1 3 4 7 6 8 </text:p>
          <text:p text:style-name="P9">4 8 7 6 2 9 5 3 1 </text:p>
          <text:p text:style-name="P9">2 6 3 4 1 5 9 8 7 </text:p>
          <text:p text:style-name="P9">9 7 4 8 6 3 1 2 5 </text:p>
          <text:p text:style-name="P9">8 5 1 7 9 2 6 4 3 </text:p>
          <text:p text:style-name="P9">1 3 8 9 4 7 2 5 6 </text:p>
          <text:p text:style-name="P9">6 9 2 3 5 1 8 7 4 </text:p>
          <text:p text:style-name="P8">7 4 5 2 8 6 3 1 9 </text:p>
          <text:p text:style-name="P67"><text:span text:style-name="Strong_20_Emphasis"><text:span text:style-name="T1">Time complexity:</text:span></text:span><text:span text:style-name="T1"> O(9(N*N)). For every unassigned index, there are 9 possible options so the time complexity is O(9^(n*n)). The time complexity remains the same but checking if a number is safe to use is much faster, O(1).<text:line-break/></text:span><text:span text:style-name="Strong_20_Emphasis"><text:span text:style-name="T1">Space Complexity:</text:span></text:span><text:span text:style-name="T1"> O(N*N). To store the output array a matrix is needed, and 3 extra arrays of size n are needed for the bitmasks.</text:span></text:p>
          <text:h text:style-name="P6" text:outline-level="2"><text:span text:style-name="Strong_20_Emphasis"><text:span text:style-name="T1">Sudoku using</text:span></text:span><text:span text:style-name="T1"> Cross-Hatching with backtracking:</text:span></text:h>
          <text:p text:style-name="P11">This method is an optimization of the above method 2. It runs 5X times faster than method 2. Like we used to fill sudoku by first identifying the element which is almost filled. It starts with identifying the row and column where the element should be placed. Picking the almost-filled elements first will give better pruning.</text:p>
          <text:p text:style-name="P21">Follow the steps below to solve the problem:</text:p>
          <text:list text:style-name="L14">
            <text:list-item>
              <text:p text:style-name="P43">Build a graph with pending elements mapped to row and column coordinates where they can be fitted in the original matrix.</text:p>
            </text:list-item>
            <text:list-item>
              <text:p text:style-name="P43">Pick the elements from the graph sorted by fewer remaining elements to be filled.</text:p>
            </text:list-item>
            <text:list-item>
              <text:p text:style-name="P44">Recursively fill the elements using a graph into the matrix. Backtrack once an unsafe position is discovered.</text:p>
            </text:list-item>
          </text:list>
          <text:p text:style-name="P21">Below is the implementation of the above approach:</text:p>
          <text:list text:style-name="L15">
            <text:list-item>
              <text:p text:style-name="P45"><text:bookmark text:name="tablist4-tab1"/>C++</text:p>
            </text:list-item>
            <text:list-item>
              <text:p text:style-name="P46"><text:bookmark text:name="tablist4-tab2"/>Python3</text:p>
            </text:list-item>
            <text:list-item>
              <text:p text:style-name="P46"><text:bookmark text:name="tablist4-tab3"/>Javascript</text:p>
            </text:list-item>
            <text:list-item>
              <text:p text:style-name="P46"><text:bookmark text:name="tablist4-tab4"/>Java</text:p>
            </text:list-item>
            <text:list-item>
              <text:p text:style-name="P47"><text:bookmark text:name="tablist4-tab5"/>C#</text:p>
            </text:list-item>
          </text:list>
          <text:section text:style-name="Sect2" text:name="tablist4-panel1">
            <text:p text:style-name="P66"><text:bookmark text:name="copy-code-button Copy 3"/><text:bookmark text:name="run-and-edit-button Copy 3"/><text:bookmark text:name="run-code-button Copy 3"/></text:p>
            <text:section text:style-name="Sect3" text:name="highlighter_444873">
              <table:table table:name="Table4" table:style-name="Table4">
                <table:table-column table:style-name="Table4.A"/>
                <table:table-row>
                  <table:table-cell table:style-name="Table4.A1" office:value-type="string">
                    <text:p text:style-name="P14"><text:span text:style-name="Source_20_Text"><text:span text:style-name="T1">// C++ Code</text:span></text:span></text:p>
                    <text:p text:style-name="P14"><text:span text:style-name="Source_20_Text"><text:span text:style-name="T1">#include &lt;algorithm&gt;</text:span></text:span></text:p>
                    <text:p text:style-name="P14"><text:span text:style-name="Source_20_Text"><text:span text:style-name="T1">#include &lt;bits/stdc++.h&gt;</text:span></text:span></text:p>
                    <text:p text:style-name="P14"><text:span text:style-name="Source_20_Text"><text:span text:style-name="T1">#include &lt;map&gt;</text:span></text:span></text:p>
                    <text:p text:style-name="P14"><text:span text:style-name="Source_20_Text"><text:span text:style-name="T1">#include &lt;vector&gt;</text:span></text:span></text:p>
                    <text:p text:style-name="P15"> </text:p>
                    <text:p text:style-name="P14"><text:span text:style-name="Source_20_Text"><text:span text:style-name="T1">using</text:span></text:span><text:span text:style-name="T1"> </text:span><text:span text:style-name="Source_20_Text"><text:span text:style-name="T1">namespace</text:span></text:span><text:span text:style-name="T1"> </text:span><text:span text:style-name="Source_20_Text"><text:span text:style-name="T1">std;</text:span></text:span></text:p>
                    <text:p text:style-name="P15"> </text:p>
                    <text:p text:style-name="P14"><text:span text:style-name="Source_20_Text"><text:span text:style-name="T1">// Input matrix</text:span></text:span></text:p>
                    <text:p text:style-name="P14"><text:soft-page-break/><text:span text:style-name="Source_20_Text"><text:span text:style-name="T1">vector&lt;vector&lt;int&gt; &gt; arr</text:span></text:span></text:p>
                    <text:p text:style-name="P14"><text:span text:style-name="Source_20_Text"><text:span text:style-name="T1">    = { { 3, 0, 6, 5, 0, 8, 4, 0, 0 },</text:span></text:span></text:p>
                    <text:p text:style-name="P14"><text:span text:style-name="Source_20_Text"><text:span text:style-name="T1">        { 5, 2, 0, 0, 0, 0, 0, 0, 0 },</text:span></text:span></text:p>
                    <text:p text:style-name="P14"><text:span text:style-name="Source_20_Text"><text:span text:style-name="T1">        { 0, 8, 7, 0, 0, 0, 0, 3, 1 },</text:span></text:span></text:p>
                    <text:p text:style-name="P14"><text:span text:style-name="Source_20_Text"><text:span text:style-name="T1">        { 0, 0, 3, 0, 1, 0, 0, 8, 0 },</text:span></text:span></text:p>
                    <text:p text:style-name="P14"><text:span text:style-name="Source_20_Text"><text:span text:style-name="T1">        { 9, 0, 0, 8, 6, 3, 0, 0, 5 },</text:span></text:span></text:p>
                    <text:p text:style-name="P14"><text:span text:style-name="Source_20_Text"><text:span text:style-name="T1">        { 0, 5, 0, 0, 9, 0, 6, 0, 0 },</text:span></text:span></text:p>
                    <text:p text:style-name="P14"><text:span text:style-name="Source_20_Text"><text:span text:style-name="T1">        { 1, 3, 0, 0, 0, 0, 2, 5, 0 },</text:span></text:span></text:p>
                    <text:p text:style-name="P14"><text:span text:style-name="Source_20_Text"><text:span text:style-name="T1">        { 0, 0, 0, 0, 0, 0, 0, 7, 4 },</text:span></text:span></text:p>
                    <text:p text:style-name="P14"><text:span text:style-name="Source_20_Text"><text:span text:style-name="T1">        { 0, 0, 5, 2, 0, 6, 3, 0, 0 } };</text:span></text:span></text:p>
                    <text:p text:style-name="P15"> </text:p>
                    <text:p text:style-name="P14"><text:span text:style-name="Source_20_Text"><text:span text:style-name="T1">// Position of the input elements in the arr</text:span></text:span></text:p>
                    <text:p text:style-name="P14"><text:span text:style-name="Source_20_Text"><text:span text:style-name="T1">// pos = {</text:span></text:span></text:p>
                    <text:p text:style-name="P14"><text:span text:style-name="Source_20_Text"><text:span text:style-name="T1">//     element: [[position 1], [position 2]]</text:span></text:span></text:p>
                    <text:p text:style-name="P14"><text:span text:style-name="Source_20_Text"><text:span text:style-name="T1">// }</text:span></text:span></text:p>
                    <text:p text:style-name="P14"><text:span text:style-name="Source_20_Text"><text:span text:style-name="T1">map&lt;int, vector&lt;vector&lt;int&gt; &gt; &gt; pos;</text:span></text:span></text:p>
                    <text:p text:style-name="P15"> </text:p>
                    <text:p text:style-name="P14"><text:span text:style-name="Source_20_Text"><text:span text:style-name="T1">// Count of the remaining number of the elements</text:span></text:span></text:p>
                    <text:p text:style-name="P14"><text:span text:style-name="Source_20_Text"><text:span text:style-name="T1">// rem = {</text:span></text:span></text:p>
                    <text:p text:style-name="P14"><text:span text:style-name="Source_20_Text"><text:span text:style-name="T1">//     element: pending count</text:span></text:span></text:p>
                    <text:p text:style-name="P14"><text:span text:style-name="Source_20_Text"><text:span text:style-name="T1">// }</text:span></text:span></text:p>
                    <text:p text:style-name="P14"><text:span text:style-name="Source_20_Text"><text:span text:style-name="T1">map&lt;int, int&gt; rem;</text:span></text:span></text:p>
                    <text:p text:style-name="P15"> </text:p>
                    <text:p text:style-name="P14"><text:span text:style-name="Source_20_Text"><text:span text:style-name="T1">// Graph defining tentative positions of the elements to be</text:span></text:span></text:p>
                    <text:p text:style-name="P14"><text:span text:style-name="Source_20_Text"><text:span text:style-name="T1">// filled graph = {</text:span></text:span></text:p>
                    <text:p text:style-name="P14"><text:span text:style-name="Source_20_Text"><text:span text:style-name="T1">//     key: {</text:span></text:span></text:p>
                    <text:p text:style-name="P14"><text:span text:style-name="Source_20_Text"><text:span text:style-name="T1">//         row1: [columns],</text:span></text:span></text:p>
                    <text:p text:style-name="P14"><text:span text:style-name="Source_20_Text"><text:span text:style-name="T1">//         row2: [columns]</text:span></text:span></text:p>
                    <text:p text:style-name="P14"><text:span text:style-name="Source_20_Text"><text:span text:style-name="T1">//     }</text:span></text:span></text:p>
                    <text:p text:style-name="P14"><text:span text:style-name="Source_20_Text"><text:span text:style-name="T1">// }</text:span></text:span></text:p>
                    <text:p text:style-name="P14"><text:span text:style-name="Source_20_Text"><text:span text:style-name="T1">map&lt;int, map&lt;int, vector&lt;int&gt; &gt; &gt; graph;</text:span></text:span></text:p>
                    <text:p text:style-name="P15"> </text:p>
                    <text:p text:style-name="P14"><text:span text:style-name="Source_20_Text"><text:span text:style-name="T1">// Print the matrix array</text:span></text:span></text:p>
                    <text:p text:style-name="P14"><text:span text:style-name="Source_20_Text"><text:span text:style-name="T1">void</text:span></text:span><text:span text:style-name="T1"> </text:span><text:span text:style-name="Source_20_Text"><text:span text:style-name="T1">printMatrix()</text:span></text:span></text:p>
                    <text:p text:style-name="P14"><text:span text:style-name="Source_20_Text"><text:span text:style-name="T1">{</text:span></text:span></text:p>
                    <text:p text:style-name="P14"><text:span text:style-name="Source_20_Text"><text:span text:style-name="T1">  for</text:span></text:span><text:span text:style-name="T1"> </text:span><text:span text:style-name="Source_20_Text"><text:span text:style-name="T1">(int</text:span></text:span><text:span text:style-name="T1"> </text:span><text:span text:style-name="Source_20_Text"><text:span text:style-name="T1">i = 0; i &lt; 9; i++) {</text:span></text:span></text:p>
                    <text:p text:style-name="P14"><text:span text:style-name="Source_20_Text"><text:span text:style-name="T1">    for</text:span></text:span><text:span text:style-name="T1"> </text:span><text:span text:style-name="Source_20_Text"><text:span text:style-name="T1">(int</text:span></text:span><text:span text:style-name="T1"> </text:span><text:span text:style-name="Source_20_Text"><text:span text:style-name="T1">j = 0; j &lt; 9; j++) {</text:span></text:span></text:p>
                    <text:p text:style-name="P14"><text:span text:style-name="Source_20_Text"><text:span text:style-name="T1">      cout &lt;&lt; arr[i][j] &lt;&lt; " ";</text:span></text:span></text:p>
                    <text:p text:style-name="P14"><text:span text:style-name="Source_20_Text"><text:span text:style-name="T1">    }</text:span></text:span></text:p>
                    <text:p text:style-name="P14"><text:span text:style-name="Source_20_Text"><text:span text:style-name="T1">    cout &lt;&lt; endl;</text:span></text:span></text:p>
                    <text:p text:style-name="P14"><text:span text:style-name="Source_20_Text"><text:span text:style-name="T1">  }</text:span></text:span></text:p>
                    <text:p text:style-name="P14"><text:span text:style-name="Source_20_Text"><text:span text:style-name="T1">}</text:span></text:span></text:p>
                    <text:p text:style-name="P15"> </text:p>
                    <text:p text:style-name="P14"><text:span text:style-name="Source_20_Text"><text:span text:style-name="T1">// Method to check if the inserted element is safe</text:span></text:span></text:p>
                    <text:p text:style-name="P14"><text:span text:style-name="Source_20_Text"><text:span text:style-name="T1">bool</text:span></text:span><text:span text:style-name="T1"> </text:span><text:span text:style-name="Source_20_Text"><text:span text:style-name="T1">is_safe(int</text:span></text:span><text:span text:style-name="T1"> </text:span><text:span text:style-name="Source_20_Text"><text:span text:style-name="T1">x, int</text:span></text:span><text:span text:style-name="T1"> </text:span><text:span text:style-name="Source_20_Text"><text:span text:style-name="T1">y)</text:span></text:span></text:p>
                    <text:p text:style-name="P14"><text:span text:style-name="Source_20_Text"><text:span text:style-name="T1">{</text:span></text:span></text:p>
                    <text:p text:style-name="P14"><text:span text:style-name="Source_20_Text"><text:span text:style-name="T1">  int</text:span></text:span><text:span text:style-name="T1"> </text:span><text:span text:style-name="Source_20_Text"><text:span text:style-name="T1">key = arr[x][y];</text:span></text:span></text:p>
                    <text:p text:style-name="P14"><text:span text:style-name="Source_20_Text"><text:span text:style-name="T1">  for</text:span></text:span><text:span text:style-name="T1"> </text:span><text:span text:style-name="Source_20_Text"><text:span text:style-name="T1">(int</text:span></text:span><text:span text:style-name="T1"> </text:span><text:span text:style-name="Source_20_Text"><text:span text:style-name="T1">i = 0; i &lt; 9; i++) {</text:span></text:span></text:p>
                    <text:p text:style-name="P14"><text:span text:style-name="Source_20_Text"><text:span text:style-name="T1">    if</text:span></text:span><text:span text:style-name="T1"> </text:span><text:span text:style-name="Source_20_Text"><text:span text:style-name="T1">(i != y &amp;&amp; arr[x][i] == key) {</text:span></text:span></text:p>
                    <text:p text:style-name="P14"><text:span text:style-name="Source_20_Text"><text:span text:style-name="T1">      return</text:span></text:span><text:span text:style-name="T1"> </text:span><text:span text:style-name="Source_20_Text"><text:span text:style-name="T1">false;</text:span></text:span></text:p>
                    <text:p text:style-name="P14"><text:span text:style-name="Source_20_Text"><text:span text:style-name="T1">    }</text:span></text:span></text:p>
                    <text:p text:style-name="P14"><text:span text:style-name="Source_20_Text"><text:span text:style-name="T1">    if</text:span></text:span><text:span text:style-name="T1"> </text:span><text:span text:style-name="Source_20_Text"><text:span text:style-name="T1">(i != x &amp;&amp; arr[i][y] == key) {</text:span></text:span></text:p>
                    <text:p text:style-name="P14"><text:soft-page-break/><text:span text:style-name="Source_20_Text"><text:span text:style-name="T1">      return</text:span></text:span><text:span text:style-name="T1"> </text:span><text:span text:style-name="Source_20_Text"><text:span text:style-name="T1">false;</text:span></text:span></text:p>
                    <text:p text:style-name="P14"><text:span text:style-name="Source_20_Text"><text:span text:style-name="T1">    }</text:span></text:span></text:p>
                    <text:p text:style-name="P14"><text:span text:style-name="Source_20_Text"><text:span text:style-name="T1">  }</text:span></text:span></text:p>
                    <text:p text:style-name="P15"> </text:p>
                    <text:p text:style-name="P14"><text:span text:style-name="Source_20_Text"><text:span text:style-name="T1">  int</text:span></text:span><text:span text:style-name="T1"> </text:span><text:span text:style-name="Source_20_Text"><text:span text:style-name="T1">r_start = floor(x / 3) * 3;</text:span></text:span></text:p>
                    <text:p text:style-name="P14"><text:span text:style-name="Source_20_Text"><text:span text:style-name="T1">  int</text:span></text:span><text:span text:style-name="T1"> </text:span><text:span text:style-name="Source_20_Text"><text:span text:style-name="T1">r_end = r_start + 3;</text:span></text:span></text:p>
                    <text:p text:style-name="P15"> </text:p>
                    <text:p text:style-name="P14"><text:span text:style-name="Source_20_Text"><text:span text:style-name="T1">  int</text:span></text:span><text:span text:style-name="T1"> </text:span><text:span text:style-name="Source_20_Text"><text:span text:style-name="T1">c_start = floor(y / 3) * 3;</text:span></text:span></text:p>
                    <text:p text:style-name="P14"><text:span text:style-name="Source_20_Text"><text:span text:style-name="T1">  int</text:span></text:span><text:span text:style-name="T1"> </text:span><text:span text:style-name="Source_20_Text"><text:span text:style-name="T1">c_end = c_start + 3;</text:span></text:span></text:p>
                    <text:p text:style-name="P15"> </text:p>
                    <text:p text:style-name="P14"><text:span text:style-name="Source_20_Text"><text:span text:style-name="T1">  for</text:span></text:span><text:span text:style-name="T1"> </text:span><text:span text:style-name="Source_20_Text"><text:span text:style-name="T1">(int</text:span></text:span><text:span text:style-name="T1"> </text:span><text:span text:style-name="Source_20_Text"><text:span text:style-name="T1">i = r_start; i &lt; r_end; i++) {</text:span></text:span></text:p>
                    <text:p text:style-name="P14"><text:span text:style-name="Source_20_Text"><text:span text:style-name="T1">    for</text:span></text:span><text:span text:style-name="T1"> </text:span><text:span text:style-name="Source_20_Text"><text:span text:style-name="T1">(int</text:span></text:span><text:span text:style-name="T1"> </text:span><text:span text:style-name="Source_20_Text"><text:span text:style-name="T1">j = c_start; j &lt; c_end; j++) {</text:span></text:span></text:p>
                    <text:p text:style-name="P14"><text:span text:style-name="Source_20_Text"><text:span text:style-name="T1">      if</text:span></text:span><text:span text:style-name="T1"> </text:span><text:span text:style-name="Source_20_Text"><text:span text:style-name="T1">(i != x &amp;&amp; j != y &amp;&amp; arr[i][j] == key) {</text:span></text:span></text:p>
                    <text:p text:style-name="P14"><text:span text:style-name="Source_20_Text"><text:span text:style-name="T1">        return</text:span></text:span><text:span text:style-name="T1"> </text:span><text:span text:style-name="Source_20_Text"><text:span text:style-name="T1">false;</text:span></text:span></text:p>
                    <text:p text:style-name="P14"><text:span text:style-name="Source_20_Text"><text:span text:style-name="T1">      }</text:span></text:span></text:p>
                    <text:p text:style-name="P14"><text:span text:style-name="Source_20_Text"><text:span text:style-name="T1">    }</text:span></text:span></text:p>
                    <text:p text:style-name="P14"><text:span text:style-name="Source_20_Text"><text:span text:style-name="T1">  }</text:span></text:span></text:p>
                    <text:p text:style-name="P14"><text:span text:style-name="Source_20_Text"><text:span text:style-name="T1">  return</text:span></text:span><text:span text:style-name="T1"> </text:span><text:span text:style-name="Source_20_Text"><text:span text:style-name="T1">true;</text:span></text:span></text:p>
                    <text:p text:style-name="P14"><text:span text:style-name="Source_20_Text"><text:span text:style-name="T1">}</text:span></text:span></text:p>
                    <text:p text:style-name="P15"> </text:p>
                    <text:p text:style-name="P14"><text:span text:style-name="Source_20_Text"><text:span text:style-name="T1">// method to fill the matrix</text:span></text:span></text:p>
                    <text:p text:style-name="P14"><text:span text:style-name="Source_20_Text"><text:span text:style-name="T1">// input keys: list of elements to be filled in the matrix</text:span></text:span></text:p>
                    <text:p text:style-name="P14"><text:span text:style-name="Source_20_Text"><text:span text:style-name="T1">//        k   : index number of the element to be picked up</text:span></text:span></text:p>
                    <text:p text:style-name="P14"><text:span text:style-name="Source_20_Text"><text:span text:style-name="T1">//        from keys rows: list of row index where element is</text:span></text:span></text:p>
                    <text:p text:style-name="P14"><text:span text:style-name="Source_20_Text"><text:span text:style-name="T1">//        to be inserted r   : index number of the row to be</text:span></text:span></text:p>
                    <text:p text:style-name="P14"><text:span text:style-name="Source_20_Text"><text:span text:style-name="T1">//        inserted</text:span></text:span></text:p>
                    <text:p text:style-name="P14"><text:span text:style-name="Source_20_Text"><text:span text:style-name="T1">//</text:span></text:span></text:p>
                    <text:p text:style-name="P14"><text:span text:style-name="Source_20_Text"><text:span text:style-name="T1">bool</text:span></text:span><text:span text:style-name="T1"> </text:span><text:span text:style-name="Source_20_Text"><text:span text:style-name="T1">fill_matrix(int</text:span></text:span><text:span text:style-name="T1"> </text:span><text:span text:style-name="Source_20_Text"><text:span text:style-name="T1">k, vector&lt;int&gt; keys, int</text:span></text:span><text:span text:style-name="T1"> </text:span><text:span text:style-name="Source_20_Text"><text:span text:style-name="T1">r,</text:span></text:span></text:p>
                    <text:p text:style-name="P14"><text:span text:style-name="Source_20_Text"><text:span text:style-name="T1">                 vector&lt;int&gt; rows)</text:span></text:span></text:p>
                    <text:p text:style-name="P14"><text:span text:style-name="Source_20_Text"><text:span text:style-name="T1">{</text:span></text:span></text:p>
                    <text:p text:style-name="P14"><text:span text:style-name="Source_20_Text"><text:span text:style-name="T1">  int</text:span></text:span><text:span text:style-name="T1"> </text:span><text:span text:style-name="Source_20_Text"><text:span text:style-name="T1">c = 0;</text:span></text:span></text:p>
                    <text:p text:style-name="P14"><text:span text:style-name="Source_20_Text"><text:span text:style-name="T1">  arr[rows[r]] = keys[k];</text:span></text:span></text:p>
                    <text:p text:style-name="P14"><text:span text:style-name="Source_20_Text"><text:span text:style-name="T1">  if</text:span></text:span><text:span text:style-name="T1"> </text:span><text:span text:style-name="Source_20_Text"><text:span text:style-name="T1">(is_safe(rows[r], c)) {</text:span></text:span></text:p>
                    <text:p text:style-name="P14"><text:span text:style-name="Source_20_Text"><text:span text:style-name="T1">    if</text:span></text:span><text:span text:style-name="T1"> </text:span><text:span text:style-name="Source_20_Text"><text:span text:style-name="T1">(r &lt; rows.size() - 1) {</text:span></text:span></text:p>
                    <text:p text:style-name="P14"><text:span text:style-name="Source_20_Text"><text:span text:style-name="T1">      if</text:span></text:span><text:span text:style-name="T1"> </text:span><text:span text:style-name="Source_20_Text"><text:span text:style-name="T1">(fill_matrix(k, keys, r + 1, rows)) {</text:span></text:span></text:p>
                    <text:p text:style-name="P14"><text:span text:style-name="Source_20_Text"><text:span text:style-name="T1">        return</text:span></text:span><text:span text:style-name="T1"> </text:span><text:span text:style-name="Source_20_Text"><text:span text:style-name="T1">true;</text:span></text:span></text:p>
                    <text:p text:style-name="P14"><text:span text:style-name="Source_20_Text"><text:span text:style-name="T1">      }</text:span></text:span></text:p>
                    <text:p text:style-name="P14"><text:span text:style-name="Source_20_Text"><text:span text:style-name="T1">      else</text:span></text:span><text:span text:style-name="T1"> </text:span><text:span text:style-name="Source_20_Text"><text:span text:style-name="T1">{</text:span></text:span></text:p>
                    <text:p text:style-name="P14"><text:span text:style-name="Source_20_Text"><text:span text:style-name="T1">        arr[rows[r]] = 0;</text:span></text:span></text:p>
                    <text:p text:style-name="P14"><text:span text:style-name="Source_20_Text"><text:span text:style-name="T1">      }</text:span></text:span></text:p>
                    <text:p text:style-name="P14"><text:span text:style-name="Source_20_Text"><text:span text:style-name="T1">    }</text:span></text:span></text:p>
                    <text:p text:style-name="P14"><text:span text:style-name="Source_20_Text"><text:span text:style-name="T1">    else</text:span></text:span><text:span text:style-name="T1"> </text:span><text:span text:style-name="Source_20_Text"><text:span text:style-name="T1">{</text:span></text:span></text:p>
                    <text:p text:style-name="P14"><text:span text:style-name="Source_20_Text"><text:span text:style-name="T1">      if</text:span></text:span><text:span text:style-name="T1"> </text:span><text:span text:style-name="Source_20_Text"><text:span text:style-name="T1">(k &lt; keys.size() - 1) {</text:span></text:span></text:p>
                    <text:p text:style-name="P14"><text:span text:style-name="Source_20_Text"><text:span text:style-name="T1">        if</text:span></text:span><text:span text:style-name="T1"> </text:span><text:span text:style-name="Source_20_Text"><text:span text:style-name="T1">(fill_matrix(</text:span></text:span></text:p>
                    <text:p text:style-name="P14"><text:span text:style-name="Source_20_Text"><text:span text:style-name="T1">          k + 1, keys, 0,</text:span></text:span></text:p>
                    <text:p text:style-name="P14"><text:span text:style-name="Source_20_Text"><text:span text:style-name="T1">          rows)) {</text:span></text:span></text:p>
                    <text:p text:style-name="P14"><text:span text:style-name="Source_20_Text"><text:span text:style-name="T1">          return</text:span></text:span><text:span text:style-name="T1"> </text:span><text:span text:style-name="Source_20_Text"><text:span text:style-name="T1">true;</text:span></text:span></text:p>
                    <text:p text:style-name="P14"><text:span text:style-name="Source_20_Text"><text:span text:style-name="T1">        }</text:span></text:span></text:p>
                    <text:p text:style-name="P14"><text:span text:style-name="Source_20_Text"><text:span text:style-name="T1">        else</text:span></text:span><text:span text:style-name="T1"> </text:span><text:span text:style-name="Source_20_Text"><text:span text:style-name="T1">{</text:span></text:span></text:p>
                    <text:p text:style-name="P14"><text:soft-page-break/><text:span text:style-name="Source_20_Text"><text:span text:style-name="T1">          arr[rows[r]] = 0;</text:span></text:span></text:p>
                    <text:p text:style-name="P15"> </text:p>
                    <text:p text:style-name="P14"><text:span text:style-name="Source_20_Text"><text:span text:style-name="T1">        }</text:span></text:span></text:p>
                    <text:p text:style-name="P14"><text:span text:style-name="Source_20_Text"><text:span text:style-name="T1">      }</text:span></text:span></text:p>
                    <text:p text:style-name="P14"><text:span text:style-name="Source_20_Text"><text:span text:style-name="T1">      return</text:span></text:span><text:span text:style-name="T1"> </text:span><text:span text:style-name="Source_20_Text"><text:span text:style-name="T1">true;</text:span></text:span></text:p>
                    <text:p text:style-name="P14"><text:span text:style-name="Source_20_Text"><text:span text:style-name="T1">    }</text:span></text:span></text:p>
                    <text:p text:style-name="P14"><text:span text:style-name="Source_20_Text"><text:span text:style-name="T1">  }</text:span></text:span></text:p>
                    <text:p text:style-name="P14"><text:span text:style-name="Source_20_Text"><text:span text:style-name="T1">  arr[rows[r]] = 0;</text:span></text:span></text:p>
                    <text:p text:style-name="P15"> </text:p>
                    <text:p text:style-name="P14"><text:span text:style-name="Source_20_Text"><text:span text:style-name="T1">  return</text:span></text:span><text:span text:style-name="T1"> </text:span><text:span text:style-name="Source_20_Text"><text:span text:style-name="T1">false;</text:span></text:span></text:p>
                    <text:p text:style-name="P14"><text:span text:style-name="Source_20_Text"><text:span text:style-name="T1">}</text:span></text:span></text:p>
                    <text:p text:style-name="P15"> </text:p>
                    <text:p text:style-name="P14"><text:span text:style-name="Source_20_Text"><text:span text:style-name="T1">// Fill the pos and rem dictionary. It will be used to build</text:span></text:span></text:p>
                    <text:p text:style-name="P14"><text:span text:style-name="Source_20_Text"><text:span text:style-name="T1">// graph</text:span></text:span></text:p>
                    <text:p text:style-name="P14"><text:span text:style-name="Source_20_Text"><text:span text:style-name="T1">void</text:span></text:span><text:span text:style-name="T1"> </text:span><text:span text:style-name="Source_20_Text"><text:span text:style-name="T1">build_pos_and_rem()</text:span></text:span></text:p>
                    <text:p text:style-name="P14"><text:span text:style-name="Source_20_Text"><text:span text:style-name="T1">{</text:span></text:span></text:p>
                    <text:p text:style-name="P14"><text:span text:style-name="Source_20_Text"><text:span text:style-name="T1">  for</text:span></text:span><text:span text:style-name="T1"> </text:span><text:span text:style-name="Source_20_Text"><text:span text:style-name="T1">(int</text:span></text:span><text:span text:style-name="T1"> </text:span><text:span text:style-name="Source_20_Text"><text:span text:style-name="T1">i = 0; i &lt; 9; i++) {</text:span></text:span></text:p>
                    <text:p text:style-name="P14"><text:span text:style-name="Source_20_Text"><text:span text:style-name="T1">    for</text:span></text:span><text:span text:style-name="T1"> </text:span><text:span text:style-name="Source_20_Text"><text:span text:style-name="T1">(int</text:span></text:span><text:span text:style-name="T1"> </text:span><text:span text:style-name="Source_20_Text"><text:span text:style-name="T1">j = 0; j &lt; 9; j++) {</text:span></text:span></text:p>
                    <text:p text:style-name="P14"><text:span text:style-name="Source_20_Text"><text:span text:style-name="T1">      if</text:span></text:span><text:span text:style-name="T1"> </text:span><text:span text:style-name="Source_20_Text"><text:span text:style-name="T1">(arr[i][j] &gt; 0) {</text:span></text:span></text:p>
                    <text:p text:style-name="P14"><text:span text:style-name="Source_20_Text"><text:span text:style-name="T1">        if</text:span></text:span><text:span text:style-name="T1"> </text:span><text:span text:style-name="Source_20_Text"><text:span text:style-name="T1">(!pos.count(arr[i][j])) {</text:span></text:span></text:p>
                    <text:p text:style-name="P14"><text:span text:style-name="Source_20_Text"><text:span text:style-name="T1">          pos[arr[i][j]] = {};</text:span></text:span></text:p>
                    <text:p text:style-name="P14"><text:span text:style-name="Source_20_Text"><text:span text:style-name="T1">        }</text:span></text:span></text:p>
                    <text:p text:style-name="P14"><text:span text:style-name="Source_20_Text"><text:span text:style-name="T1">        pos[arr[i][j]].push_back({ i, j });</text:span></text:span></text:p>
                    <text:p text:style-name="P14"><text:span text:style-name="Source_20_Text"><text:span text:style-name="T1">        if</text:span></text:span><text:span text:style-name="T1"> </text:span><text:span text:style-name="Source_20_Text"><text:span text:style-name="T1">(!rem.count(arr[i][j])) {</text:span></text:span></text:p>
                    <text:p text:style-name="P14"><text:span text:style-name="Source_20_Text"><text:span text:style-name="T1">          rem[arr[i][j]] = 9;</text:span></text:span></text:p>
                    <text:p text:style-name="P14"><text:span text:style-name="Source_20_Text"><text:span text:style-name="T1">        }</text:span></text:span></text:p>
                    <text:p text:style-name="P14"><text:span text:style-name="Source_20_Text"><text:span text:style-name="T1">        rem[arr[i][j]] -= 1;</text:span></text:span></text:p>
                    <text:p text:style-name="P14"><text:span text:style-name="Source_20_Text"><text:span text:style-name="T1">      }</text:span></text:span></text:p>
                    <text:p text:style-name="P14"><text:span text:style-name="Source_20_Text"><text:span text:style-name="T1">    }</text:span></text:span></text:p>
                    <text:p text:style-name="P14"><text:span text:style-name="Source_20_Text"><text:span text:style-name="T1">  }</text:span></text:span></text:p>
                    <text:p text:style-name="P15"> </text:p>
                    <text:p text:style-name="P14"><text:span text:style-name="Source_20_Text"><text:span text:style-name="T1">  // Fill the elements not present in input matrix.</text:span></text:span></text:p>
                    <text:p text:style-name="P14"><text:span text:style-name="Source_20_Text"><text:span text:style-name="T1">  // Example: 1 is missing in input matrix</text:span></text:span></text:p>
                    <text:p text:style-name="P14"><text:span text:style-name="Source_20_Text"><text:span text:style-name="T1">  for</text:span></text:span><text:span text:style-name="T1"> </text:span><text:span text:style-name="Source_20_Text"><text:span text:style-name="T1">(int</text:span></text:span><text:span text:style-name="T1"> </text:span><text:span text:style-name="Source_20_Text"><text:span text:style-name="T1">i = 1; i &lt; 10; i++) {</text:span></text:span></text:p>
                    <text:p text:style-name="P14"><text:span text:style-name="Source_20_Text"><text:span text:style-name="T1">    if</text:span></text:span><text:span text:style-name="T1"> </text:span><text:span text:style-name="Source_20_Text"><text:span text:style-name="T1">(!pos.count(i)) {</text:span></text:span></text:p>
                    <text:p text:style-name="P14"><text:span text:style-name="Source_20_Text"><text:span text:style-name="T1">      pos[i] = {};</text:span></text:span></text:p>
                    <text:p text:style-name="P14"><text:span text:style-name="Source_20_Text"><text:span text:style-name="T1">    }</text:span></text:span></text:p>
                    <text:p text:style-name="P14"><text:span text:style-name="Source_20_Text"><text:span text:style-name="T1">    if</text:span></text:span><text:span text:style-name="T1"> </text:span><text:span text:style-name="Source_20_Text"><text:span text:style-name="T1">(!rem.count(i)) {</text:span></text:span></text:p>
                    <text:p text:style-name="P14"><text:span text:style-name="Source_20_Text"><text:span text:style-name="T1">      rem[i] = 9;</text:span></text:span></text:p>
                    <text:p text:style-name="P14"><text:span text:style-name="Source_20_Text"><text:span text:style-name="T1">    }</text:span></text:span></text:p>
                    <text:p text:style-name="P14"><text:span text:style-name="Source_20_Text"><text:span text:style-name="T1">  }</text:span></text:span></text:p>
                    <text:p text:style-name="P14"><text:span text:style-name="Source_20_Text"><text:span text:style-name="T1">}</text:span></text:span></text:p>
                    <text:p text:style-name="P15"> </text:p>
                    <text:p text:style-name="P14"><text:span text:style-name="Source_20_Text"><text:span text:style-name="T1">int</text:span></text:span><text:span text:style-name="T1"> </text:span><text:span text:style-name="Source_20_Text"><text:span text:style-name="T1">main() { printMatrix(); }</text:span></text:span></text:p>
                    <text:p text:style-name="P15"> </text:p>
                    <text:p text:style-name="P14"><text:span text:style-name="Source_20_Text"><text:span text:style-name="T1">// This code is contributed by ishankhandelwals.</text:span></text:span></text:p>
                  </table:table-cell>
                </table:table-row>
              </table:table>
              <text:p text:style-name="P32"/>
            </text:section>
          </text:section>
          <text:p text:style-name="P66"><text:span text:style-name="Strong_20_Emphasis"><text:span text:style-name="T1">Output</text:span></text:span></text:p>
          <text:p text:style-name="P7">3 1 6 5 7 8 4 9 2 </text:p>
          <text:p text:style-name="P9">5 2 9 1 3 4 7 6 8 </text:p>
          <text:p text:style-name="P9"><text:soft-page-break/>4 8 7 6 2 9 5 3 1 </text:p>
          <text:p text:style-name="P9">2 6 3 4 1 5 9 8 7 </text:p>
          <text:p text:style-name="P9">9 7 4 8 6 3 1 2 5 </text:p>
          <text:p text:style-name="P9">8 5 1 7 9 2 6 4 3 </text:p>
          <text:p text:style-name="P9">1 3 8 9 4 7 2 5 6 </text:p>
          <text:p text:style-name="P9">6 9 2 3 5 1 8 7 4 </text:p>
          <text:p text:style-name="P8">7 4 5 2 8 6 3 1 9 </text:p>
          <text:p text:style-name="P67"><text:span text:style-name="Strong_20_Emphasis"><text:span text:style-name="T1">Time complexity: </text:span></text:span><text:span text:style-name="T1">O(9^(n*n)).  Due to the element that needs to fit in a cell will come earlier as we are filling almost filled elements first, it will help in less number of recursive calls. So the time taken will be much less than the naive approaches but the upper bound time complexity remains the same.<text:line-break/></text:span><text:span text:style-name="Strong_20_Emphasis"><text:span text:style-name="T1">Auxiliary Space: </text:span></text:span><text:span text:style-name="T1">O(n*n).  A graph of the remaining positions to be filled for the respected elements is created.</text:span></text:p>
          <text:p text:style-name="Text_20_body"/>
          <text:section text:style-name="Sect2" text:name="AP_G4GR_6">
            <text:p text:style-name="P66"/>
          </text:section>
          <text:p text:style-name="P21">Feeling lost in the world of random DSA topics, wasting time without progress? It's time for a change! Join our DSA course, where we'll guide you on an exciting journey to master DSA efficiently and on schedule.<text:line-break/>Ready to dive in? Explore our Free Demo Content and join our DSA course, trusted by over 100,000 geeks!</text:p>
          <text:list text:style-name="L16">
            <text:list-item>
              <text:p text:style-name="P81"><text:a xlink:type="simple" xlink:href="https://www.geeksforgeeks.org/courses/dsa-self-paced?utm_source=geeksforgeeks&amp;utm_medium=article_bottom_text&amp;utm_campaign=courses" office:target-frame-name="_blank" xlink:show="new" text:style-name="Internet_20_link" text:visited-style-name="Visited_20_Internet_20_Link"><text:span text:style-name="T1">DSA in C++</text:span></text:a></text:p>
            </text:list-item>
            <text:list-item>
              <text:p text:style-name="P81"><text:a xlink:type="simple" xlink:href="https://www.geeksforgeeks.org/courses/dsa-self-paced?utm_source=geeksforgeeks&amp;utm_medium=article_bottom_text&amp;utm_campaign=courses" office:target-frame-name="_blank" xlink:show="new" text:style-name="Internet_20_link" text:visited-style-name="Visited_20_Internet_20_Link"><text:span text:style-name="T1">DSA in Java</text:span></text:a></text:p>
            </text:list-item>
            <text:list-item>
              <text:p text:style-name="P81"><text:a xlink:type="simple" xlink:href="https://www.geeksforgeeks.org/courses/Data-Structures-With-Python?utm_source=geeksforgeeks&amp;utm_medium=article_bottom_text&amp;utm_campaign=courses" office:target-frame-name="_blank" xlink:show="new" text:style-name="Internet_20_link" text:visited-style-name="Visited_20_Internet_20_Link"><text:span text:style-name="T1">DSA in Python</text:span></text:a></text:p>
            </text:list-item>
            <text:list-item>
              <text:p text:style-name="P82"><text:a xlink:type="simple" xlink:href="https://www.geeksforgeeks.org/courses/data-structures-and-algorithms-in-javascript?utm_source=geeksforgeeks&amp;utm_medium=article_bottom_text&amp;utm_campaign=courses" office:target-frame-name="_blank" xlink:show="new" text:style-name="Internet_20_link" text:visited-style-name="Visited_20_Internet_20_Link"><text:span text:style-name="T1">DSA in JavaScript</text:span></text:a></text:p>
            </text:list-item>
          </text:list>
          <text:p text:style-name="P60"/>
          <text:p text:style-name="P19">Last Updated : 15 May, 2023</text:p>
          <text:p text:style-name="P69"><text:a xlink:type="simple" xlink:href="https://www.geeksforgeeks.org/hamiltonian-cycle/?ref=lbp" text:style-name="Internet_20_link" text:visited-style-name="Visited_20_Internet_20_Link"><draw:frame draw:style-name="fr1" draw:name="Frame4" text:anchor-type="char" svg:x="0.847cm" svg:width="3.175cm" draw:z-index="5"><draw:text-box fo:min-height="0.041cm"><text:p text:style-name="P66"/></draw:text-box></draw:frame><draw:frame draw:style-name="fr1" draw:name="Frame3" text:anchor-type="char" svg:x="0.847cm" svg:width="3.175cm" draw:z-index="4"><draw:text-box fo:min-height="0.041cm"><text:p text:style-name="P66"/></draw:text-box></draw:frame><text:span text:style-name="T1">Previous</text:span></text:a></text:p>
          <text:p text:style-name="P65"><text:a xlink:type="simple" xlink:href="https://www.geeksforgeeks.org/hamiltonian-cycle/?ref=lbp" text:style-name="Internet_20_link" text:visited-style-name="Visited_20_Internet_20_Link"><text:span text:style-name="T1">Hamiltonian Cycle</text:span></text:a></text:p>
          <text:p text:style-name="P65"><text:a xlink:type="simple" xlink:href="https://www.geeksforgeeks.org/magnet-puzzle/?ref=lbp" text:style-name="Internet_20_link" text:visited-style-name="Visited_20_Internet_20_Link"><text:span text:style-name="T1">Next</text:span></text:a></text:p>
          <text:p text:style-name="P65"><text:a xlink:type="simple" xlink:href="https://www.geeksforgeeks.org/magnet-puzzle/?ref=lbp" text:style-name="Internet_20_link" text:visited-style-name="Visited_20_Internet_20_Link"><text:span text:style-name="T1">Magnet Puzzle</text:span></text:a></text:p>
          <text:p text:style-name="P19"><text:bookmark text:name="discussion_message"/>Share your thoughts in the comments</text:p>
          <text:p text:style-name="P19">Add Your Comment</text:p>
          <text:section text:style-name="Sect2" text:name="similar-reads">
            <text:p text:style-name="P19">Similar Reads</text:p>
            <text:p text:style-name="P65"><text:a xlink:type="simple" xlink:href="https://www.geeksforgeeks.org/solve-sudoku-with-computer-vision-and-constraint-satisfaction-algorithm/" text:style-name="Internet_20_link" text:visited-style-name="Visited_20_Internet_20_Link"><text:span text:style-name="T1">Solve Sudoku with Computer Vision and Constraint Satisfaction Algorithm</text:span></text:a></text:p>
            <text:p text:style-name="P65"><text:a xlink:type="simple" xlink:href="https://www.geeksforgeeks.org/solve-sudoku-on-the-basis-of-the-given-irregular-regions/" text:style-name="Internet_20_link" text:visited-style-name="Visited_20_Internet_20_Link"><text:span text:style-name="T1">Solve Sudoku on the basis of the given irregular regions</text:span></text:a></text:p>
            <text:p text:style-name="P65"><text:a xlink:type="simple" xlink:href="https://www.geeksforgeeks.org/codechef-interview-experience-for-doubt-solver/" text:style-name="Internet_20_link" text:visited-style-name="Visited_20_Internet_20_Link"><text:span text:style-name="T1">Codechef Interview Experience for Doubt Solver</text:span></text:a></text:p>
            <text:p text:style-name="P65"><text:a xlink:type="simple" xlink:href="https://www.geeksforgeeks.org/minesweeper-solver/" text:style-name="Internet_20_link" text:visited-style-name="Visited_20_Internet_20_Link"><text:span text:style-name="T1">Minesweeper Solver</text:span></text:a></text:p>
            <text:p text:style-name="P65"><text:a xlink:type="simple" xlink:href="https://www.geeksforgeeks.org/solving-sudoku-using-bitwise-algorithm/" text:style-name="Internet_20_link" text:visited-style-name="Visited_20_Internet_20_Link"><text:span text:style-name="T1">Solving Sudoku using Bitwise Algorithm</text:span></text:a></text:p>
            <text:p text:style-name="P65"><text:a xlink:type="simple" xlink:href="https://www.geeksforgeeks.org/designing-algorithm-to-solve-ball-sort-puzzle/" text:style-name="Internet_20_link" text:visited-style-name="Visited_20_Internet_20_Link"><text:span text:style-name="T1">Designing algorithm to solve Ball Sort Puzzle</text:span></text:a></text:p>
            <text:p text:style-name="P65"><text:a xlink:type="simple" xlink:href="https://www.geeksforgeeks.org/check-if-given-sudoku-solution-is-valid-or-not/" text:style-name="Internet_20_link" text:visited-style-name="Visited_20_Internet_20_Link"><text:span text:style-name="T1">Check if given Sudoku solution is valid or not</text:span></text:a></text:p>
            <text:p text:style-name="P65"><text:a xlink:type="simple" xlink:href="https://www.geeksforgeeks.org/program-sudoku-generator/" text:style-name="Internet_20_link" text:visited-style-name="Visited_20_Internet_20_Link"><text:span text:style-name="T1">Program for Sudoku Generator</text:span></text:a></text:p>
            <text:p text:style-name="P65"><text:a xlink:type="simple" xlink:href="https://www.geeksforgeeks.org/solve-the-linear-equation-of-single-variable/" text:style-name="Internet_20_link" text:visited-style-name="Visited_20_Internet_20_Link"><text:span text:style-name="T1">Solve the Linear Equation of Single Variable</text:span></text:a></text:p>
            <text:p text:style-name="P65"><text:a xlink:type="simple" xlink:href="https://www.geeksforgeeks.org/solve-the-logical-expression-given-by-string/" text:style-name="Internet_20_link" text:visited-style-name="Visited_20_Internet_20_Link"><text:span text:style-name="T1">Solve the Logical Expression given by string</text:span></text:a></text:p>
          </text:section>
          <text:section text:style-name="Sect2" text:name="related-tutorials">
            <text:p text:style-name="P77">Complete Tutorials</text:p>
            <text:p text:style-name="P65"><text:a xlink:type="simple" xlink:href="https://www.geeksforgeeks.org/learn-algorithms-with-javascript-tutorial/" text:style-name="Internet_20_link" text:visited-style-name="Visited_20_Internet_20_Link"><text:soft-page-break/><text:span text:style-name="T1">Learn Algorithms with Javascript | DSA using JavaScript Tutorial</text:span></text:a></text:p>
            <text:p text:style-name="P65"><text:a xlink:type="simple" xlink:href="https://www.geeksforgeeks.org/dsa-crash-course-interview-guide/" text:style-name="Internet_20_link" text:visited-style-name="Visited_20_Internet_20_Link"><text:span text:style-name="T1">DSA Crash Course | Revision Checklist with Interview Guide</text:span></text:a></text:p>
            <text:p text:style-name="P65"><text:a xlink:type="simple" xlink:href="https://www.geeksforgeeks.org/learn-data-structures-and-algorithms-dsa-tutorial/" text:style-name="Internet_20_link" text:visited-style-name="Visited_20_Internet_20_Link"><text:span text:style-name="T1">Learn Data Structures and Algorithms | DSA Tutorial</text:span></text:a></text:p>
            <text:p text:style-name="P65"><text:a xlink:type="simple" xlink:href="https://www.geeksforgeeks.org/mathematical-and-geometric-algorithms-data-structure-and-algorithm-tutorials/" text:style-name="Internet_20_link" text:visited-style-name="Visited_20_Internet_20_Link"><text:span text:style-name="T1">Mathematical and Geometric Algorithms - Data Structure and Algorithm Tutorials</text:span></text:a></text:p>
            <text:p text:style-name="P65"><text:a xlink:type="simple" xlink:href="https://www.geeksforgeeks.org/learn-data-structures-with-javascript-dsa-tutorial/" text:style-name="Internet_20_link" text:visited-style-name="Visited_20_Internet_20_Link"><text:span text:style-name="T1">Learn Data Structures with Javascript | DSA using JavaScript Tutorial</text:span></text:a></text:p>
          </text:section>
          <text:p text:style-name="P19"><draw:frame draw:style-name="fr4" draw:name="Image3" text:anchor-type="as-char" svg:width="1.191cm" svg:height="1.191cm" draw:z-index="6"><draw:image xlink:href="https://media.geeksforgeeks.org/wp-content/uploads/20200717172614/authPreLogo.png" xlink:type="simple" xlink:show="embed" xlink:actuate="onLoad"/><svg:title>https://media.geeksforgeeks.org/auth/avatar.png</svg:title></draw:frame></text:p>
          <text:p text:style-name="P22">GeeksforGeeks</text:p>
          <text:p text:style-name="P20">Article Tags :</text:p>
          <text:list text:style-name="L17">
            <text:list-item>
              <text:p text:style-name="P83"><text:a xlink:type="simple" xlink:href="https://www.geeksforgeeks.org/tag/amazon/" text:style-name="Internet_20_link" text:visited-style-name="Visited_20_Internet_20_Link"><text:span text:style-name="T1">Amazon</text:span></text:a><text:span text:style-name="T1"> </text:span></text:p>
            </text:list-item>
            <text:list-item>
              <text:p text:style-name="P83"><text:a xlink:type="simple" xlink:href="https://www.geeksforgeeks.org/tag/directi/" text:style-name="Internet_20_link" text:visited-style-name="Visited_20_Internet_20_Link"><text:span text:style-name="T1">Directi</text:span></text:a><text:span text:style-name="T1"> </text:span></text:p>
            </text:list-item>
            <text:list-item>
              <text:p text:style-name="P83"><text:a xlink:type="simple" xlink:href="https://www.geeksforgeeks.org/tag/flipkart/" text:style-name="Internet_20_link" text:visited-style-name="Visited_20_Internet_20_Link"><text:span text:style-name="T1">Flipkart</text:span></text:a><text:span text:style-name="T1"> </text:span></text:p>
            </text:list-item>
            <text:list-item>
              <text:p text:style-name="P83"><text:a xlink:type="simple" xlink:href="https://www.geeksforgeeks.org/tag/google/" text:style-name="Internet_20_link" text:visited-style-name="Visited_20_Internet_20_Link"><text:span text:style-name="T1">Google</text:span></text:a><text:span text:style-name="T1"> </text:span></text:p>
            </text:list-item>
            <text:list-item>
              <text:p text:style-name="P83"><text:a xlink:type="simple" xlink:href="https://www.geeksforgeeks.org/tag/makemytrip/" text:style-name="Internet_20_link" text:visited-style-name="Visited_20_Internet_20_Link"><text:span text:style-name="T1">MakeMyTrip</text:span></text:a><text:span text:style-name="T1"> </text:span></text:p>
            </text:list-item>
            <text:list-item>
              <text:p text:style-name="P83"><text:a xlink:type="simple" xlink:href="https://www.geeksforgeeks.org/tag/maq-software/" text:style-name="Internet_20_link" text:visited-style-name="Visited_20_Internet_20_Link"><text:span text:style-name="T1">MAQ Software</text:span></text:a><text:span text:style-name="T1"> </text:span></text:p>
            </text:list-item>
            <text:list-item>
              <text:p text:style-name="P83"><text:a xlink:type="simple" xlink:href="https://www.geeksforgeeks.org/tag/microsoft/" text:style-name="Internet_20_link" text:visited-style-name="Visited_20_Internet_20_Link"><text:span text:style-name="T1">Microsoft</text:span></text:a><text:span text:style-name="T1"> </text:span></text:p>
            </text:list-item>
            <text:list-item>
              <text:p text:style-name="P83"><text:a xlink:type="simple" xlink:href="https://www.geeksforgeeks.org/tag/ola-cabs/" text:style-name="Internet_20_link" text:visited-style-name="Visited_20_Internet_20_Link"><text:span text:style-name="T1">Ola Cabs</text:span></text:a><text:span text:style-name="T1"> </text:span></text:p>
            </text:list-item>
            <text:list-item>
              <text:p text:style-name="P83"><text:a xlink:type="simple" xlink:href="https://www.geeksforgeeks.org/tag/oracle/" text:style-name="Internet_20_link" text:visited-style-name="Visited_20_Internet_20_Link"><text:span text:style-name="T1">Oracle</text:span></text:a><text:span text:style-name="T1"> </text:span></text:p>
            </text:list-item>
            <text:list-item>
              <text:p text:style-name="P83"><text:a xlink:type="simple" xlink:href="https://www.geeksforgeeks.org/tag/paypal/" text:style-name="Internet_20_link" text:visited-style-name="Visited_20_Internet_20_Link"><text:span text:style-name="T1">PayPal</text:span></text:a><text:span text:style-name="T1"> </text:span></text:p>
            </text:list-item>
            <text:list-item>
              <text:p text:style-name="P83"><text:a xlink:type="simple" xlink:href="https://www.geeksforgeeks.org/tag/zoho/" text:style-name="Internet_20_link" text:visited-style-name="Visited_20_Internet_20_Link"><text:span text:style-name="T1">Zoho</text:span></text:a><text:span text:style-name="T1"> </text:span></text:p>
            </text:list-item>
            <text:list-item>
              <text:p text:style-name="P83"><text:a xlink:type="simple" xlink:href="https://www.geeksforgeeks.org/category/dsa/algorithm/backtracking/" text:style-name="Internet_20_link" text:visited-style-name="Visited_20_Internet_20_Link"><text:span text:style-name="T1">Backtracking</text:span></text:a><text:span text:style-name="T1"> </text:span></text:p>
            </text:list-item>
            <text:list-item>
              <text:p text:style-name="P83"><text:a xlink:type="simple" xlink:href="https://www.geeksforgeeks.org/category/dsa/" text:style-name="Internet_20_link" text:visited-style-name="Visited_20_Internet_20_Link"><text:span text:style-name="T1">DSA</text:span></text:a><text:span text:style-name="T1"> </text:span></text:p>
            </text:list-item>
            <text:list-item>
              <text:p text:style-name="P84"><text:a xlink:type="simple" xlink:href="https://www.geeksforgeeks.org/category/dsa/data-structures/matrix/" text:style-name="Internet_20_link" text:visited-style-name="Visited_20_Internet_20_Link"><text:span text:style-name="T1">Matrix</text:span></text:a></text:p>
            </text:list-item>
          </text:list>
          <text:p text:style-name="P20">Practice Tags :</text:p>
          <text:list text:style-name="L18">
            <text:list-item>
              <text:p text:style-name="P85"><text:a xlink:type="simple" xlink:href="https://practice.geeksforgeeks.org/explore?company=Amazon" text:style-name="Internet_20_link" text:visited-style-name="Visited_20_Internet_20_Link"><text:span text:style-name="T1">Amazon</text:span></text:a></text:p>
            </text:list-item>
            <text:list-item>
              <text:p text:style-name="P85"><text:a xlink:type="simple" xlink:href="https://practice.geeksforgeeks.org/explore?company=Directi" text:style-name="Internet_20_link" text:visited-style-name="Visited_20_Internet_20_Link"><text:span text:style-name="T1">Directi</text:span></text:a></text:p>
            </text:list-item>
            <text:list-item>
              <text:p text:style-name="P85"><text:a xlink:type="simple" xlink:href="https://practice.geeksforgeeks.org/explore?company=Flipkart" text:style-name="Internet_20_link" text:visited-style-name="Visited_20_Internet_20_Link"><text:span text:style-name="T1">Flipkart</text:span></text:a></text:p>
            </text:list-item>
            <text:list-item>
              <text:p text:style-name="P85"><text:a xlink:type="simple" xlink:href="https://practice.geeksforgeeks.org/explore?company=Google" text:style-name="Internet_20_link" text:visited-style-name="Visited_20_Internet_20_Link"><text:span text:style-name="T1">Google</text:span></text:a></text:p>
            </text:list-item>
            <text:list-item>
              <text:p text:style-name="P85"><text:a xlink:type="simple" xlink:href="https://practice.geeksforgeeks.org/explore?company=MakeMyTrip" text:style-name="Internet_20_link" text:visited-style-name="Visited_20_Internet_20_Link"><text:span text:style-name="T1">MakeMyTrip</text:span></text:a></text:p>
            </text:list-item>
            <text:list-item>
              <text:p text:style-name="P85"><text:a xlink:type="simple" xlink:href="https://practice.geeksforgeeks.org/explore?company=MAQ" text:style-name="Internet_20_link" text:visited-style-name="Visited_20_Internet_20_Link"><text:span text:style-name="T1">MAQ Software</text:span></text:a></text:p>
            </text:list-item>
            <text:list-item>
              <text:p text:style-name="P85"><text:a xlink:type="simple" xlink:href="https://practice.geeksforgeeks.org/explore?company=Microsoft" text:style-name="Internet_20_link" text:visited-style-name="Visited_20_Internet_20_Link"><text:span text:style-name="T1">Microsoft</text:span></text:a></text:p>
            </text:list-item>
            <text:list-item>
              <text:p text:style-name="P85"><text:a xlink:type="simple" xlink:href="https://practice.geeksforgeeks.org/explore?company=Ola" text:style-name="Internet_20_link" text:visited-style-name="Visited_20_Internet_20_Link"><text:span text:style-name="T1">Ola Cabs</text:span></text:a></text:p>
            </text:list-item>
            <text:list-item>
              <text:p text:style-name="P85"><text:a xlink:type="simple" xlink:href="https://practice.geeksforgeeks.org/explore?company=Oracle" text:style-name="Internet_20_link" text:visited-style-name="Visited_20_Internet_20_Link"><text:span text:style-name="T1">Oracle</text:span></text:a></text:p>
            </text:list-item>
            <text:list-item>
              <text:p text:style-name="P85"><text:a xlink:type="simple" xlink:href="https://practice.geeksforgeeks.org/explore?company=PayPal" text:style-name="Internet_20_link" text:visited-style-name="Visited_20_Internet_20_Link"><text:span text:style-name="T1">PayPal</text:span></text:a></text:p>
            </text:list-item>
            <text:list-item>
              <text:p text:style-name="P85"><text:a xlink:type="simple" xlink:href="https://practice.geeksforgeeks.org/explore?company=Zoho" text:style-name="Internet_20_link" text:visited-style-name="Visited_20_Internet_20_Link"><text:span text:style-name="T1">Zoho</text:span></text:a></text:p>
            </text:list-item>
            <text:list-item>
              <text:p text:style-name="P85"><text:a xlink:type="simple" xlink:href="https://practice.geeksforgeeks.org/explore?category=Backtracking" text:style-name="Internet_20_link" text:visited-style-name="Visited_20_Internet_20_Link"><text:span text:style-name="T1">Backtracking</text:span></text:a></text:p>
            </text:list-item>
            <text:list-item>
              <text:p text:style-name="P86"><text:a xlink:type="simple" xlink:href="https://practice.geeksforgeeks.org/explore?category=Matrix" text:style-name="Internet_20_link" text:visited-style-name="Visited_20_Internet_20_Link"><text:span text:style-name="T1">Matrix</text:span></text:a></text:p>
            </text:list-item>
          </text:list>
          <text:p text:style-name="P19">Additional Information</text:p>
          <text:section text:style-name="Sect2" text:name="report_modal_content">
            <text:p text:style-name="P65"/>
          </text:section>
          <text:section text:style-name="Sect2" text:name="secondary">
            <text:p text:style-name="P65"/>
            <text:section text:style-name="Sect2" text:name="rightbar_tn">
              <text:p text:style-name="P19">Trending in News</text:p>
              <text:p text:style-name="P65"><text:a xlink:type="simple" xlink:href="https://www.geeksforgeeks.org/trending/?ref=rightsidebar" office:target-frame-name="blank" xlink:show="replace" text:style-name="Internet_20_link" text:visited-style-name="Visited_20_Internet_20_Link"><text:span text:style-name="T1">View More</text:span></text:a></text:p>
              <text:p text:style-name="Horizontal_20_Line"/>
              <text:list text:style-name="L19">
                <text:list-item>
                  <text:p text:style-name="P87"><text:a xlink:type="simple" xlink:href="https://www.geeksforgeeks.org/50-most-popular-female-characters-in-naruto/" text:style-name="Internet_20_link" text:visited-style-name="Visited_20_Internet_20_Link"><text:soft-page-break/><text:span text:style-name="T1">50 Most Popular Female Characters in Naruto</text:span></text:a></text:p>
                </text:list-item>
                <text:list-item>
                  <text:p text:style-name="P87"><text:a xlink:type="simple" xlink:href="https://www.geeksforgeeks.org/earn-money-online-by-creating-ebooks-with-chatgpt/" text:style-name="Internet_20_link" text:visited-style-name="Visited_20_Internet_20_Link"><text:span text:style-name="T1">How to Earn Money Online by Creating eBooks with ChatGPT</text:span></text:a></text:p>
                </text:list-item>
                <text:list-item>
                  <text:p text:style-name="P87"><text:a xlink:type="simple" xlink:href="https://www.geeksforgeeks.org/top-ai-tools-for-disinformation-detection/" text:style-name="Internet_20_link" text:visited-style-name="Visited_20_Internet_20_Link"><text:span text:style-name="T1">Top 10 AI Tools for Disinformation Detection in 2024</text:span></text:a></text:p>
                </text:list-item>
                <text:list-item>
                  <text:p text:style-name="P87"><text:a xlink:type="simple" xlink:href="https://www.geeksforgeeks.org/best-chatgpt-plugin-for-data-analysis/" text:style-name="Internet_20_link" text:visited-style-name="Visited_20_Internet_20_Link"><text:span text:style-name="T1">Best ChatGPT Plugin for Data Analysis</text:span></text:a></text:p>
                </text:list-item>
                <text:list-item>
                  <text:p text:style-name="P88"><text:a xlink:type="simple" xlink:href="https://www.geeksforgeeks.org/oops-interview-questions/" text:style-name="Internet_20_link" text:visited-style-name="Visited_20_Internet_20_Link"><text:span text:style-name="T1">30 OOPs Interview Questions and Answers (2024)</text:span></text:a><text:span text:style-name="T1"/></text:p>
                </text:list-item>
              </text:list>
            </text:section>
          </text:section>
        </text:section>
      </text:section>
      <text:p text:style-name="P19"><draw:a xlink:type="simple" xlink:href="https://www.geeksforgeeks.org/"><draw:frame draw:style-name="fr5" draw:name="Image4" text:anchor-type="as-char" svg:width="6.138cm" svg:height="0.9cm" draw:z-index="7"><draw:image xlink:href="https://media.geeksforgeeks.org/auth-dashboard-uploads/gfgFooterLogo.png" xlink:type="simple" xlink:show="embed" xlink:actuate="onLoad"/><svg:title>geeksforgeeks-footer-logo</svg:title></draw:frame></draw:a></text:p>
      <text:p text:style-name="P23">A-143, 9th Floor, Sovereign Corporate Tower, Sector-136, Noida, Uttar Pradesh - 201305</text:p>
      <text:p text:style-name="P24"><draw:a xlink:type="simple" xlink:href="https://geeksforgeeksapp.page.link/gfg-app" office:target-frame-name="_blank" xlink:show="new"><draw:frame draw:style-name="fr4" draw:name="Image5" text:anchor-type="as-char" svg:width="2.725cm" svg:height="0.82cm" draw:z-index="8"><draw:image xlink:href="https://media.geeksforgeeks.org/auth-dashboard-uploads/googleplay.png" xlink:type="simple" xlink:show="embed" xlink:actuate="onLoad"/><svg:title>GFG App on Play Store</svg:title></draw:frame></draw:a><text:bookmark text:name="gplay"/><draw:a xlink:type="simple" xlink:href="https://geeksforgeeksapp.page.link/gfg-app" office:target-frame-name="_blank" xlink:show="new"><draw:frame draw:style-name="fr4" draw:name="Image6" text:anchor-type="as-char" svg:width="2.725cm" svg:height="0.82cm" draw:z-index="9"><draw:image xlink:href="https://media.geeksforgeeks.org/auth-dashboard-uploads/appstore.png" xlink:type="simple" xlink:show="embed" xlink:actuate="onLoad"/><svg:title>GFG App on App Store</svg:title></draw:frame></draw:a><text:bookmark text:name="appstore"/></text:p>
      <text:list text:style-name="L20">
        <text:list-item>
          <text:p text:style-name="P48">Company</text:p>
        </text:list-item>
        <text:list-item>
          <text:p text:style-name="P89"><text:a xlink:type="simple" xlink:href="https://www.geeksforgeeks.org/about/?ref=footer" text:style-name="Internet_20_link" text:visited-style-name="Visited_20_Internet_20_Link"><text:span text:style-name="T1">About Us</text:span></text:a></text:p>
        </text:list-item>
        <text:list-item>
          <text:p text:style-name="P89"><text:a xlink:type="simple" xlink:href="https://www.geeksforgeeks.org/legal/?ref=footer" text:style-name="Internet_20_link" text:visited-style-name="Visited_20_Internet_20_Link"><text:span text:style-name="T1">Legal</text:span></text:a></text:p>
        </text:list-item>
        <text:list-item>
          <text:p text:style-name="P89"><text:a xlink:type="simple" xlink:href="https://geeksforgeeks.zohorecruit.in/careers" text:style-name="Internet_20_link" text:visited-style-name="Visited_20_Internet_20_Link"><text:span text:style-name="T1">Careers</text:span></text:a></text:p>
        </text:list-item>
        <text:list-item>
          <text:p text:style-name="P89"><text:a xlink:type="simple" xlink:href="https://www.geeksforgeeks.org/press-release/?ref=footer" text:style-name="Internet_20_link" text:visited-style-name="Visited_20_Internet_20_Link"><text:span text:style-name="T1">In Media</text:span></text:a></text:p>
        </text:list-item>
        <text:list-item>
          <text:p text:style-name="P89"><text:a xlink:type="simple" xlink:href="https://www.geeksforgeeks.org/about/contact-us/?ref=footer" text:style-name="Internet_20_link" text:visited-style-name="Visited_20_Internet_20_Link"><text:span text:style-name="T1">Contact Us</text:span></text:a></text:p>
        </text:list-item>
        <text:list-item>
          <text:p text:style-name="P89"><text:a xlink:type="simple" xlink:href="https://www.geeksforgeeks.org/advertise-with-us/?ref=footer" text:style-name="Internet_20_link" text:visited-style-name="Visited_20_Internet_20_Link"><text:span text:style-name="T1">Advertise with us</text:span></text:a></text:p>
        </text:list-item>
        <text:list-item>
          <text:p text:style-name="P89"><text:a xlink:type="simple" xlink:href="https://www.geeksforgeeks.org/gfg-corporate-solution/?ref=footer" text:style-name="Internet_20_link" text:visited-style-name="Visited_20_Internet_20_Link"><text:span text:style-name="T1">GFG Corporate Solution</text:span></text:a></text:p>
        </text:list-item>
        <text:list-item>
          <text:p text:style-name="P89"><text:a xlink:type="simple" xlink:href="https://www.geeksforgeeks.org/campus-training-program/?ref=footer" text:style-name="Internet_20_link" text:visited-style-name="Visited_20_Internet_20_Link"><text:span text:style-name="T1">Placement Training Program</text:span></text:a></text:p>
        </text:list-item>
        <text:list-item>
          <text:p text:style-name="P90"><text:a xlink:type="simple" xlink:href="https://script.geeksforgeeks.org/apply/?ref=footer" text:style-name="Internet_20_link" text:visited-style-name="Visited_20_Internet_20_Link"><text:span text:style-name="T1">Apply for Mentor</text:span></text:a></text:p>
        </text:list-item>
      </text:list>
      <text:list text:style-name="L21">
        <text:list-item>
          <text:p text:style-name="P49">Explore</text:p>
        </text:list-item>
        <text:list-item>
          <text:p text:style-name="P91"><text:a xlink:type="simple" xlink:href="https://practice.geeksforgeeks.org/events/rec/job-a-thon/?ref=footer" text:style-name="Internet_20_link" text:visited-style-name="Visited_20_Internet_20_Link"><text:span text:style-name="T1">Job-A-Thon Hiring Challenge</text:span></text:a></text:p>
        </text:list-item>
        <text:list-item>
          <text:p text:style-name="P91"><text:a xlink:type="simple" xlink:href="https://practice.geeksforgeeks.org/events/rec/gfg-hackathon/?ref=footer" text:style-name="Internet_20_link" text:visited-style-name="Visited_20_Internet_20_Link"><text:span text:style-name="T1">Hack-A-Thon</text:span></text:a></text:p>
        </text:list-item>
        <text:list-item>
          <text:p text:style-name="P91"><text:a xlink:type="simple" xlink:href="https://practice.geeksforgeeks.org/events/rec/gfg-weekly-coding-contest?utm_source=geeksforgeeks&amp;utm_medium=footer&amp;utm_campaign=gfgweekly/?ref=footer" text:style-name="Internet_20_link" text:visited-style-name="Visited_20_Internet_20_Link"><text:span text:style-name="T1">GfG Weekly Contest</text:span></text:a></text:p>
        </text:list-item>
        <text:list-item>
          <text:p text:style-name="P91"><text:a xlink:type="simple" xlink:href="https://www.geeksforgeeks.org/courses/category/all?courseType=offline&amp;courseFeeType=all/?ref=footer" text:style-name="Internet_20_link" text:visited-style-name="Visited_20_Internet_20_Link"><text:span text:style-name="T1">Offline Classes (Delhi/NCR)</text:span></text:a></text:p>
        </text:list-item>
        <text:list-item>
          <text:p text:style-name="P91"><text:a xlink:type="simple" xlink:href="https://www.geeksforgeeks.org/courses/dsa-self-paced?utm_source=geeksforgeeks&amp;utm_medium=footer&amp;utm_campaign=course/?ref=footer" text:style-name="Internet_20_link" text:visited-style-name="Visited_20_Internet_20_Link"><text:span text:style-name="T1">DSA in JAVA/C++</text:span></text:a></text:p>
        </text:list-item>
        <text:list-item>
          <text:p text:style-name="P91"><text:a xlink:type="simple" xlink:href="https://www.geeksforgeeks.org/courses/mastering-system-design-low-level-to-high-level-solutions?utm_source=geeksforgeeks&amp;utm_medium=footer&amp;utm_campaign=course/?ref=footer" text:style-name="Internet_20_link" text:visited-style-name="Visited_20_Internet_20_Link"><text:span text:style-name="T1">Master System Design</text:span></text:a></text:p>
        </text:list-item>
        <text:list-item>
          <text:p text:style-name="P91"><text:a xlink:type="simple" xlink:href="https://www.geeksforgeeks.org/courses/competitive-programming-cp?utm_source=geeksforgeeks&amp;utm_medium=footer&amp;utm_campaign=course" text:style-name="Internet_20_link" text:visited-style-name="Visited_20_Internet_20_Link"><text:span text:style-name="T1">Master CP</text:span></text:a></text:p>
        </text:list-item>
        <text:list-item>
          <text:p text:style-name="P91"><text:a xlink:type="simple" xlink:href="https://www.geeksforgeeks.org/videos/?ref=footer" text:style-name="Internet_20_link" text:visited-style-name="Visited_20_Internet_20_Link"><text:span text:style-name="T1">GeeksforGeeks Videos</text:span></text:a></text:p>
        </text:list-item>
        <text:list-item>
          <text:p text:style-name="P92"><text:a xlink:type="simple" xlink:href="https://www.geeksforgeeks.org/community/?ref=footer" text:style-name="Internet_20_link" text:visited-style-name="Visited_20_Internet_20_Link"><text:span text:style-name="T1">Geeks Community</text:span></text:a></text:p>
        </text:list-item>
      </text:list>
      <text:list text:style-name="L22">
        <text:list-item>
          <text:p text:style-name="P93"><text:a xlink:type="simple" xlink:href="https://www.geeksforgeeks.org/introduction-to-programming-languages/?ref=footer" text:style-name="Internet_20_link" text:visited-style-name="Visited_20_Internet_20_Link"><text:span text:style-name="T1">Languages</text:span></text:a></text:p>
        </text:list-item>
        <text:list-item>
          <text:p text:style-name="P93"><text:a xlink:type="simple" xlink:href="https://www.geeksforgeeks.org/python-programming-language/?ref=footer" text:style-name="Internet_20_link" text:visited-style-name="Visited_20_Internet_20_Link"><text:span text:style-name="T1">Python</text:span></text:a></text:p>
        </text:list-item>
        <text:list-item>
          <text:p text:style-name="P93"><text:a xlink:type="simple" xlink:href="https://www.geeksforgeeks.org/java/?ref=footer" text:style-name="Internet_20_link" text:visited-style-name="Visited_20_Internet_20_Link"><text:span text:style-name="T1">Java</text:span></text:a></text:p>
        </text:list-item>
        <text:list-item>
          <text:p text:style-name="P93"><text:a xlink:type="simple" xlink:href="https://www.geeksforgeeks.org/c-plus-plus/?ref=footer" text:style-name="Internet_20_link" text:visited-style-name="Visited_20_Internet_20_Link"><text:span text:style-name="T1">C++</text:span></text:a></text:p>
        </text:list-item>
        <text:list-item>
          <text:p text:style-name="P93"><text:a xlink:type="simple" xlink:href="https://www.geeksforgeeks.org/php-tutorials/?ref=footer" text:style-name="Internet_20_link" text:visited-style-name="Visited_20_Internet_20_Link"><text:span text:style-name="T1">PHP</text:span></text:a></text:p>
        </text:list-item>
        <text:list-item>
          <text:p text:style-name="P93"><text:a xlink:type="simple" xlink:href="https://www.geeksforgeeks.org/golang/?ref=footer" text:style-name="Internet_20_link" text:visited-style-name="Visited_20_Internet_20_Link"><text:span text:style-name="T1">GoLang</text:span></text:a></text:p>
        </text:list-item>
        <text:list-item>
          <text:p text:style-name="P93"><text:a xlink:type="simple" xlink:href="https://www.geeksforgeeks.org/sql-tutorial/?ref=footer" text:style-name="Internet_20_link" text:visited-style-name="Visited_20_Internet_20_Link"><text:span text:style-name="T1">SQL</text:span></text:a></text:p>
        </text:list-item>
        <text:list-item>
          <text:p text:style-name="P93"><text:a xlink:type="simple" xlink:href="https://www.geeksforgeeks.org/r-tutorial/?ref=footer" text:style-name="Internet_20_link" text:visited-style-name="Visited_20_Internet_20_Link"><text:span text:style-name="T1">R Language</text:span></text:a></text:p>
        </text:list-item>
        <text:list-item>
          <text:p text:style-name="P93"><text:a xlink:type="simple" xlink:href="https://www.geeksforgeeks.org/android-tutorial/?ref=footer" text:style-name="Internet_20_link" text:visited-style-name="Visited_20_Internet_20_Link"><text:span text:style-name="T1">Android Tutorial</text:span></text:a></text:p>
        </text:list-item>
        <text:list-item>
          <text:p text:style-name="P94"><text:a xlink:type="simple" xlink:href="https://www.geeksforgeeks.org/geeksforgeeks-online-tutorials-free/?ref=footer" text:style-name="Internet_20_link" text:visited-style-name="Visited_20_Internet_20_Link"><text:span text:style-name="T1">Tutorials Archive</text:span></text:a></text:p>
        </text:list-item>
      </text:list>
      <text:list text:style-name="L23">
        <text:list-item>
          <text:p text:style-name="P95"><text:a xlink:type="simple" xlink:href="https://www.geeksforgeeks.org/learn-data-structures-and-algorithms-dsa-tutorial/?ref=footer" text:style-name="Internet_20_link" text:visited-style-name="Visited_20_Internet_20_Link"><text:span text:style-name="T1">DSA</text:span></text:a></text:p>
        </text:list-item>
        <text:list-item>
          <text:p text:style-name="P95"><text:a xlink:type="simple" xlink:href="https://www.geeksforgeeks.org/data-structures/?ref=footer" text:style-name="Internet_20_link" text:visited-style-name="Visited_20_Internet_20_Link"><text:span text:style-name="T1">Data Structures</text:span></text:a></text:p>
        </text:list-item>
        <text:list-item>
          <text:p text:style-name="P95"><text:a xlink:type="simple" xlink:href="https://www.geeksforgeeks.org/fundamentals-of-algorithms/?ref=footer" text:style-name="Internet_20_link" text:visited-style-name="Visited_20_Internet_20_Link"><text:span text:style-name="T1">Algorithms</text:span></text:a></text:p>
        </text:list-item>
        <text:list-item>
          <text:p text:style-name="P95"><text:a xlink:type="simple" xlink:href="https://www.geeksforgeeks.org/complete-guide-to-dsa-for-beginners/?ref=footer" text:style-name="Internet_20_link" text:visited-style-name="Visited_20_Internet_20_Link"><text:span text:style-name="T1">DSA for Beginners</text:span></text:a></text:p>
        </text:list-item>
        <text:list-item>
          <text:p text:style-name="P95"><text:a xlink:type="simple" xlink:href="https://www.geeksforgeeks.org/basic-coding-problems-in-dsa-for-beginners/?ref=footer" text:style-name="Internet_20_link" text:visited-style-name="Visited_20_Internet_20_Link"><text:soft-page-break/><text:span text:style-name="T1">Basic DSA Problems</text:span></text:a></text:p>
        </text:list-item>
        <text:list-item>
          <text:p text:style-name="P95"><text:a xlink:type="simple" xlink:href="https://www.geeksforgeeks.org/complete-roadmap-to-learn-dsa-from-scratch/?ref=footer" text:style-name="Internet_20_link" text:visited-style-name="Visited_20_Internet_20_Link"><text:span text:style-name="T1">DSA Roadmap</text:span></text:a></text:p>
        </text:list-item>
        <text:list-item>
          <text:p text:style-name="P95"><text:a xlink:type="simple" xlink:href="https://www.geeksforgeeks.org/top-100-data-structure-and-algorithms-dsa-interview-questions-topic-wise/?ref=footer" text:style-name="Internet_20_link" text:visited-style-name="Visited_20_Internet_20_Link"><text:span text:style-name="T1">Top 100 DSA Interview Problems</text:span></text:a></text:p>
        </text:list-item>
        <text:list-item>
          <text:p text:style-name="P95"><text:a xlink:type="simple" xlink:href="https://www.geeksforgeeks.org/dsa-roadmap-for-beginner-to-advanced-by-sandeep-jain/?ref=footer" text:style-name="Internet_20_link" text:visited-style-name="Visited_20_Internet_20_Link"><text:span text:style-name="T1">DSA Roadmap by Sandeep Jain</text:span></text:a></text:p>
        </text:list-item>
        <text:list-item>
          <text:p text:style-name="P96"><text:a xlink:type="simple" xlink:href="https://www.geeksforgeeks.org/geeksforgeeks-master-sheet-list-of-all-cheat-sheets/?ref=footer" text:style-name="Internet_20_link" text:visited-style-name="Visited_20_Internet_20_Link"><text:span text:style-name="T1">All Cheat Sheets</text:span></text:a></text:p>
        </text:list-item>
      </text:list>
      <text:list text:style-name="L24">
        <text:list-item>
          <text:p text:style-name="P50">Data Science &amp; ML</text:p>
        </text:list-item>
        <text:list-item>
          <text:p text:style-name="P97"><text:a xlink:type="simple" xlink:href="https://www.geeksforgeeks.org/data-science-tutorial/?ref=footer" text:style-name="Internet_20_link" text:visited-style-name="Visited_20_Internet_20_Link"><text:span text:style-name="T1">Data Science With Python</text:span></text:a></text:p>
        </text:list-item>
        <text:list-item>
          <text:p text:style-name="P97"><text:a xlink:type="simple" xlink:href="https://www.geeksforgeeks.org/data-science-for-beginners/?ref=footer" text:style-name="Internet_20_link" text:visited-style-name="Visited_20_Internet_20_Link"><text:span text:style-name="T1">Data Science For Beginner</text:span></text:a></text:p>
        </text:list-item>
        <text:list-item>
          <text:p text:style-name="P97"><text:a xlink:type="simple" xlink:href="https://www.geeksforgeeks.org/machine-learning/?ref=footer" text:style-name="Internet_20_link" text:visited-style-name="Visited_20_Internet_20_Link"><text:span text:style-name="T1">Machine Learning Tutorial</text:span></text:a></text:p>
        </text:list-item>
        <text:list-item>
          <text:p text:style-name="P97"><text:a xlink:type="simple" xlink:href="https://www.geeksforgeeks.org/machine-learning-mathematics/?ref=footer" text:style-name="Internet_20_link" text:visited-style-name="Visited_20_Internet_20_Link"><text:span text:style-name="T1">ML Maths</text:span></text:a></text:p>
        </text:list-item>
        <text:list-item>
          <text:p text:style-name="P97"><text:a xlink:type="simple" xlink:href="https://www.geeksforgeeks.org/python-data-visualization-tutorial/?ref=footer" text:style-name="Internet_20_link" text:visited-style-name="Visited_20_Internet_20_Link"><text:span text:style-name="T1">Data Visualisation Tutorial</text:span></text:a></text:p>
        </text:list-item>
        <text:list-item>
          <text:p text:style-name="P97"><text:a xlink:type="simple" xlink:href="https://www.geeksforgeeks.org/pandas-tutorial/?ref=footer" text:style-name="Internet_20_link" text:visited-style-name="Visited_20_Internet_20_Link"><text:span text:style-name="T1">Pandas Tutorial</text:span></text:a></text:p>
        </text:list-item>
        <text:list-item>
          <text:p text:style-name="P97"><text:a xlink:type="simple" xlink:href="https://www.geeksforgeeks.org/numpy-tutorial/?ref=footer" text:style-name="Internet_20_link" text:visited-style-name="Visited_20_Internet_20_Link"><text:span text:style-name="T1">NumPy Tutorial</text:span></text:a></text:p>
        </text:list-item>
        <text:list-item>
          <text:p text:style-name="P97"><text:a xlink:type="simple" xlink:href="https://www.geeksforgeeks.org/natural-language-processing-nlp-tutorial/?ref=footer" text:style-name="Internet_20_link" text:visited-style-name="Visited_20_Internet_20_Link"><text:span text:style-name="T1">NLP Tutorial</text:span></text:a></text:p>
        </text:list-item>
        <text:list-item>
          <text:p text:style-name="P98"><text:a xlink:type="simple" xlink:href="https://www.geeksforgeeks.org/deep-learning-tutorial/?ref=footer" text:style-name="Internet_20_link" text:visited-style-name="Visited_20_Internet_20_Link"><text:span text:style-name="T1">Deep Learning Tutorial</text:span></text:a></text:p>
        </text:list-item>
      </text:list>
      <text:list text:style-name="L25">
        <text:list-item>
          <text:p text:style-name="P99"><text:a xlink:type="simple" xlink:href="https://www.geeksforgeeks.org/html-css/?ref=footer" text:style-name="Internet_20_link" text:visited-style-name="Visited_20_Internet_20_Link"><text:span text:style-name="T1">HTML &amp; CSS</text:span></text:a></text:p>
        </text:list-item>
        <text:list-item>
          <text:p text:style-name="P99"><text:a xlink:type="simple" xlink:href="https://www.geeksforgeeks.org/html/?ref=footer" text:style-name="Internet_20_link" text:visited-style-name="Visited_20_Internet_20_Link"><text:span text:style-name="T1">HTML</text:span></text:a></text:p>
        </text:list-item>
        <text:list-item>
          <text:p text:style-name="P99"><text:a xlink:type="simple" xlink:href="https://www.geeksforgeeks.org/css/?ref=footer" text:style-name="Internet_20_link" text:visited-style-name="Visited_20_Internet_20_Link"><text:span text:style-name="T1">CSS</text:span></text:a></text:p>
        </text:list-item>
        <text:list-item>
          <text:p text:style-name="P99"><text:a xlink:type="simple" xlink:href="https://www.geeksforgeeks.org/html-and-css-template/?ref=footer" text:style-name="Internet_20_link" text:visited-style-name="Visited_20_Internet_20_Link"><text:span text:style-name="T1">Web Templates</text:span></text:a></text:p>
        </text:list-item>
        <text:list-item>
          <text:p text:style-name="P99"><text:a xlink:type="simple" xlink:href="https://www.geeksforgeeks.org/css-framework/?ref=footer" text:style-name="Internet_20_link" text:visited-style-name="Visited_20_Internet_20_Link"><text:span text:style-name="T1">CSS Frameworks</text:span></text:a></text:p>
        </text:list-item>
        <text:list-item>
          <text:p text:style-name="P99"><text:a xlink:type="simple" xlink:href="https://www.geeksforgeeks.org/bootstrap/?ref=footer" text:style-name="Internet_20_link" text:visited-style-name="Visited_20_Internet_20_Link"><text:span text:style-name="T1">Bootstrap</text:span></text:a></text:p>
        </text:list-item>
        <text:list-item>
          <text:p text:style-name="P99"><text:a xlink:type="simple" xlink:href="https://www.geeksforgeeks.org/tailwind-css/?ref=footer" text:style-name="Internet_20_link" text:visited-style-name="Visited_20_Internet_20_Link"><text:span text:style-name="T1">Tailwind CSS</text:span></text:a></text:p>
        </text:list-item>
        <text:list-item>
          <text:p text:style-name="P99"><text:a xlink:type="simple" xlink:href="https://www.geeksforgeeks.org/sass/?ref=footer" text:style-name="Internet_20_link" text:visited-style-name="Visited_20_Internet_20_Link"><text:span text:style-name="T1">SASS</text:span></text:a></text:p>
        </text:list-item>
        <text:list-item>
          <text:p text:style-name="P99"><text:a xlink:type="simple" xlink:href="https://www.geeksforgeeks.org/less/?ref=footer" text:style-name="Internet_20_link" text:visited-style-name="Visited_20_Internet_20_Link"><text:span text:style-name="T1">LESS</text:span></text:a></text:p>
        </text:list-item>
        <text:list-item>
          <text:p text:style-name="P100"><text:a xlink:type="simple" xlink:href="https://www.geeksforgeeks.org/web-design/?ref=footer" text:style-name="Internet_20_link" text:visited-style-name="Visited_20_Internet_20_Link"><text:span text:style-name="T1">Web Design</text:span></text:a></text:p>
        </text:list-item>
      </text:list>
      <text:list text:style-name="L26">
        <text:list-item>
          <text:p text:style-name="P101"><text:a xlink:type="simple" xlink:href="https://www.geeksforgeeks.org/python-programming-language/?ref=footer" text:style-name="Internet_20_link" text:visited-style-name="Visited_20_Internet_20_Link"><text:span text:style-name="T1">Python</text:span></text:a></text:p>
        </text:list-item>
        <text:list-item>
          <text:p text:style-name="P101"><text:a xlink:type="simple" xlink:href="https://www.geeksforgeeks.org/python-programming-examples/?ref=footer" text:style-name="Internet_20_link" text:visited-style-name="Visited_20_Internet_20_Link"><text:span text:style-name="T1">Python Programming Examples</text:span></text:a></text:p>
        </text:list-item>
        <text:list-item>
          <text:p text:style-name="P101"><text:a xlink:type="simple" xlink:href="https://www.geeksforgeeks.org/django-tutorial/?ref=footer" text:style-name="Internet_20_link" text:visited-style-name="Visited_20_Internet_20_Link"><text:span text:style-name="T1">Django Tutorial</text:span></text:a></text:p>
        </text:list-item>
        <text:list-item>
          <text:p text:style-name="P101"><text:a xlink:type="simple" xlink:href="https://www.geeksforgeeks.org/python-projects-beginner-to-advanced/?ref=footer" text:style-name="Internet_20_link" text:visited-style-name="Visited_20_Internet_20_Link"><text:span text:style-name="T1">Python Projects</text:span></text:a></text:p>
        </text:list-item>
        <text:list-item>
          <text:p text:style-name="P101"><text:a xlink:type="simple" xlink:href="https://www.geeksforgeeks.org/python-tkinter-tutorial/?ref=footer" text:style-name="Internet_20_link" text:visited-style-name="Visited_20_Internet_20_Link"><text:span text:style-name="T1">Python Tkinter</text:span></text:a></text:p>
        </text:list-item>
        <text:list-item>
          <text:p text:style-name="P101"><text:a xlink:type="simple" xlink:href="https://www.geeksforgeeks.org/python-web-scraping-tutorial/?ref=footer" text:style-name="Internet_20_link" text:visited-style-name="Visited_20_Internet_20_Link"><text:span text:style-name="T1">Web Scraping</text:span></text:a></text:p>
        </text:list-item>
        <text:list-item>
          <text:p text:style-name="P101"><text:a xlink:type="simple" xlink:href="https://www.geeksforgeeks.org/opencv-python-tutorial/?ref=footer" text:style-name="Internet_20_link" text:visited-style-name="Visited_20_Internet_20_Link"><text:span text:style-name="T1">OpenCV Python Tutorial</text:span></text:a></text:p>
        </text:list-item>
        <text:list-item>
          <text:p text:style-name="P102"><text:a xlink:type="simple" xlink:href="https://www.geeksforgeeks.org/python-interview-questions/?ref=footer" text:style-name="Internet_20_link" text:visited-style-name="Visited_20_Internet_20_Link"><text:span text:style-name="T1">Python Interview Question</text:span></text:a></text:p>
        </text:list-item>
      </text:list>
      <text:list text:style-name="L27">
        <text:list-item>
          <text:p text:style-name="P103"><text:a xlink:type="simple" xlink:href="https://www.geeksforgeeks.org/gate-cs-notes-gq/?ref=footer" text:style-name="Internet_20_link" text:visited-style-name="Visited_20_Internet_20_Link"><text:span text:style-name="T1">Computer Science</text:span></text:a></text:p>
        </text:list-item>
        <text:list-item>
          <text:p text:style-name="P103"><text:a xlink:type="simple" xlink:href="https://www.geeksforgeeks.org/gate-cs-notes-gq/?ref=footer" text:style-name="Internet_20_link" text:visited-style-name="Visited_20_Internet_20_Link"><text:span text:style-name="T1">GATE CS Notes</text:span></text:a></text:p>
        </text:list-item>
        <text:list-item>
          <text:p text:style-name="P103"><text:a xlink:type="simple" xlink:href="https://www.geeksforgeeks.org/operating-systems/?ref=footer" text:style-name="Internet_20_link" text:visited-style-name="Visited_20_Internet_20_Link"><text:span text:style-name="T1">Operating Systems</text:span></text:a></text:p>
        </text:list-item>
        <text:list-item>
          <text:p text:style-name="P103"><text:a xlink:type="simple" xlink:href="https://www.geeksforgeeks.org/computer-network-tutorials/?ref=footer" text:style-name="Internet_20_link" text:visited-style-name="Visited_20_Internet_20_Link"><text:span text:style-name="T1">Computer Network</text:span></text:a></text:p>
        </text:list-item>
        <text:list-item>
          <text:p text:style-name="P103"><text:a xlink:type="simple" xlink:href="https://www.geeksforgeeks.org/dbms/?ref=footer" text:style-name="Internet_20_link" text:visited-style-name="Visited_20_Internet_20_Link"><text:span text:style-name="T1">Database Management System</text:span></text:a></text:p>
        </text:list-item>
        <text:list-item>
          <text:p text:style-name="P103"><text:a xlink:type="simple" xlink:href="https://www.geeksforgeeks.org/software-engineering/?ref=footer" text:style-name="Internet_20_link" text:visited-style-name="Visited_20_Internet_20_Link"><text:span text:style-name="T1">Software Engineering</text:span></text:a></text:p>
        </text:list-item>
        <text:list-item>
          <text:p text:style-name="P103"><text:a xlink:type="simple" xlink:href="https://www.geeksforgeeks.org/digital-electronics-logic-design-tutorials/?ref=footer" text:style-name="Internet_20_link" text:visited-style-name="Visited_20_Internet_20_Link"><text:span text:style-name="T1">Digital Logic Design</text:span></text:a></text:p>
        </text:list-item>
        <text:list-item>
          <text:p text:style-name="P104"><text:a xlink:type="simple" xlink:href="https://www.geeksforgeeks.org/engineering-mathematics-tutorials/?ref=footer" text:style-name="Internet_20_link" text:visited-style-name="Visited_20_Internet_20_Link"><text:span text:style-name="T1">Engineering Maths</text:span></text:a></text:p>
        </text:list-item>
      </text:list>
      <text:list text:style-name="L28">
        <text:list-item>
          <text:p text:style-name="P105"><text:a xlink:type="simple" xlink:href="https://www.geeksforgeeks.org/devops-tutorial/?ref=footer" text:style-name="Internet_20_link" text:visited-style-name="Visited_20_Internet_20_Link"><text:span text:style-name="T1">DevOps</text:span></text:a></text:p>
        </text:list-item>
        <text:list-item>
          <text:p text:style-name="P105"><text:a xlink:type="simple" xlink:href="https://www.geeksforgeeks.org/git-tutorial/?ref=footer" text:style-name="Internet_20_link" text:visited-style-name="Visited_20_Internet_20_Link"><text:span text:style-name="T1">Git</text:span></text:a></text:p>
        </text:list-item>
        <text:list-item>
          <text:p text:style-name="P105"><text:a xlink:type="simple" xlink:href="https://www.geeksforgeeks.org/aws-tutorial/?ref=footer" text:style-name="Internet_20_link" text:visited-style-name="Visited_20_Internet_20_Link"><text:soft-page-break/><text:span text:style-name="T1">AWS</text:span></text:a></text:p>
        </text:list-item>
        <text:list-item>
          <text:p text:style-name="P105"><text:a xlink:type="simple" xlink:href="https://www.geeksforgeeks.org/docker-tutorial/?ref=footer" text:style-name="Internet_20_link" text:visited-style-name="Visited_20_Internet_20_Link"><text:span text:style-name="T1">Docker</text:span></text:a></text:p>
        </text:list-item>
        <text:list-item>
          <text:p text:style-name="P105"><text:a xlink:type="simple" xlink:href="https://www.geeksforgeeks.org/kubernetes-tutorial/?ref=footer" text:style-name="Internet_20_link" text:visited-style-name="Visited_20_Internet_20_Link"><text:span text:style-name="T1">Kubernetes</text:span></text:a></text:p>
        </text:list-item>
        <text:list-item>
          <text:p text:style-name="P105"><text:a xlink:type="simple" xlink:href="https://www.geeksforgeeks.org/microsoft-azure/?ref=footer" text:style-name="Internet_20_link" text:visited-style-name="Visited_20_Internet_20_Link"><text:span text:style-name="T1">Azure</text:span></text:a></text:p>
        </text:list-item>
        <text:list-item>
          <text:p text:style-name="P105"><text:a xlink:type="simple" xlink:href="https://www.geeksforgeeks.org/google-cloud-platform-tutorial/?ref=footer" text:style-name="Internet_20_link" text:visited-style-name="Visited_20_Internet_20_Link"><text:span text:style-name="T1">GCP</text:span></text:a></text:p>
        </text:list-item>
        <text:list-item>
          <text:p text:style-name="P106"><text:a xlink:type="simple" xlink:href="https://www.google.com/url?q=https://www.geeksforgeeks.org/devops-roadmap/&amp;sa=D&amp;source=editors&amp;ust=1701416052078352&amp;usg=AOvVaw245Kv2yCnm71WLx-_R42Jz/?ref=footer" text:style-name="Internet_20_link" text:visited-style-name="Visited_20_Internet_20_Link"><text:span text:style-name="T1">DevOps Roadmap</text:span></text:a></text:p>
        </text:list-item>
      </text:list>
      <text:list text:style-name="L29">
        <text:list-item>
          <text:p text:style-name="P107"><text:a xlink:type="simple" xlink:href="https://www.geeksforgeeks.org/competitive-programming-a-complete-guide/?ref=footer" text:style-name="Internet_20_link" text:visited-style-name="Visited_20_Internet_20_Link"><text:span text:style-name="T1">Competitive Programming</text:span></text:a></text:p>
        </text:list-item>
        <text:list-item>
          <text:p text:style-name="P107"><text:a xlink:type="simple" xlink:href="https://www.geeksforgeeks.org/top-algorithms-and-data-structures-for-competitive-programming/?ref=footer" text:style-name="Internet_20_link" text:visited-style-name="Visited_20_Internet_20_Link"><text:span text:style-name="T1">Top DS or Algo for CP</text:span></text:a></text:p>
        </text:list-item>
        <text:list-item>
          <text:p text:style-name="P107"><text:a xlink:type="simple" xlink:href="https://www.geeksforgeeks.org/top-50-tree-coding-problems-for-interviews?ref=footer" text:style-name="Internet_20_link" text:visited-style-name="Visited_20_Internet_20_Link"><text:span text:style-name="T1">Top 50 Tree</text:span></text:a></text:p>
        </text:list-item>
        <text:list-item>
          <text:p text:style-name="P107"><text:a xlink:type="simple" xlink:href="https://www.geeksforgeeks.org/top-50-graph-coding-problems-for-interviews/?ref=footer" text:style-name="Internet_20_link" text:visited-style-name="Visited_20_Internet_20_Link"><text:span text:style-name="T1">Top 50 Graph</text:span></text:a></text:p>
        </text:list-item>
        <text:list-item>
          <text:p text:style-name="P107"><text:a xlink:type="simple" xlink:href="https://www.geeksforgeeks.org/top-50-array-coding-problems-for-interviews/?ref=footer" text:style-name="Internet_20_link" text:visited-style-name="Visited_20_Internet_20_Link"><text:span text:style-name="T1">Top 50 Array</text:span></text:a></text:p>
        </text:list-item>
        <text:list-item>
          <text:p text:style-name="P107"><text:a xlink:type="simple" xlink:href="https://www.geeksforgeeks.org/top-50-string-coding-problems-for-interviews/?ref=footer" text:style-name="Internet_20_link" text:visited-style-name="Visited_20_Internet_20_Link"><text:span text:style-name="T1">Top 50 String</text:span></text:a></text:p>
        </text:list-item>
        <text:list-item>
          <text:p text:style-name="P107"><text:a xlink:type="simple" xlink:href="https://www.geeksforgeeks.org/top-50-dynamic-programming-coding-problems-for-interviews/?ref=footer" text:style-name="Internet_20_link" text:visited-style-name="Visited_20_Internet_20_Link"><text:span text:style-name="T1">Top 50 DP</text:span></text:a></text:p>
        </text:list-item>
        <text:list-item>
          <text:p text:style-name="P108"><text:a xlink:type="simple" xlink:href="https://www.geeksforgeeks.org/top-15-websites-for-coding-challenges-and-competitions/?ref=footer" text:style-name="Internet_20_link" text:visited-style-name="Visited_20_Internet_20_Link"><text:span text:style-name="T1">Top 15 Websites for CP</text:span></text:a></text:p>
        </text:list-item>
      </text:list>
      <text:list text:style-name="L30">
        <text:list-item>
          <text:p text:style-name="P109"><text:a xlink:type="simple" xlink:href="https://www.geeksforgeeks.org/system-design-tutorial/?ref=footer" text:style-name="Internet_20_link" text:visited-style-name="Visited_20_Internet_20_Link"><text:span text:style-name="T1">System Design</text:span></text:a></text:p>
        </text:list-item>
        <text:list-item>
          <text:p text:style-name="P109"><text:a xlink:type="simple" xlink:href="https://www.geeksforgeeks.org/what-is-high-level-design-learn-system-design/?ref=footer" text:style-name="Internet_20_link" text:visited-style-name="Visited_20_Internet_20_Link"><text:span text:style-name="T1">High Level Design</text:span></text:a></text:p>
        </text:list-item>
        <text:list-item>
          <text:p text:style-name="P109"><text:a xlink:type="simple" xlink:href="https://www.geeksforgeeks.org/what-is-low-level-design-or-lld-learn-system-design/?ref=footer" text:style-name="Internet_20_link" text:visited-style-name="Visited_20_Internet_20_Link"><text:span text:style-name="T1">Low Level Design</text:span></text:a></text:p>
        </text:list-item>
        <text:list-item>
          <text:p text:style-name="P109"><text:a xlink:type="simple" xlink:href="https://www.geeksforgeeks.org/unified-modeling-language-uml-introduction/?ref=footer" text:style-name="Internet_20_link" text:visited-style-name="Visited_20_Internet_20_Link"><text:span text:style-name="T1">UML Diagrams</text:span></text:a></text:p>
        </text:list-item>
        <text:list-item>
          <text:p text:style-name="P109"><text:a xlink:type="simple" xlink:href="https://www.geeksforgeeks.org/system-design-interview-guide/?ref=footer" text:style-name="Internet_20_link" text:visited-style-name="Visited_20_Internet_20_Link"><text:span text:style-name="T1">Interview Guide</text:span></text:a></text:p>
        </text:list-item>
        <text:list-item>
          <text:p text:style-name="P109"><text:a xlink:type="simple" xlink:href="https://www.geeksforgeeks.org/software-design-patterns/?ref=footer" text:style-name="Internet_20_link" text:visited-style-name="Visited_20_Internet_20_Link"><text:span text:style-name="T1">Design Patterns</text:span></text:a></text:p>
        </text:list-item>
        <text:list-item>
          <text:p text:style-name="P109"><text:a xlink:type="simple" xlink:href="https://www.geeksforgeeks.org/object-oriented-analysis-and-design/?ref=footer" text:style-name="Internet_20_link" text:visited-style-name="Visited_20_Internet_20_Link"><text:span text:style-name="T1">OOAD</text:span></text:a></text:p>
        </text:list-item>
        <text:list-item>
          <text:p text:style-name="P109"><text:a xlink:type="simple" xlink:href="https://www.geeksforgeeks.org/system-design-interview-bootcamp-guide/?ref=footer" text:style-name="Internet_20_link" text:visited-style-name="Visited_20_Internet_20_Link"><text:span text:style-name="T1">System Design Bootcamp</text:span></text:a></text:p>
        </text:list-item>
        <text:list-item>
          <text:p text:style-name="P110"><text:a xlink:type="simple" xlink:href="https://www.geeksforgeeks.org/most-commonly-asked-system-design-interview-problems-questions/?ref=footer" text:style-name="Internet_20_link" text:visited-style-name="Visited_20_Internet_20_Link"><text:span text:style-name="T1">Interview Questions</text:span></text:a></text:p>
        </text:list-item>
      </text:list>
      <text:list text:style-name="L31">
        <text:list-item>
          <text:p text:style-name="P111"><text:a xlink:type="simple" xlink:href="https://www.geeksforgeeks.org/javascript/?ref=footer" text:style-name="Internet_20_link" text:visited-style-name="Visited_20_Internet_20_Link"><text:span text:style-name="T1">JavaScript</text:span></text:a></text:p>
        </text:list-item>
        <text:list-item>
          <text:p text:style-name="P111"><text:a xlink:type="simple" xlink:href="https://www.geeksforgeeks.org/javascript-examples/?ref=footer" text:style-name="Internet_20_link" text:visited-style-name="Visited_20_Internet_20_Link"><text:span text:style-name="T1">JavaScript Examples</text:span></text:a></text:p>
        </text:list-item>
        <text:list-item>
          <text:p text:style-name="P111"><text:a xlink:type="simple" xlink:href="https://www.geeksforgeeks.org/typescript/?ref=footer" text:style-name="Internet_20_link" text:visited-style-name="Visited_20_Internet_20_Link"><text:span text:style-name="T1">TypeScript</text:span></text:a></text:p>
        </text:list-item>
        <text:list-item>
          <text:p text:style-name="P111"><text:a xlink:type="simple" xlink:href="https://www.geeksforgeeks.org/learn-reactjs/?ref=footer" text:style-name="Internet_20_link" text:visited-style-name="Visited_20_Internet_20_Link"><text:span text:style-name="T1">ReactJS</text:span></text:a></text:p>
        </text:list-item>
        <text:list-item>
          <text:p text:style-name="P111"><text:a xlink:type="simple" xlink:href="https://www.geeksforgeeks.org/nextjs/?ref=footer" text:style-name="Internet_20_link" text:visited-style-name="Visited_20_Internet_20_Link"><text:span text:style-name="T1">NextJS</text:span></text:a></text:p>
        </text:list-item>
        <text:list-item>
          <text:p text:style-name="P111"><text:a xlink:type="simple" xlink:href="https://www.geeksforgeeks.org/angularjs/?ref=footer" text:style-name="Internet_20_link" text:visited-style-name="Visited_20_Internet_20_Link"><text:span text:style-name="T1">AngularJS</text:span></text:a></text:p>
        </text:list-item>
        <text:list-item>
          <text:p text:style-name="P111"><text:a xlink:type="simple" xlink:href="https://www.geeksforgeeks.org/nodejs/?ref=footer" text:style-name="Internet_20_link" text:visited-style-name="Visited_20_Internet_20_Link"><text:span text:style-name="T1">NodeJS</text:span></text:a></text:p>
        </text:list-item>
        <text:list-item>
          <text:p text:style-name="P111"><text:a xlink:type="simple" xlink:href="https://www.geeksforgeeks.org/lodash/?ref=footer" text:style-name="Internet_20_link" text:visited-style-name="Visited_20_Internet_20_Link"><text:span text:style-name="T1">Lodash</text:span></text:a></text:p>
        </text:list-item>
        <text:list-item>
          <text:p text:style-name="P112"><text:a xlink:type="simple" xlink:href="https://www.geeksforgeeks.org/web-browser-a-complete-overview/?ref=footer" text:style-name="Internet_20_link" text:visited-style-name="Visited_20_Internet_20_Link"><text:span text:style-name="T1">Web Browser</text:span></text:a></text:p>
        </text:list-item>
      </text:list>
      <text:list text:style-name="L32">
        <text:list-item>
          <text:p text:style-name="P51">NCERT Solutions</text:p>
        </text:list-item>
        <text:list-item>
          <text:p text:style-name="P113"><text:a xlink:type="simple" xlink:href="https://www.geeksforgeeks.org/ncert-solutions-for-class-12/?ref=footer" text:style-name="Internet_20_link" text:visited-style-name="Visited_20_Internet_20_Link"><text:span text:style-name="T1">Class 12</text:span></text:a></text:p>
        </text:list-item>
        <text:list-item>
          <text:p text:style-name="P113"><text:a xlink:type="simple" xlink:href="https://www.geeksforgeeks.org/ncert-solutions-for-class-11/?ref=footer" text:style-name="Internet_20_link" text:visited-style-name="Visited_20_Internet_20_Link"><text:span text:style-name="T1">Class 11</text:span></text:a></text:p>
        </text:list-item>
        <text:list-item>
          <text:p text:style-name="P113"><text:a xlink:type="simple" xlink:href="https://www.geeksforgeeks.org/ncert-solutions-for-class-10-maths/?ref=footer" text:style-name="Internet_20_link" text:visited-style-name="Visited_20_Internet_20_Link"><text:span text:style-name="T1">Class 10</text:span></text:a></text:p>
        </text:list-item>
        <text:list-item>
          <text:p text:style-name="P113"><text:a xlink:type="simple" xlink:href="https://www.geeksforgeeks.org/ncert-solutions-for-class-9-maths/?ref=footer" text:style-name="Internet_20_link" text:visited-style-name="Visited_20_Internet_20_Link"><text:span text:style-name="T1">Class 9</text:span></text:a></text:p>
        </text:list-item>
        <text:list-item>
          <text:p text:style-name="P113"><text:a xlink:type="simple" xlink:href="https://www.geeksforgeeks.org/ncert-solutions-for-class-8/?ref=footer" text:style-name="Internet_20_link" text:visited-style-name="Visited_20_Internet_20_Link"><text:span text:style-name="T1">Class 8</text:span></text:a></text:p>
        </text:list-item>
        <text:list-item>
          <text:p text:style-name="P114"><text:a xlink:type="simple" xlink:href="https://www.geeksforgeeks.org/geeksforgeeks-school/?ref=footer" text:style-name="Internet_20_link" text:visited-style-name="Visited_20_Internet_20_Link"><text:span text:style-name="T1">Complete Study Material</text:span></text:a></text:p>
        </text:list-item>
      </text:list>
      <text:list text:style-name="L33">
        <text:list-item>
          <text:p text:style-name="P52">School Subjects</text:p>
        </text:list-item>
        <text:list-item>
          <text:p text:style-name="P115"><text:a xlink:type="simple" xlink:href="https://www.geeksforgeeks.org/maths/?ref=footer" text:style-name="Internet_20_link" text:visited-style-name="Visited_20_Internet_20_Link"><text:span text:style-name="T1">Mathematics</text:span></text:a></text:p>
        </text:list-item>
        <text:list-item>
          <text:p text:style-name="P115"><text:a xlink:type="simple" xlink:href="https://www.geeksforgeeks.org/physics/?ref=footer" text:style-name="Internet_20_link" text:visited-style-name="Visited_20_Internet_20_Link"><text:span text:style-name="T1">Physics</text:span></text:a></text:p>
        </text:list-item>
        <text:list-item>
          <text:p text:style-name="P115"><text:a xlink:type="simple" xlink:href="https://www.geeksforgeeks.org/chemistry/?ref=footer" text:style-name="Internet_20_link" text:visited-style-name="Visited_20_Internet_20_Link"><text:span text:style-name="T1">Chemistry</text:span></text:a></text:p>
        </text:list-item>
        <text:list-item>
          <text:p text:style-name="P115"><text:a xlink:type="simple" xlink:href="https://www.geeksforgeeks.org/biology/?ref=footer" text:style-name="Internet_20_link" text:visited-style-name="Visited_20_Internet_20_Link"><text:soft-page-break/><text:span text:style-name="T1">Biology</text:span></text:a></text:p>
        </text:list-item>
        <text:list-item>
          <text:p text:style-name="P115"><text:a xlink:type="simple" xlink:href="https://www.geeksforgeeks.org/social-science/?ref=footer" text:style-name="Internet_20_link" text:visited-style-name="Visited_20_Internet_20_Link"><text:span text:style-name="T1">Social Science</text:span></text:a></text:p>
        </text:list-item>
        <text:list-item>
          <text:p text:style-name="P116"><text:a xlink:type="simple" xlink:href="https://www.geeksforgeeks.org/english-grammar/?ref=footer" text:style-name="Internet_20_link" text:visited-style-name="Visited_20_Internet_20_Link"><text:span text:style-name="T1">English Grammar</text:span></text:a></text:p>
        </text:list-item>
      </text:list>
      <text:list text:style-name="L34">
        <text:list-item>
          <text:p text:style-name="P117"><text:a xlink:type="simple" xlink:href="https://www.geeksforgeeks.org/commerce/?ref=footer" text:style-name="Internet_20_link" text:visited-style-name="Visited_20_Internet_20_Link"><text:span text:style-name="T1">Commerce</text:span></text:a></text:p>
        </text:list-item>
        <text:list-item>
          <text:p text:style-name="P117"><text:a xlink:type="simple" xlink:href="https://www.geeksforgeeks.org/accountancy/?ref=footer" text:style-name="Internet_20_link" text:visited-style-name="Visited_20_Internet_20_Link"><text:span text:style-name="T1">Accountancy</text:span></text:a></text:p>
        </text:list-item>
        <text:list-item>
          <text:p text:style-name="P117"><text:a xlink:type="simple" xlink:href="https://www.geeksforgeeks.org/business-studies/?ref=footer" text:style-name="Internet_20_link" text:visited-style-name="Visited_20_Internet_20_Link"><text:span text:style-name="T1">Business Studies</text:span></text:a></text:p>
        </text:list-item>
        <text:list-item>
          <text:p text:style-name="P117"><text:a xlink:type="simple" xlink:href="https://www.geeksforgeeks.org/economics/?ref=footer" text:style-name="Internet_20_link" text:visited-style-name="Visited_20_Internet_20_Link"><text:span text:style-name="T1">Economics</text:span></text:a></text:p>
        </text:list-item>
        <text:list-item>
          <text:p text:style-name="P117"><text:a xlink:type="simple" xlink:href="https://www.geeksforgeeks.org/management/?ref=footer" text:style-name="Internet_20_link" text:visited-style-name="Visited_20_Internet_20_Link"><text:span text:style-name="T1">Management</text:span></text:a></text:p>
        </text:list-item>
        <text:list-item>
          <text:p text:style-name="P117"><text:a xlink:type="simple" xlink:href="https://www.geeksforgeeks.org/human-resource-management-hrm/?ref=footer" text:style-name="Internet_20_link" text:visited-style-name="Visited_20_Internet_20_Link"><text:span text:style-name="T1">HR Management</text:span></text:a></text:p>
        </text:list-item>
        <text:list-item>
          <text:p text:style-name="P117"><text:a xlink:type="simple" xlink:href="https://www.geeksforgeeks.org/finance/?ref=footer" text:style-name="Internet_20_link" text:visited-style-name="Visited_20_Internet_20_Link"><text:span text:style-name="T1">Finance</text:span></text:a></text:p>
        </text:list-item>
        <text:list-item>
          <text:p text:style-name="P118"><text:a xlink:type="simple" xlink:href="https://www.geeksforgeeks.org/income-tax/?ref=footer" text:style-name="Internet_20_link" text:visited-style-name="Visited_20_Internet_20_Link"><text:span text:style-name="T1">Income Tax</text:span></text:a></text:p>
        </text:list-item>
      </text:list>
      <text:list text:style-name="L35">
        <text:list-item>
          <text:p text:style-name="P53">UPSC Study Material</text:p>
        </text:list-item>
        <text:list-item>
          <text:p text:style-name="P119"><text:a xlink:type="simple" xlink:href="https://www.geeksforgeeks.org/important-topics-in-polity-for-upsc/?ref=footer" text:style-name="Internet_20_link" text:visited-style-name="Visited_20_Internet_20_Link"><text:span text:style-name="T1">Polity Notes</text:span></text:a></text:p>
        </text:list-item>
        <text:list-item>
          <text:p text:style-name="P119"><text:a xlink:type="simple" xlink:href="https://www.geeksforgeeks.org/important-topics-of-geography-for-upsc/?ref=footer" text:style-name="Internet_20_link" text:visited-style-name="Visited_20_Internet_20_Link"><text:span text:style-name="T1">Geography Notes</text:span></text:a></text:p>
        </text:list-item>
        <text:list-item>
          <text:p text:style-name="P119"><text:a xlink:type="simple" xlink:href="https://www.geeksforgeeks.org/history-notes-for-upsc-exam/?ref=footer" text:style-name="Internet_20_link" text:visited-style-name="Visited_20_Internet_20_Link"><text:span text:style-name="T1">History Notes</text:span></text:a></text:p>
        </text:list-item>
        <text:list-item>
          <text:p text:style-name="P119"><text:a xlink:type="simple" xlink:href="https://www.geeksforgeeks.org/important-topics-of-science-and-technology-for-upsc/?ref=footer" text:style-name="Internet_20_link" text:visited-style-name="Visited_20_Internet_20_Link"><text:span text:style-name="T1">Science and Technology Notes</text:span></text:a></text:p>
        </text:list-item>
        <text:list-item>
          <text:p text:style-name="P119"><text:a xlink:type="simple" xlink:href="https://www.geeksforgeeks.org/indian-economy-notes-upsc/?ref=footer" text:style-name="Internet_20_link" text:visited-style-name="Visited_20_Internet_20_Link"><text:span text:style-name="T1">Economy Notes</text:span></text:a></text:p>
        </text:list-item>
        <text:list-item>
          <text:p text:style-name="P119"><text:a xlink:type="simple" xlink:href="https://www.geeksforgeeks.org/important-topics-in-ethics-for-upsc/?ref=footer" text:style-name="Internet_20_link" text:visited-style-name="Visited_20_Internet_20_Link"><text:span text:style-name="T1">Ethics Notes</text:span></text:a></text:p>
        </text:list-item>
        <text:list-item>
          <text:p text:style-name="P120"><text:a xlink:type="simple" xlink:href="https://www.geeksforgeeks.org/upsc-previous-year-question-paper-solutions/?ref=footer" text:style-name="Internet_20_link" text:visited-style-name="Visited_20_Internet_20_Link"><text:span text:style-name="T1">Previous Year Papers</text:span></text:a></text:p>
        </text:list-item>
      </text:list>
      <text:list text:style-name="L36">
        <text:list-item>
          <text:p text:style-name="P54">SSC/ BANKING</text:p>
        </text:list-item>
        <text:list-item>
          <text:p text:style-name="P121"><text:a xlink:type="simple" xlink:href="https://www.geeksforgeeks.org/ssc-cgl-syllabus-2022/?ref=footer" text:style-name="Internet_20_link" text:visited-style-name="Visited_20_Internet_20_Link"><text:span text:style-name="T1">SSC CGL Syllabus</text:span></text:a></text:p>
        </text:list-item>
        <text:list-item>
          <text:p text:style-name="P121"><text:a xlink:type="simple" xlink:href="https://www.geeksforgeeks.org/sbi-po-syllabus-2023/?ref=footer" text:style-name="Internet_20_link" text:visited-style-name="Visited_20_Internet_20_Link"><text:span text:style-name="T1">SBI PO Syllabus</text:span></text:a></text:p>
        </text:list-item>
        <text:list-item>
          <text:p text:style-name="P121"><text:a xlink:type="simple" xlink:href="https://www.geeksforgeeks.org/sbi-clerk-syllabus-2022/?ref=footer" text:style-name="Internet_20_link" text:visited-style-name="Visited_20_Internet_20_Link"><text:span text:style-name="T1">SBI Clerk Syllabus</text:span></text:a></text:p>
        </text:list-item>
        <text:list-item>
          <text:p text:style-name="P121"><text:a xlink:type="simple" xlink:href="https://www.geeksforgeeks.org/syllabus-of-ibps-po-2022/?ref=footer" text:style-name="Internet_20_link" text:visited-style-name="Visited_20_Internet_20_Link"><text:span text:style-name="T1">IBPS PO Syllabus</text:span></text:a></text:p>
        </text:list-item>
        <text:list-item>
          <text:p text:style-name="P121"><text:a xlink:type="simple" xlink:href="https://www.geeksforgeeks.org/detailed-syllabus-of-ibps-clerk/?ref=footer" text:style-name="Internet_20_link" text:visited-style-name="Visited_20_Internet_20_Link"><text:span text:style-name="T1">IBPS Clerk Syllabus</text:span></text:a></text:p>
        </text:list-item>
        <text:list-item>
          <text:p text:style-name="P122"><text:a xlink:type="simple" xlink:href="https://www.geeksforgeeks.org/ssc-cgl-practice-papers/?ref=footer" text:style-name="Internet_20_link" text:visited-style-name="Visited_20_Internet_20_Link"><text:span text:style-name="T1">SSC CGL Practice Papers</text:span></text:a></text:p>
        </text:list-item>
      </text:list>
      <text:list text:style-name="L37">
        <text:list-item>
          <text:p text:style-name="P123"><text:a xlink:type="simple" xlink:href="https://www.geeksforgeeks.org/colleges/?ref=footer" text:style-name="Internet_20_link" text:visited-style-name="Visited_20_Internet_20_Link"><text:span text:style-name="T1">Colleges</text:span></text:a></text:p>
        </text:list-item>
        <text:list-item>
          <text:p text:style-name="P123"><text:a xlink:type="simple" xlink:href="https://www.geeksforgeeks.org/indian-colleges-admission-and-campus-experiences/?ref=footer" text:style-name="Internet_20_link" text:visited-style-name="Visited_20_Internet_20_Link"><text:span text:style-name="T1">Indian Colleges Admission &amp; Campus Experiences</text:span></text:a></text:p>
        </text:list-item>
        <text:list-item>
          <text:p text:style-name="P123"><text:a xlink:type="simple" xlink:href="https://www.geeksforgeeks.org/list-of-central-universities-in-india/?ref=footer" text:style-name="Internet_20_link" text:visited-style-name="Visited_20_Internet_20_Link"><text:span text:style-name="T1">List of Central Universities - In India</text:span></text:a></text:p>
        </text:list-item>
        <text:list-item>
          <text:p text:style-name="P123"><text:a xlink:type="simple" xlink:href="https://www.geeksforgeeks.org/list-of-colleges-in-delhi-university/?ref=footer" text:style-name="Internet_20_link" text:visited-style-name="Visited_20_Internet_20_Link"><text:span text:style-name="T1">Colleges in Delhi University</text:span></text:a></text:p>
        </text:list-item>
        <text:list-item>
          <text:p text:style-name="P123"><text:a xlink:type="simple" xlink:href="https://www.geeksforgeeks.org/list-of-iit-colleges-in-india/?ref=footer" text:style-name="Internet_20_link" text:visited-style-name="Visited_20_Internet_20_Link"><text:span text:style-name="T1">IIT Colleges</text:span></text:a></text:p>
        </text:list-item>
        <text:list-item>
          <text:p text:style-name="P123"><text:a xlink:type="simple" xlink:href="https://www.geeksforgeeks.org/list-of-nit-colleges-in-india/?ref=footer" text:style-name="Internet_20_link" text:visited-style-name="Visited_20_Internet_20_Link"><text:span text:style-name="T1">NIT Colleges</text:span></text:a></text:p>
        </text:list-item>
        <text:list-item>
          <text:p text:style-name="P124"><text:a xlink:type="simple" xlink:href="https://www.geeksforgeeks.org/list-of-iiit-colleges-in-india/?ref=footer" text:style-name="Internet_20_link" text:visited-style-name="Visited_20_Internet_20_Link"><text:span text:style-name="T1">IIIT Colleges</text:span></text:a></text:p>
        </text:list-item>
      </text:list>
      <text:list text:style-name="L38">
        <text:list-item>
          <text:p text:style-name="P125"><text:a xlink:type="simple" xlink:href="https://www.geeksforgeeks.org/companies/?ref=footer" text:style-name="Internet_20_link" text:visited-style-name="Visited_20_Internet_20_Link"><text:span text:style-name="T1">Companies</text:span></text:a></text:p>
        </text:list-item>
        <text:list-item>
          <text:p text:style-name="P125"><text:a xlink:type="simple" xlink:href="https://www.geeksforgeeks.org/list-of-companies-owned-by-meta/?ref=footer" text:style-name="Internet_20_link" text:visited-style-name="Visited_20_Internet_20_Link"><text:span text:style-name="T1">META Owned Companies</text:span></text:a></text:p>
        </text:list-item>
        <text:list-item>
          <text:p text:style-name="P125"><text:a xlink:type="simple" xlink:href="https://www.geeksforgeeks.org/list-of-companies-owned-by-alphabet/?ref=footer" text:style-name="Internet_20_link" text:visited-style-name="Visited_20_Internet_20_Link"><text:span text:style-name="T1">Alphabhet Owned Companies</text:span></text:a></text:p>
        </text:list-item>
        <text:list-item>
          <text:p text:style-name="P125"><text:a xlink:type="simple" xlink:href="https://www.geeksforgeeks.org/list-of-companies-owned-by-tata-group/?ref=footer" text:style-name="Internet_20_link" text:visited-style-name="Visited_20_Internet_20_Link"><text:span text:style-name="T1">TATA Group Owned Companies</text:span></text:a></text:p>
        </text:list-item>
        <text:list-item>
          <text:p text:style-name="P125"><text:a xlink:type="simple" xlink:href="https://www.geeksforgeeks.org/list-of-companies-owned-by-reliance/?ref=footer" text:style-name="Internet_20_link" text:visited-style-name="Visited_20_Internet_20_Link"><text:span text:style-name="T1">Reliance Owned Companies</text:span></text:a></text:p>
        </text:list-item>
        <text:list-item>
          <text:p text:style-name="P125"><text:a xlink:type="simple" xlink:href="https://www.geeksforgeeks.org/list-of-fintech-companies/?ref=footer" text:style-name="Internet_20_link" text:visited-style-name="Visited_20_Internet_20_Link"><text:span text:style-name="T1">Fintech Companies</text:span></text:a></text:p>
        </text:list-item>
        <text:list-item>
          <text:p text:style-name="P126"><text:a xlink:type="simple" xlink:href="https://www.geeksforgeeks.org/list-of-edtech-companies/?ref=footer" text:style-name="Internet_20_link" text:visited-style-name="Visited_20_Internet_20_Link"><text:span text:style-name="T1">EdTech Companies</text:span></text:a></text:p>
        </text:list-item>
      </text:list>
      <text:list text:style-name="L39">
        <text:list-item>
          <text:p text:style-name="P55">Preparation Corner</text:p>
        </text:list-item>
        <text:list-item>
          <text:p text:style-name="P127"><text:a xlink:type="simple" xlink:href="https://www.geeksforgeeks.org/company-preparation/?ref=footer" text:style-name="Internet_20_link" text:visited-style-name="Visited_20_Internet_20_Link"><text:span text:style-name="T1">Company Wise Preparation</text:span></text:a></text:p>
        </text:list-item>
        <text:list-item>
          <text:p text:style-name="P127"><text:a xlink:type="simple" xlink:href="https://www.geeksforgeeks.org/interview-preparation-for-software-developer/?ref=footer" text:style-name="Internet_20_link" text:visited-style-name="Visited_20_Internet_20_Link"><text:span text:style-name="T1">Preparation for SDE</text:span></text:a></text:p>
        </text:list-item>
        <text:list-item>
          <text:p text:style-name="P127"><text:a xlink:type="simple" xlink:href="https://www.geeksforgeeks.org/experienced-interview-experiences-company-wise/?ref=footer" text:style-name="Internet_20_link" text:visited-style-name="Visited_20_Internet_20_Link"><text:soft-page-break/><text:span text:style-name="T1">Experienced Interviews</text:span></text:a></text:p>
        </text:list-item>
        <text:list-item>
          <text:p text:style-name="P127"><text:a xlink:type="simple" xlink:href="https://www.geeksforgeeks.org/internship-interview-experiences-company-wise/?ref=footer" text:style-name="Internet_20_link" text:visited-style-name="Visited_20_Internet_20_Link"><text:span text:style-name="T1">Internship Interviews</text:span></text:a></text:p>
        </text:list-item>
        <text:list-item>
          <text:p text:style-name="P127"><text:a xlink:type="simple" xlink:href="https://www.geeksforgeeks.org/competitive-programming-a-complete-guide/?ref=footer" text:style-name="Internet_20_link" text:visited-style-name="Visited_20_Internet_20_Link"><text:span text:style-name="T1">Competitive Programming</text:span></text:a></text:p>
        </text:list-item>
        <text:list-item>
          <text:p text:style-name="P127"><text:a xlink:type="simple" xlink:href="https://www.geeksforgeeks.org/aptitude-questions-and-answers/?ref=footer" text:style-name="Internet_20_link" text:visited-style-name="Visited_20_Internet_20_Link"><text:span text:style-name="T1">Aptitude Preparation</text:span></text:a></text:p>
        </text:list-item>
        <text:list-item>
          <text:p text:style-name="P128"><text:a xlink:type="simple" xlink:href="https://www.geeksforgeeks.org/puzzles/?ref=footer" text:style-name="Internet_20_link" text:visited-style-name="Visited_20_Internet_20_Link"><text:span text:style-name="T1">Puzzles</text:span></text:a></text:p>
        </text:list-item>
      </text:list>
      <text:list text:style-name="L40">
        <text:list-item>
          <text:p text:style-name="P56">Exams</text:p>
        </text:list-item>
        <text:list-item>
          <text:p text:style-name="P129"><text:a xlink:type="simple" xlink:href="https://www.geeksforgeeks.org/jee-main-2024/?ref=footer" text:style-name="Internet_20_link" text:visited-style-name="Visited_20_Internet_20_Link"><text:span text:style-name="T1">JEE Mains</text:span></text:a></text:p>
        </text:list-item>
        <text:list-item>
          <text:p text:style-name="P129"><text:a xlink:type="simple" xlink:href="https://www.geeksforgeeks.org/jee-advanced/?ref=footer" text:style-name="Internet_20_link" text:visited-style-name="Visited_20_Internet_20_Link"><text:span text:style-name="T1">JEE Advanced</text:span></text:a></text:p>
        </text:list-item>
        <text:list-item>
          <text:p text:style-name="P129"><text:a xlink:type="simple" xlink:href="https://www.geeksforgeeks.org/gate-cs-notes-gq/?ref=footer" text:style-name="Internet_20_link" text:visited-style-name="Visited_20_Internet_20_Link"><text:span text:style-name="T1">GATE CS</text:span></text:a></text:p>
        </text:list-item>
        <text:list-item>
          <text:p text:style-name="P129"><text:a xlink:type="simple" xlink:href="https://www.geeksforgeeks.org/neet-2024/?ref=footer" text:style-name="Internet_20_link" text:visited-style-name="Visited_20_Internet_20_Link"><text:span text:style-name="T1">NEET</text:span></text:a></text:p>
        </text:list-item>
        <text:list-item>
          <text:p text:style-name="P130"><text:a xlink:type="simple" xlink:href="https://www.geeksforgeeks.org/ugc-net-exam/?ref=footer" text:style-name="Internet_20_link" text:visited-style-name="Visited_20_Internet_20_Link"><text:span text:style-name="T1">UGC NET</text:span></text:a></text:p>
        </text:list-item>
      </text:list>
      <text:list text:style-name="L41">
        <text:list-item>
          <text:p text:style-name="P57">More Tutorials</text:p>
        </text:list-item>
        <text:list-item>
          <text:p text:style-name="P131"><text:a xlink:type="simple" xlink:href="https://www.geeksforgeeks.org/software-development/?ref=footer" text:style-name="Internet_20_link" text:visited-style-name="Visited_20_Internet_20_Link"><text:span text:style-name="T1">Software Development</text:span></text:a></text:p>
        </text:list-item>
        <text:list-item>
          <text:p text:style-name="P131"><text:a xlink:type="simple" xlink:href="https://www.geeksforgeeks.org/software-testing-tutorial/?ref=footer" text:style-name="Internet_20_link" text:visited-style-name="Visited_20_Internet_20_Link"><text:span text:style-name="T1">Software Testing</text:span></text:a></text:p>
        </text:list-item>
        <text:list-item>
          <text:p text:style-name="P131"><text:a xlink:type="simple" xlink:href="https://www.geeksforgeeks.org/product-management/?ref=footer" text:style-name="Internet_20_link" text:visited-style-name="Visited_20_Internet_20_Link"><text:span text:style-name="T1">Product Management</text:span></text:a></text:p>
        </text:list-item>
        <text:list-item>
          <text:p text:style-name="P131"><text:a xlink:type="simple" xlink:href="https://www.geeksforgeeks.org/sap-systems-applications-and-products/?ref=footer" text:style-name="Internet_20_link" text:visited-style-name="Visited_20_Internet_20_Link"><text:span text:style-name="T1">SAP</text:span></text:a></text:p>
        </text:list-item>
        <text:list-item>
          <text:p text:style-name="P131"><text:a xlink:type="simple" xlink:href="https://www.geeksforgeeks.org/seo-search-engine-optimization/?ref=footer" text:style-name="Internet_20_link" text:visited-style-name="Visited_20_Internet_20_Link"><text:span text:style-name="T1">SEO - Search Engine Optimization</text:span></text:a></text:p>
        </text:list-item>
        <text:list-item>
          <text:p text:style-name="P131"><text:a xlink:type="simple" xlink:href="https://www.geeksforgeeks.org/linux-tutorial/?ref=footer" text:style-name="Internet_20_link" text:visited-style-name="Visited_20_Internet_20_Link"><text:span text:style-name="T1">Linux</text:span></text:a></text:p>
        </text:list-item>
        <text:list-item>
          <text:p text:style-name="P132"><text:a xlink:type="simple" xlink:href="https://www.geeksforgeeks.org/excel-tutorial/?ref=footer" text:style-name="Internet_20_link" text:visited-style-name="Visited_20_Internet_20_Link"><text:span text:style-name="T1">Excel</text:span></text:a></text:p>
        </text:list-item>
      </text:list>
      <text:list text:style-name="L42">
        <text:list-item>
          <text:p text:style-name="P58">Free Online Tools</text:p>
        </text:list-item>
        <text:list-item>
          <text:p text:style-name="P133"><text:a xlink:type="simple" xlink:href="https://www.geeksforgeeks.org/free-typing-test/?ref=footer" text:style-name="Internet_20_link" text:visited-style-name="Visited_20_Internet_20_Link"><text:span text:style-name="T1">Typing Test</text:span></text:a></text:p>
        </text:list-item>
        <text:list-item>
          <text:p text:style-name="P133"><text:a xlink:type="simple" xlink:href="https://www.geeksforgeeks.org/online-image-editor/?ref=footer" text:style-name="Internet_20_link" text:visited-style-name="Visited_20_Internet_20_Link"><text:span text:style-name="T1">Image Editor</text:span></text:a></text:p>
        </text:list-item>
        <text:list-item>
          <text:p text:style-name="P133"><text:a xlink:type="simple" xlink:href="https://www.geeksforgeeks.org/online-code-formatter/?ref=footer" text:style-name="Internet_20_link" text:visited-style-name="Visited_20_Internet_20_Link"><text:span text:style-name="T1">Code Formatters</text:span></text:a></text:p>
        </text:list-item>
        <text:list-item>
          <text:p text:style-name="P133"><text:a xlink:type="simple" xlink:href="https://www.geeksforgeeks.org/online-file-converters/?ref=footer" text:style-name="Internet_20_link" text:visited-style-name="Visited_20_Internet_20_Link"><text:span text:style-name="T1">Code Converters</text:span></text:a></text:p>
        </text:list-item>
        <text:list-item>
          <text:p text:style-name="P133"><text:a xlink:type="simple" xlink:href="https://www.geeksforgeeks.org/currency-converter/?ref=footer" text:style-name="Internet_20_link" text:visited-style-name="Visited_20_Internet_20_Link"><text:span text:style-name="T1">Currency Converter</text:span></text:a></text:p>
        </text:list-item>
        <text:list-item>
          <text:p text:style-name="P133"><text:a xlink:type="simple" xlink:href="https://www.geeksforgeeks.org/random-number-generator/?ref=footer" text:style-name="Internet_20_link" text:visited-style-name="Visited_20_Internet_20_Link"><text:span text:style-name="T1">Random Number Generator</text:span></text:a></text:p>
        </text:list-item>
        <text:list-item>
          <text:p text:style-name="P134"><text:a xlink:type="simple" xlink:href="https://www.geeksforgeeks.org/random-password-generator/" text:style-name="Internet_20_link" text:visited-style-name="Visited_20_Internet_20_Link"><text:span text:style-name="T1">Random Password Generator</text:span></text:a></text:p>
        </text:list-item>
      </text:list>
      <text:list text:style-name="L43">
        <text:list-item>
          <text:p text:style-name="P59">Write &amp; Earn</text:p>
        </text:list-item>
        <text:list-item>
          <text:p text:style-name="P135"><text:a xlink:type="simple" xlink:href="https://write.geeksforgeeks.org/?ref=footer" text:style-name="Internet_20_link" text:visited-style-name="Visited_20_Internet_20_Link"><text:span text:style-name="T1">Write an Article</text:span></text:a></text:p>
        </text:list-item>
        <text:list-item>
          <text:p text:style-name="P135"><text:a xlink:type="simple" xlink:href="https://www.geeksforgeeks.org/how-to-improve-an-article/?ref=footer" text:style-name="Internet_20_link" text:visited-style-name="Visited_20_Internet_20_Link"><text:span text:style-name="T1">Improve an Article</text:span></text:a></text:p>
        </text:list-item>
        <text:list-item>
          <text:p text:style-name="P135"><text:a xlink:type="simple" xlink:href="https://write.geeksforgeeks.org/pick-article/?ref=footer" text:style-name="Internet_20_link" text:visited-style-name="Visited_20_Internet_20_Link"><text:span text:style-name="T1">Pick Topics to Write</text:span></text:a></text:p>
        </text:list-item>
        <text:list-item>
          <text:p text:style-name="P135"><text:a xlink:type="simple" xlink:href="https://www.geeksforgeeks.org/share-your-experiences-on-geeksforgeeks/?ref=footer" text:style-name="Internet_20_link" text:visited-style-name="Visited_20_Internet_20_Link"><text:span text:style-name="T1">Share your Experiences</text:span></text:a></text:p>
        </text:list-item>
        <text:list-item>
          <text:p text:style-name="P136"><text:a xlink:type="simple" xlink:href="https://write.geeksforgeeks.org/internship/?ref=footer" text:style-name="Internet_20_link" text:visited-style-name="Visited_20_Internet_20_Link"><text:span text:style-name="T1">Internships</text:span></text:a></text:p>
        </text:list-item>
      </text:list>
      <text:p text:style-name="P65"><text:a xlink:type="simple" xlink:href="https://www.geeksforgeeks.org/" office:target-frame-name="_blank" xlink:show="new" text:style-name="Internet_20_link" text:visited-style-name="Visited_20_Internet_20_Link"><text:span text:style-name="T1">@GeeksforGeeks, Sanchhaya Education Private Limited</text:span></text:a><text:span text:style-name="T1">, </text:span><text:a xlink:type="simple" xlink:href="https://www.geeksforgeeks.org/copyright-information/" text:style-name="Internet_20_link" text:visited-style-name="Visited_20_Internet_20_Link"><text:span text:style-name="T1">All rights reserved</text:span></text:a></text:p>
      <text:section text:style-name="Sect2" text:name="g_id_onload">
        <text:p text:style-name="P65"/>
      </text:section>
      <text:p text:style-name="P68"><text:span text:style-name="T1">We use cookies to ensure you have the best browsing experience on our website. By using our site, you acknowledge that you have read and understood our </text:span><text:a xlink:type="simple" xlink:href="https://www.geeksforgeeks.org/cookie-policy/" office:target-frame-name="_blank" xlink:show="new" text:style-name="Internet_20_link" text:visited-style-name="Visited_20_Internet_20_Link"><text:span text:style-name="T1">Cookie Policy</text:span></text:a><text:span text:style-name="T1"> &amp; </text:span><text:a xlink:type="simple" xlink:href="https://www.geeksforgeeks.org/privacy-policy/" office:target-frame-name="_blank" xlink:show="new" text:style-name="Internet_20_link" text:visited-style-name="Visited_20_Internet_20_Link"><text:span text:style-name="T1">Privacy Policy</text:span></text:a></text:p>
      <text:p text:style-name="P65"><text:bookmark-start text:name="lightbox-image"/><draw:frame draw:style-name="fr3" draw:name="Image7" text:anchor-type="char" svg:x="0cm" svg:width="2cm" svg:height="1cm" draw:z-index="10"><draw:image xlink:href="https://www.geeksforgeeks.org/sudoku-backtracking-7/" xlink:type="simple" xlink:show="embed" xlink:actuate="onLoad"/><svg:title>Lightbox</svg:title></draw:frame><text:bookmark-end text:name="lightbox-image"/><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ZW"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W"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Tahoma" style:font-family-asian="Tahoma"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Tahoma" style:font-family-asian="Tahoma"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as-char" svg:y="0cm"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6T06:44:50.307534289</meta:creation-date>
    <dc:date>2024-02-06T06:46:12.804949425</dc:date>
    <meta:editing-duration>PT1M24S</meta:editing-duration>
    <meta:editing-cycles>1</meta:editing-cycles>
    <meta:document-statistic meta:table-count="4" meta:image-count="7" meta:object-count="0" meta:page-count="26" meta:paragraph-count="1052" meta:word-count="5656" meta:character-count="29066" meta:non-whitespace-character-count="21712"/>
    <meta:generator>LibreOffice/24.2.0.2$Linux_X86_64 LibreOffice_project/420$Build-2</meta:generator>
  </office:meta>
</office:document-meta>
</file>